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1" svg:font-family="Arial, Arial"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979in" style:rel-column-width="2819*"/>
    </style:style>
    <style:style style:name="Table1.B" style:family="table-column">
      <style:table-column-properties style:column-width="0.8688in" style:rel-column-width="8221*"/>
    </style:style>
    <style:style style:name="Table1.C" style:family="table-column">
      <style:table-column-properties style:column-width="0.7104in" style:rel-column-width="6723*"/>
    </style:style>
    <style:style style:name="Table1.D" style:family="table-column">
      <style:table-column-properties style:column-width="2.5875in" style:rel-column-width="24486*"/>
    </style:style>
    <style:style style:name="Table1.E" style:family="table-column">
      <style:table-column-properties style:column-width="0.609in" style:rel-column-width="5763*"/>
    </style:style>
    <style:style style:name="Table1.F" style:family="table-column">
      <style:table-column-properties style:column-width="1.8514in" style:rel-column-width="17523*"/>
    </style:style>
    <style:style style:name="Table1.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F1" style:family="table-cell">
      <style:table-cell-properties fo:background-color="#cfe7f5"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4125in" style:rel-column-width="13367*"/>
    </style:style>
    <style:style style:name="Table2.B" style:family="table-column">
      <style:table-column-properties style:column-width="0.8507in" style:rel-column-width="8050*"/>
    </style:style>
    <style:style style:name="Table2.C" style:family="table-column">
      <style:table-column-properties style:column-width="4.6618in" style:rel-column-width="44118*"/>
    </style:style>
    <style:style style:name="Table2.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4125in" style:rel-column-width="13367*"/>
    </style:style>
    <style:style style:name="Table3.B" style:family="table-column">
      <style:table-column-properties style:column-width="0.8507in" style:rel-column-width="8050*"/>
    </style:style>
    <style:style style:name="Table3.C" style:family="table-column">
      <style:table-column-properties style:column-width="4.6618in" style:rel-column-width="44118*"/>
    </style:style>
    <style:style style:name="Table3.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fe7f5"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4125in" style:rel-column-width="13367*"/>
    </style:style>
    <style:style style:name="Table4.B" style:family="table-column">
      <style:table-column-properties style:column-width="0.8507in" style:rel-column-width="8050*"/>
    </style:style>
    <style:style style:name="Table4.C" style:family="table-column">
      <style:table-column-properties style:column-width="4.6618in" style:rel-column-width="44118*"/>
    </style:style>
    <style:style style:name="Table4.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fe7f5"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2979in" style:rel-column-width="2819*"/>
    </style:style>
    <style:style style:name="Table5.B" style:family="table-column">
      <style:table-column-properties style:column-width="0.8688in" style:rel-column-width="8221*"/>
    </style:style>
    <style:style style:name="Table5.C" style:family="table-column">
      <style:table-column-properties style:column-width="0.7104in" style:rel-column-width="6723*"/>
    </style:style>
    <style:style style:name="Table5.D" style:family="table-column">
      <style:table-column-properties style:column-width="2.5875in" style:rel-column-width="24486*"/>
    </style:style>
    <style:style style:name="Table5.E" style:family="table-column">
      <style:table-column-properties style:column-width="0.6667in" style:rel-column-width="6309*"/>
    </style:style>
    <style:style style:name="Table5.F" style:family="table-column">
      <style:table-column-properties style:column-width="1.7938in" style:rel-column-width="16977*"/>
    </style:style>
    <style:style style:name="Table5.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5.F1" style:family="table-cell">
      <style:table-cell-properties fo:background-color="#cfe7f5"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125in" style:rel-column-width="13367*"/>
    </style:style>
    <style:style style:name="Table6.B" style:family="table-column">
      <style:table-column-properties style:column-width="0.8507in" style:rel-column-width="8050*"/>
    </style:style>
    <style:style style:name="Table6.C" style:family="table-column">
      <style:table-column-properties style:column-width="4.6618in" style:rel-column-width="44118*"/>
    </style:style>
    <style:style style:name="Table6.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fe7f5"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4125in" style:rel-column-width="13367*"/>
    </style:style>
    <style:style style:name="Table7.B" style:family="table-column">
      <style:table-column-properties style:column-width="0.8507in" style:rel-column-width="8050*"/>
    </style:style>
    <style:style style:name="Table7.C" style:family="table-column">
      <style:table-column-properties style:column-width="4.6618in" style:rel-column-width="44118*"/>
    </style:style>
    <style:style style:name="Table7.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fe7f5"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4125in" style:rel-column-width="13367*"/>
    </style:style>
    <style:style style:name="Table8.B" style:family="table-column">
      <style:table-column-properties style:column-width="0.8507in" style:rel-column-width="8050*"/>
    </style:style>
    <style:style style:name="Table8.C" style:family="table-column">
      <style:table-column-properties style:column-width="4.6618in" style:rel-column-width="44118*"/>
    </style:style>
    <style:style style:name="Table8.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fe7f5"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10" style:family="table">
      <style:table-properties style:width="6.9229in" table:align="right"/>
    </style:style>
    <style:style style:name="Table10.A" style:family="table-column">
      <style:table-column-properties style:column-width="0.2979in"/>
    </style:style>
    <style:style style:name="Table10.B" style:family="table-column">
      <style:table-column-properties style:column-width="1.2375in"/>
    </style:style>
    <style:style style:name="Table10.C" style:family="table-column">
      <style:table-column-properties style:column-width="0.5958in"/>
    </style:style>
    <style:style style:name="Table10.D" style:family="table-column">
      <style:table-column-properties style:column-width="2.3333in"/>
    </style:style>
    <style:style style:name="Table10.E" style:family="table-column">
      <style:table-column-properties style:column-width="0.6667in"/>
    </style:style>
    <style:style style:name="Table10.F" style:family="table-column">
      <style:table-column-properties style:column-width="1.7917in"/>
    </style:style>
    <style:style style:name="Table10.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cfe7f5"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125in" style:rel-column-width="13367*"/>
    </style:style>
    <style:style style:name="Table13.B" style:family="table-column">
      <style:table-column-properties style:column-width="0.8507in" style:rel-column-width="8050*"/>
    </style:style>
    <style:style style:name="Table13.C" style:family="table-column">
      <style:table-column-properties style:column-width="4.6618in" style:rel-column-width="44118*"/>
    </style:style>
    <style:style style:name="Table13.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cfe7f5"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4125in" style:rel-column-width="13367*"/>
    </style:style>
    <style:style style:name="Table14.B" style:family="table-column">
      <style:table-column-properties style:column-width="0.8507in" style:rel-column-width="8050*"/>
    </style:style>
    <style:style style:name="Table14.C" style:family="table-column">
      <style:table-column-properties style:column-width="4.6618in" style:rel-column-width="44118*"/>
    </style:style>
    <style:style style:name="Table14.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cfe7f5"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4125in" style:rel-column-width="13367*"/>
    </style:style>
    <style:style style:name="Table15.B" style:family="table-column">
      <style:table-column-properties style:column-width="0.8507in" style:rel-column-width="8050*"/>
    </style:style>
    <style:style style:name="Table15.C" style:family="table-column">
      <style:table-column-properties style:column-width="4.6618in" style:rel-column-width="44118*"/>
    </style:style>
    <style:style style:name="Table15.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cfe7f5"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1"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1.1667in" style:rel-column-width="11040*"/>
    </style:style>
    <style:style style:name="Table11.B" style:family="table-column">
      <style:table-column-properties style:column-width="3.7458in" style:rel-column-width="35448*"/>
    </style:style>
    <style:style style:name="Table11.C" style:family="table-column">
      <style:table-column-properties style:column-width="2.0125in" style:rel-column-width="19047*"/>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cfe7f5" fo:padding="0.0382in" fo:border-left="0.05pt solid #000000" fo:border-right="none" fo:border-top="0.05pt solid #000000" fo:border-bottom="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2" style:family="table">
      <style:table-properties style:width="6.9229in" table:align="right" style:writing-mode="lr-tb"/>
    </style:style>
    <style:style style:name="Table12.A" style:family="table-column">
      <style:table-column-properties style:column-width="1.7104in"/>
    </style:style>
    <style:style style:name="Table12.B" style:family="table-column">
      <style:table-column-properties style:column-width="5.2125in"/>
    </style:style>
    <style:style style:name="Table12.1" style:family="table-row">
      <style:table-row-properties style:min-row-height="0.0917in" fo:keep-together="auto"/>
    </style:style>
    <style:style style:name="Table12.A1" style:family="table-cell">
      <style:table-cell-properties fo:padding-left="0.075in" fo:padding-right="0.075in" fo:padding-top="0in" fo:padding-bottom="0in" fo:border="0.05pt solid #000000"/>
    </style:style>
    <style:style style:name="Table12.A2" style:family="table-cell">
      <style:table-cell-properties fo:padding-left="0.075in" fo:padding-right="0.075in" fo:padding-top="0in" fo:padding-bottom="0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fe7f5"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0.05pt solid #000000" fo:border-top="none" fo:border-bottom="0.05pt solid #000000"/>
    </style:style>
    <style:style style:name="Table16.A19" style:family="table-cell">
      <style:table-cell-properties fo:padding="0.0382in" fo:border-left="0.05pt solid #000000" fo:border-right="none" fo:border-top="none" fo:border-bottom="0.05pt solid #000000"/>
    </style:style>
    <style:style style:name="Table16.B19" style:family="table-cell">
      <style:table-cell-properties fo:padding="0.0382in" fo:border-left="0.05pt solid #000000" fo:border-right="0.05pt solid #000000" fo:border-top="none" fo:border-bottom="0.05pt solid #000000"/>
    </style:style>
    <style:style style:name="Table16.A20" style:family="table-cell">
      <style:table-cell-properties fo:padding="0.0382in" fo:border-left="0.05pt solid #000000" fo:border-right="none" fo:border-top="none" fo:border-bottom="0.05pt solid #000000"/>
    </style:style>
    <style:style style:name="Table16.B20" style:family="table-cell">
      <style:table-cell-properties fo:padding="0.0382in" fo:border-left="0.05pt solid #000000" fo:border-right="0.05pt solid #000000" fo:border-top="none" fo:border-bottom="0.05pt solid #000000"/>
    </style:style>
    <style:style style:name="Table16.A21" style:family="table-cell">
      <style:table-cell-properties fo:padding="0.0382in" fo:border-left="0.05pt solid #000000" fo:border-right="none" fo:border-top="none" fo:border-bottom="0.05pt solid #000000"/>
    </style:style>
    <style:style style:name="Table16.B21" style:family="table-cell">
      <style:table-cell-properties fo:padding="0.0382in" fo:border-left="0.05pt solid #000000" fo:border-right="0.05pt solid #000000" fo:border-top="none" fo:border-bottom="0.05pt solid #000000"/>
    </style:style>
    <style:style style:name="Table16.A22" style:family="table-cell">
      <style:table-cell-properties fo:padding="0.0382in" fo:border-left="0.05pt solid #000000" fo:border-right="none" fo:border-top="none" fo:border-bottom="0.05pt solid #000000"/>
    </style:style>
    <style:style style:name="Table16.B22" style:family="table-cell">
      <style:table-cell-properties fo:padding="0.0382in" fo:border-left="0.05pt solid #000000" fo:border-right="0.05pt solid #000000" fo:border-top="none" fo:border-bottom="0.05pt solid #000000"/>
    </style:style>
    <style:style style:name="Table16.A23" style:family="table-cell">
      <style:table-cell-properties fo:padding="0.0382in" fo:border-left="0.05pt solid #000000" fo:border-right="none" fo:border-top="none" fo:border-bottom="0.05pt solid #000000"/>
    </style:style>
    <style:style style:name="Table16.B23" style:family="table-cell">
      <style:table-cell-properties fo:padding="0.0382in" fo:border-left="0.05pt solid #000000" fo:border-right="0.05pt solid #000000" fo:border-top="none" fo:border-bottom="0.05pt solid #000000"/>
    </style:style>
    <style:style style:name="Table16.A24" style:family="table-cell">
      <style:table-cell-properties fo:padding="0.0382in" fo:border-left="0.05pt solid #000000" fo:border-right="none" fo:border-top="none" fo:border-bottom="0.05pt solid #000000"/>
    </style:style>
    <style:style style:name="Table16.B24" style:family="table-cell">
      <style:table-cell-properties fo:padding="0.0382in" fo:border-left="0.05pt solid #000000" fo:border-right="0.05pt solid #000000" fo:border-top="none" fo:border-bottom="0.05pt solid #000000"/>
    </style:style>
    <style:style style:name="Table16.A25" style:family="table-cell">
      <style:table-cell-properties fo:padding="0.0382in" fo:border-left="0.05pt solid #000000" fo:border-right="none" fo:border-top="none" fo:border-bottom="0.05pt solid #000000"/>
    </style:style>
    <style:style style:name="Table16.B25" style:family="table-cell">
      <style:table-cell-properties fo:padding="0.0382in" fo:border-left="0.05pt solid #000000" fo:border-right="0.05pt solid #000000" fo:border-top="none" fo:border-bottom="0.05pt solid #000000"/>
    </style:style>
    <style:style style:name="Table16.A26" style:family="table-cell">
      <style:table-cell-properties fo:padding="0.0382in" fo:border-left="0.05pt solid #000000" fo:border-right="none" fo:border-top="none" fo:border-bottom="0.05pt solid #000000"/>
    </style:style>
    <style:style style:name="Table16.B26" style:family="table-cell">
      <style:table-cell-properties fo:padding="0.0382in" fo:border-left="0.05pt solid #000000" fo:border-right="0.05pt solid #000000" fo:border-top="none" fo:border-bottom="0.05pt solid #000000"/>
    </style:style>
    <style:style style:name="Table16.A27" style:family="table-cell">
      <style:table-cell-properties fo:padding="0.0382in" fo:border-left="0.05pt solid #000000" fo:border-right="none" fo:border-top="none" fo:border-bottom="0.05pt solid #000000"/>
    </style:style>
    <style:style style:name="Table16.B27" style:family="table-cell">
      <style:table-cell-properties fo:padding="0.0382in" fo:border-left="0.05pt solid #000000" fo:border-right="0.05pt solid #000000" fo:border-top="none" fo:border-bottom="0.05pt solid #000000"/>
    </style:style>
    <style:style style:name="Table16.A28" style:family="table-cell">
      <style:table-cell-properties fo:padding="0.0382in" fo:border-left="0.05pt solid #000000" fo:border-right="none" fo:border-top="none" fo:border-bottom="0.05pt solid #000000"/>
    </style:style>
    <style:style style:name="Table16.B28" style:family="table-cell">
      <style:table-cell-properties fo:padding="0.0382in" fo:border-left="0.05pt solid #000000" fo:border-right="0.05pt solid #000000" fo:border-top="none" fo:border-bottom="0.05pt solid #000000"/>
    </style:style>
    <style:style style:name="Table16.A29" style:family="table-cell">
      <style:table-cell-properties fo:padding="0.0382in" fo:border-left="0.05pt solid #000000" fo:border-right="none" fo:border-top="none" fo:border-bottom="0.05pt solid #000000"/>
    </style:style>
    <style:style style:name="Table16.B29" style:family="table-cell">
      <style:table-cell-properties fo:padding="0.0382in" fo:border-left="0.05pt solid #000000" fo:border-right="0.05pt solid #000000" fo:border-top="none" fo:border-bottom="0.05pt solid #000000"/>
    </style:style>
    <style:style style:name="Table16.A30" style:family="table-cell">
      <style:table-cell-properties fo:padding="0.0382in" fo:border-left="0.05pt solid #000000" fo:border-right="none" fo:border-top="none" fo:border-bottom="0.05pt solid #000000"/>
    </style:style>
    <style:style style:name="Table16.B30" style:family="table-cell">
      <style:table-cell-properties fo:padding="0.0382in" fo:border-left="0.05pt solid #000000" fo:border-right="0.05pt solid #000000" fo:border-top="none" fo:border-bottom="0.05pt solid #000000"/>
    </style:style>
    <style:style style:name="Table16.A31" style:family="table-cell">
      <style:table-cell-properties fo:padding="0.0382in" fo:border-left="0.05pt solid #000000" fo:border-right="none" fo:border-top="none" fo:border-bottom="0.05pt solid #000000"/>
    </style:style>
    <style:style style:name="Table16.B31" style:family="table-cell">
      <style:table-cell-properties fo:padding="0.0382in" fo:border-left="0.05pt solid #000000" fo:border-right="0.05pt solid #000000" fo:border-top="none" fo:border-bottom="0.05pt solid #000000"/>
    </style:style>
    <style:style style:name="Table16.A32" style:family="table-cell">
      <style:table-cell-properties fo:padding="0.0382in" fo:border-left="0.05pt solid #000000" fo:border-right="none" fo:border-top="none" fo:border-bottom="0.05pt solid #000000"/>
    </style:style>
    <style:style style:name="Table16.B32" style:family="table-cell">
      <style:table-cell-properties fo:padding="0.0382in" fo:border-left="0.05pt solid #000000" fo:border-right="0.05pt solid #000000" fo:border-top="none" fo:border-bottom="0.05pt solid #000000"/>
    </style:style>
    <style:style style:name="Table16.A33" style:family="table-cell">
      <style:table-cell-properties fo:padding="0.0382in" fo:border-left="0.05pt solid #000000" fo:border-right="none" fo:border-top="none" fo:border-bottom="0.05pt solid #000000"/>
    </style:style>
    <style:style style:name="Table16.B33" style:family="table-cell">
      <style:table-cell-properties fo:padding="0.0382in" fo:border-left="0.05pt solid #000000" fo:border-right="0.05pt solid #000000" fo:border-top="none" fo:border-bottom="0.05pt solid #000000"/>
    </style:style>
    <style:style style:name="Table16.A34" style:family="table-cell">
      <style:table-cell-properties fo:padding="0.0382in" fo:border-left="0.05pt solid #000000" fo:border-right="none" fo:border-top="none" fo:border-bottom="0.05pt solid #000000"/>
    </style:style>
    <style:style style:name="Table16.B34" style:family="table-cell">
      <style:table-cell-properties fo:padding="0.0382in" fo:border-left="0.05pt solid #000000" fo:border-right="0.05pt solid #000000" fo:border-top="none" fo:border-bottom="0.05pt solid #000000"/>
    </style:style>
    <style:style style:name="Table16.A35" style:family="table-cell">
      <style:table-cell-properties fo:padding="0.0382in" fo:border-left="0.05pt solid #000000" fo:border-right="none" fo:border-top="none" fo:border-bottom="0.05pt solid #000000"/>
    </style:style>
    <style:style style:name="Table16.B35" style:family="table-cell">
      <style:table-cell-properties fo:padding="0.0382in" fo:border-left="0.05pt solid #000000" fo:border-right="0.05pt solid #000000" fo:border-top="none" fo:border-bottom="0.05pt solid #000000"/>
    </style:style>
    <style:style style:name="Table16.A36" style:family="table-cell">
      <style:table-cell-properties fo:padding="0.0382in" fo:border-left="0.05pt solid #000000" fo:border-right="none" fo:border-top="none" fo:border-bottom="0.05pt solid #000000"/>
    </style:style>
    <style:style style:name="Table16.B36" style:family="table-cell">
      <style:table-cell-properties fo:padding="0.0382in" fo:border-left="0.05pt solid #000000" fo:border-right="0.05pt solid #000000" fo:border-top="none" fo:border-bottom="0.05pt solid #000000"/>
    </style:style>
    <style:style style:name="Table16.A37" style:family="table-cell">
      <style:table-cell-properties fo:padding="0.0382in" fo:border-left="0.05pt solid #000000" fo:border-right="none" fo:border-top="none" fo:border-bottom="0.05pt solid #000000"/>
    </style:style>
    <style:style style:name="Table16.B37" style:family="table-cell">
      <style:table-cell-properties fo:padding="0.0382in" fo:border-left="0.05pt solid #000000" fo:border-right="0.05pt solid #000000" fo:border-top="none" fo:border-bottom="0.05pt solid #000000"/>
    </style:style>
    <style:style style:name="Table16.A38" style:family="table-cell">
      <style:table-cell-properties fo:padding="0.0382in" fo:border-left="0.05pt solid #000000" fo:border-right="none" fo:border-top="none" fo:border-bottom="0.05pt solid #000000"/>
    </style:style>
    <style:style style:name="Table16.B38" style:family="table-cell">
      <style:table-cell-properties fo:padding="0.0382in" fo:border-left="0.05pt solid #000000" fo:border-right="0.05pt solid #000000" fo:border-top="none" fo:border-bottom="0.05pt solid #000000"/>
    </style:style>
    <style:style style:name="Table16.A39" style:family="table-cell">
      <style:table-cell-properties fo:padding="0.0382in" fo:border-left="0.05pt solid #000000" fo:border-right="none" fo:border-top="none" fo:border-bottom="0.05pt solid #000000"/>
    </style:style>
    <style:style style:name="Table16.B39" style:family="table-cell">
      <style:table-cell-properties fo:padding="0.0382in" fo:border-left="0.05pt solid #000000" fo:border-right="0.05pt solid #000000" fo:border-top="none" fo:border-bottom="0.05pt solid #000000"/>
    </style:style>
    <style:style style:name="Table16.A40" style:family="table-cell">
      <style:table-cell-properties fo:padding="0.0382in" fo:border-left="0.05pt solid #000000" fo:border-right="none" fo:border-top="none" fo:border-bottom="0.05pt solid #000000"/>
    </style:style>
    <style:style style:name="Table16.B40" style:family="table-cell">
      <style:table-cell-properties fo:padding="0.0382in" fo:border-left="0.05pt solid #000000" fo:border-right="0.05pt solid #000000" fo:border-top="none" fo:border-bottom="0.05pt solid #000000"/>
    </style:style>
    <style:style style:name="Table16.A41" style:family="table-cell">
      <style:table-cell-properties fo:padding="0.0382in" fo:border-left="0.05pt solid #000000" fo:border-right="none" fo:border-top="none" fo:border-bottom="0.05pt solid #000000"/>
    </style:style>
    <style:style style:name="Table16.B41" style:family="table-cell">
      <style:table-cell-properties fo:padding="0.0382in" fo:border-left="0.05pt solid #000000" fo:border-right="0.05pt solid #000000" fo:border-top="none" fo:border-bottom="0.05pt solid #000000"/>
    </style:style>
    <style:style style:name="Table16.A42" style:family="table-cell">
      <style:table-cell-properties fo:padding="0.0382in" fo:border-left="0.05pt solid #000000" fo:border-right="none" fo:border-top="none" fo:border-bottom="0.05pt solid #000000"/>
    </style:style>
    <style:style style:name="Table16.B42" style:family="table-cell">
      <style:table-cell-properties fo:padding="0.0382in" fo:border-left="0.05pt solid #000000" fo:border-right="0.05pt solid #000000" fo:border-top="none" fo:border-bottom="0.05pt solid #000000"/>
    </style:style>
    <style:style style:name="Table16.A43" style:family="table-cell">
      <style:table-cell-properties fo:padding="0.0382in" fo:border-left="0.05pt solid #000000" fo:border-right="none" fo:border-top="none" fo:border-bottom="0.05pt solid #000000"/>
    </style:style>
    <style:style style:name="Table16.B43" style:family="table-cell">
      <style:table-cell-properties fo:padding="0.0382in" fo:border-left="0.05pt solid #000000" fo:border-right="0.05pt solid #000000" fo:border-top="none" fo:border-bottom="0.05pt solid #000000"/>
    </style:style>
    <style:style style:name="Table16.A44" style:family="table-cell">
      <style:table-cell-properties fo:padding="0.0382in" fo:border-left="0.05pt solid #000000" fo:border-right="none" fo:border-top="none" fo:border-bottom="0.05pt solid #000000"/>
    </style:style>
    <style:style style:name="Table16.B44" style:family="table-cell">
      <style:table-cell-properties fo:padding="0.0382in" fo:border-left="0.05pt solid #000000" fo:border-right="0.05pt solid #000000" fo:border-top="none" fo:border-bottom="0.05pt solid #000000"/>
    </style:style>
    <style:style style:name="Table16.A45" style:family="table-cell">
      <style:table-cell-properties fo:padding="0.0382in" fo:border-left="0.05pt solid #000000" fo:border-right="none" fo:border-top="none" fo:border-bottom="0.05pt solid #000000"/>
    </style:style>
    <style:style style:name="Table16.B45" style:family="table-cell">
      <style:table-cell-properties fo:padding="0.0382in" fo:border-left="0.05pt solid #000000" fo:border-right="0.05pt solid #000000" fo:border-top="none" fo:border-bottom="0.05pt solid #000000"/>
    </style:style>
    <style:style style:name="Table16.A46" style:family="table-cell">
      <style:table-cell-properties fo:padding="0.0382in" fo:border-left="0.05pt solid #000000" fo:border-right="none" fo:border-top="none" fo:border-bottom="0.05pt solid #000000"/>
    </style:style>
    <style:style style:name="Table16.B46" style:family="table-cell">
      <style:table-cell-properties fo:padding="0.0382in" fo:border-left="0.05pt solid #000000" fo:border-right="0.05pt solid #000000" fo:border-top="none" fo:border-bottom="0.05pt solid #000000"/>
    </style:style>
    <style:style style:name="Table16.A47" style:family="table-cell">
      <style:table-cell-properties fo:padding="0.0382in" fo:border-left="0.05pt solid #000000" fo:border-right="none" fo:border-top="none" fo:border-bottom="0.05pt solid #000000"/>
    </style:style>
    <style:style style:name="Table16.B47" style:family="table-cell">
      <style:table-cell-properties fo:padding="0.0382in" fo:border-left="0.05pt solid #000000" fo:border-right="0.05pt solid #000000" fo:border-top="none" fo:border-bottom="0.05pt solid #000000"/>
    </style:style>
    <style:style style:name="Table16.A48" style:family="table-cell">
      <style:table-cell-properties fo:padding="0.0382in" fo:border-left="0.05pt solid #000000" fo:border-right="none" fo:border-top="none" fo:border-bottom="0.05pt solid #000000"/>
    </style:style>
    <style:style style:name="Table16.B48" style:family="table-cell">
      <style:table-cell-properties fo:padding="0.0382in" fo:border-left="0.05pt solid #000000" fo:border-right="0.05pt solid #000000" fo:border-top="none" fo:border-bottom="0.05pt solid #000000"/>
    </style:style>
    <style:style style:name="Table16.A49" style:family="table-cell">
      <style:table-cell-properties fo:padding="0.0382in" fo:border-left="0.05pt solid #000000" fo:border-right="none" fo:border-top="none" fo:border-bottom="0.05pt solid #000000"/>
    </style:style>
    <style:style style:name="Table16.B49" style:family="table-cell">
      <style:table-cell-properties fo:padding="0.0382in" fo:border-left="0.05pt solid #000000" fo:border-right="0.05pt solid #000000" fo:border-top="none" fo:border-bottom="0.05pt solid #000000"/>
    </style:style>
    <style:style style:name="Table16.A50" style:family="table-cell">
      <style:table-cell-properties fo:padding="0.0382in" fo:border-left="0.05pt solid #000000" fo:border-right="none" fo:border-top="none" fo:border-bottom="0.05pt solid #000000"/>
    </style:style>
    <style:style style:name="Table16.B50" style:family="table-cell">
      <style:table-cell-properties fo:padding="0.0382in" fo:border-left="0.05pt solid #000000" fo:border-right="0.05pt solid #000000" fo:border-top="none" fo:border-bottom="0.05pt solid #000000"/>
    </style:style>
    <style:style style:name="Table16.A51" style:family="table-cell">
      <style:table-cell-properties fo:padding="0.0382in" fo:border-left="0.05pt solid #000000" fo:border-right="none" fo:border-top="none" fo:border-bottom="0.05pt solid #000000"/>
    </style:style>
    <style:style style:name="Table16.B51" style:family="table-cell">
      <style:table-cell-properties fo:padding="0.0382in" fo:border-left="0.05pt solid #000000" fo:border-right="0.05pt solid #000000" fo:border-top="none" fo:border-bottom="0.05pt solid #000000"/>
    </style:style>
    <style:style style:name="Table16.A52" style:family="table-cell">
      <style:table-cell-properties fo:padding="0.0382in" fo:border-left="0.05pt solid #000000" fo:border-right="none" fo:border-top="none" fo:border-bottom="0.05pt solid #000000"/>
    </style:style>
    <style:style style:name="Table16.B52" style:family="table-cell">
      <style:table-cell-properties fo:padding="0.0382in" fo:border-left="0.05pt solid #000000" fo:border-right="0.05pt solid #000000" fo:border-top="none" fo:border-bottom="0.05pt solid #000000"/>
    </style:style>
    <style:style style:name="Table16.A53" style:family="table-cell">
      <style:table-cell-properties fo:padding="0.0382in" fo:border-left="0.05pt solid #000000" fo:border-right="none" fo:border-top="none" fo:border-bottom="0.05pt solid #000000"/>
    </style:style>
    <style:style style:name="Table16.B53" style:family="table-cell">
      <style:table-cell-properties fo:padding="0.0382in" fo:border-left="0.05pt solid #000000" fo:border-right="0.05pt solid #000000" fo:border-top="none" fo:border-bottom="0.05pt solid #000000"/>
    </style:style>
    <style:style style:name="Table16.A54" style:family="table-cell">
      <style:table-cell-properties fo:padding="0.0382in" fo:border-left="0.05pt solid #000000" fo:border-right="none" fo:border-top="none" fo:border-bottom="0.05pt solid #000000"/>
    </style:style>
    <style:style style:name="Table16.B54" style:family="table-cell">
      <style:table-cell-properties fo:padding="0.0382in" fo:border-left="0.05pt solid #000000" fo:border-right="0.05pt solid #000000" fo:border-top="none" fo:border-bottom="0.05pt solid #000000"/>
    </style:style>
    <style:style style:name="Table16.A55" style:family="table-cell">
      <style:table-cell-properties fo:padding="0.0382in" fo:border-left="0.05pt solid #000000" fo:border-right="none" fo:border-top="none" fo:border-bottom="0.05pt solid #000000"/>
    </style:style>
    <style:style style:name="Table16.B55" style:family="table-cell">
      <style:table-cell-properties fo:padding="0.0382in" fo:border-left="0.05pt solid #000000" fo:border-right="0.05pt solid #000000" fo:border-top="none" fo:border-bottom="0.05pt solid #000000"/>
    </style:style>
    <style:style style:name="Table9" style:family="table">
      <style:table-properties style:width="6.9229in" table:align="right"/>
    </style:style>
    <style:style style:name="Table9.A" style:family="table-column">
      <style:table-column-properties style:column-width="0.2979in"/>
    </style:style>
    <style:style style:name="Table9.B" style:family="table-column">
      <style:table-column-properties style:column-width="1.2375in"/>
    </style:style>
    <style:style style:name="Table9.C" style:family="table-column">
      <style:table-column-properties style:column-width="0.5347in"/>
    </style:style>
    <style:style style:name="Table9.D" style:family="table-column">
      <style:table-column-properties style:column-width="2.3944in"/>
    </style:style>
    <style:style style:name="Table9.E" style:family="table-column">
      <style:table-column-properties style:column-width="0.6667in"/>
    </style:style>
    <style:style style:name="Table9.F" style:family="table-column">
      <style:table-column-properties style:column-width="1.7917in"/>
    </style:style>
    <style:style style:name="Table9.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9.F1" style:family="table-cell">
      <style:table-cell-properties fo:background-color="#cfe7f5"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F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none" fo:border-top="none" fo:border-bottom="0.05pt solid #000000"/>
    </style:style>
    <style:style style:name="Table9.F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none" fo:border-top="none" fo:border-bottom="0.05pt solid #000000"/>
    </style:style>
    <style:style style:name="Table9.E5" style:family="table-cell">
      <style:table-cell-properties fo:padding="0.0382in" fo:border-left="0.05pt solid #000000" fo:border-right="none" fo:border-top="none" fo:border-bottom="0.05pt solid #000000"/>
    </style:style>
    <style:style style:name="Table9.F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none" fo:border-top="none" fo:border-bottom="0.05pt solid #000000"/>
    </style:style>
    <style:style style:name="Table9.E6" style:family="table-cell">
      <style:table-cell-properties fo:padding="0.0382in" fo:border-left="0.05pt solid #000000" fo:border-right="none" fo:border-top="none" fo:border-bottom="0.05pt solid #000000"/>
    </style:style>
    <style:style style:name="Table9.F6"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4125in" style:rel-column-width="13367*"/>
    </style:style>
    <style:style style:name="Table17.B" style:family="table-column">
      <style:table-column-properties style:column-width="0.8507in" style:rel-column-width="8050*"/>
    </style:style>
    <style:style style:name="Table17.C" style:family="table-column">
      <style:table-column-properties style:column-width="4.6618in" style:rel-column-width="44118*"/>
    </style:style>
    <style:style style:name="Table17.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cfe7f5"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4125in" style:rel-column-width="13367*"/>
    </style:style>
    <style:style style:name="Table18.B" style:family="table-column">
      <style:table-column-properties style:column-width="0.8507in" style:rel-column-width="8050*"/>
    </style:style>
    <style:style style:name="Table18.C" style:family="table-column">
      <style:table-column-properties style:column-width="4.6618in" style:rel-column-width="44118*"/>
    </style:style>
    <style:style style:name="Table18.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cfe7f5"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4125in" style:rel-column-width="13367*"/>
    </style:style>
    <style:style style:name="Table19.B" style:family="table-column">
      <style:table-column-properties style:column-width="0.8507in" style:rel-column-width="8050*"/>
    </style:style>
    <style:style style:name="Table19.C" style:family="table-column">
      <style:table-column-properties style:column-width="4.6618in" style:rel-column-width="44118*"/>
    </style:style>
    <style:style style:name="Table19.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cfe7f5"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20" style:family="table">
      <style:table-properties style:width="6.9229in" table:align="right"/>
    </style:style>
    <style:style style:name="Table20.A" style:family="table-column">
      <style:table-column-properties style:column-width="0.2979in"/>
    </style:style>
    <style:style style:name="Table20.B" style:family="table-column">
      <style:table-column-properties style:column-width="1.2375in"/>
    </style:style>
    <style:style style:name="Table20.C" style:family="table-column">
      <style:table-column-properties style:column-width="0.6486in"/>
    </style:style>
    <style:style style:name="Table20.D" style:family="table-column">
      <style:table-column-properties style:column-width="2.2806in"/>
    </style:style>
    <style:style style:name="Table20.E" style:family="table-column">
      <style:table-column-properties style:column-width="0.6667in"/>
    </style:style>
    <style:style style:name="Table20.F" style:family="table-column">
      <style:table-column-properties style:column-width="1.7917in"/>
    </style:style>
    <style:style style:name="Table20.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20.F1" style:family="table-cell">
      <style:table-cell-properties fo:background-color="#cfe7f5"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none" fo:border-top="none" fo:border-bottom="0.05pt solid #000000"/>
    </style:style>
    <style:style style:name="Table20.F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none" fo:border-top="none" fo:border-bottom="0.05pt solid #000000"/>
    </style:style>
    <style:style style:name="Table20.F3"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2972in" style:rel-column-width="428*"/>
    </style:style>
    <style:style style:name="Table21.B" style:family="table-column">
      <style:table-column-properties style:column-width="0.8688in" style:rel-column-width="1251*"/>
    </style:style>
    <style:style style:name="Table21.C" style:family="table-column">
      <style:table-column-properties style:column-width="0.7104in" style:rel-column-width="1023*"/>
    </style:style>
    <style:style style:name="Table21.D" style:family="table-column">
      <style:table-column-properties style:column-width="2.7201in" style:rel-column-width="3917*"/>
    </style:style>
    <style:style style:name="Table21.E" style:family="table-column">
      <style:table-column-properties style:column-width="0.6931in" style:rel-column-width="998*"/>
    </style:style>
    <style:style style:name="Table21.F" style:family="table-column">
      <style:table-column-properties style:column-width="1.6354in" style:rel-column-width="2355*"/>
    </style:style>
    <style:style style:name="Table21.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21.F1" style:family="table-cell">
      <style:table-cell-properties fo:background-color="#cfe7f5"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none" fo:border-top="none" fo:border-bottom="0.05pt solid #000000"/>
    </style:style>
    <style:style style:name="Table21.D3" style:family="table-cell">
      <style:table-cell-properties fo:padding="0.0382in" fo:border-left="0.05pt solid #000000" fo:border-right="none" fo:border-top="none" fo:border-bottom="0.05pt solid #000000"/>
    </style:style>
    <style:style style:name="Table21.E3" style:family="table-cell">
      <style:table-cell-properties fo:padding="0.0382in" fo:border-left="0.05pt solid #000000" fo:border-right="none" fo:border-top="none" fo:border-bottom="0.05pt solid #000000"/>
    </style:style>
    <style:style style:name="Table21.F3"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2972in" style:rel-column-width="428*"/>
    </style:style>
    <style:style style:name="Table22.B" style:family="table-column">
      <style:table-column-properties style:column-width="0.8688in" style:rel-column-width="1251*"/>
    </style:style>
    <style:style style:name="Table22.C" style:family="table-column">
      <style:table-column-properties style:column-width="0.7104in" style:rel-column-width="1023*"/>
    </style:style>
    <style:style style:name="Table22.D" style:family="table-column">
      <style:table-column-properties style:column-width="2.7111in" style:rel-column-width="3904*"/>
    </style:style>
    <style:style style:name="Table22.E" style:family="table-column">
      <style:table-column-properties style:column-width="0.6931in" style:rel-column-width="998*"/>
    </style:style>
    <style:style style:name="Table22.F" style:family="table-column">
      <style:table-column-properties style:column-width="1.6444in" style:rel-column-width="2368*"/>
    </style:style>
    <style:style style:name="Table22.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22.F1" style:family="table-cell">
      <style:table-cell-properties fo:background-color="#cfe7f5"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none" fo:border-top="none" fo:border-bottom="0.05pt solid #000000"/>
    </style:style>
    <style:style style:name="Table22.F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2972in" style:rel-column-width="428*"/>
    </style:style>
    <style:style style:name="Table23.B" style:family="table-column">
      <style:table-column-properties style:column-width="0.8688in" style:rel-column-width="1251*"/>
    </style:style>
    <style:style style:name="Table23.C" style:family="table-column">
      <style:table-column-properties style:column-width="0.7104in" style:rel-column-width="1023*"/>
    </style:style>
    <style:style style:name="Table23.D" style:family="table-column">
      <style:table-column-properties style:column-width="2.7201in" style:rel-column-width="3917*"/>
    </style:style>
    <style:style style:name="Table23.E" style:family="table-column">
      <style:table-column-properties style:column-width="0.6931in" style:rel-column-width="998*"/>
    </style:style>
    <style:style style:name="Table23.F" style:family="table-column">
      <style:table-column-properties style:column-width="1.6354in" style:rel-column-width="2355*"/>
    </style:style>
    <style:style style:name="Table23.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23.F1" style:family="table-cell">
      <style:table-cell-properties fo:background-color="#cfe7f5"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none" fo:border-top="none" fo:border-bottom="0.05pt solid #000000"/>
    </style:style>
    <style:style style:name="Table23.F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none" fo:border-top="none" fo:border-bottom="0.05pt solid #000000"/>
    </style:style>
    <style:style style:name="Table23.D3" style:family="table-cell">
      <style:table-cell-properties fo:padding="0.0382in" fo:border-left="0.05pt solid #000000" fo:border-right="none" fo:border-top="none" fo:border-bottom="0.05pt solid #000000"/>
    </style:style>
    <style:style style:name="Table23.E3" style:family="table-cell">
      <style:table-cell-properties fo:padding="0.0382in" fo:border-left="0.05pt solid #000000" fo:border-right="none" fo:border-top="none" fo:border-bottom="0.05pt solid #000000"/>
    </style:style>
    <style:style style:name="Table23.F3"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2972in" style:rel-column-width="428*"/>
    </style:style>
    <style:style style:name="Table24.B" style:family="table-column">
      <style:table-column-properties style:column-width="0.8688in" style:rel-column-width="1251*"/>
    </style:style>
    <style:style style:name="Table24.C" style:family="table-column">
      <style:table-column-properties style:column-width="0.7104in" style:rel-column-width="1023*"/>
    </style:style>
    <style:style style:name="Table24.D" style:family="table-column">
      <style:table-column-properties style:column-width="2.7111in" style:rel-column-width="3904*"/>
    </style:style>
    <style:style style:name="Table24.E" style:family="table-column">
      <style:table-column-properties style:column-width="0.6931in" style:rel-column-width="998*"/>
    </style:style>
    <style:style style:name="Table24.F" style:family="table-column">
      <style:table-column-properties style:column-width="1.6444in" style:rel-column-width="2368*"/>
    </style:style>
    <style:style style:name="Table24.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24.F1" style:family="table-cell">
      <style:table-cell-properties fo:background-color="#cfe7f5"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none" fo:border-top="none" fo:border-bottom="0.05pt solid #000000"/>
    </style:style>
    <style:style style:name="Table24.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Verdana" fo:font-size="8pt" officeooo:paragraph-rsid="00054e21" style:font-size-asian="8pt" style:font-size-complex="8pt"/>
    </style:style>
    <style:style style:name="P2" style:family="paragraph" style:parent-style-name="Table_20_Contents">
      <style:text-properties style:font-name="Verdana" fo:font-size="8pt" officeooo:paragraph-rsid="000731d8" style:font-size-asian="8pt" style:font-size-complex="8pt"/>
    </style:style>
    <style:style style:name="P3" style:family="paragraph" style:parent-style-name="Table_20_Contents">
      <style:text-properties style:font-name="Verdana" fo:font-size="8pt" officeooo:rsid="000262af" style:font-size-asian="8pt" style:font-size-complex="8pt"/>
    </style:style>
    <style:style style:name="P4" style:family="paragraph" style:parent-style-name="Table_20_Contents">
      <style:text-properties style:font-name="Verdana" fo:font-size="8pt" officeooo:rsid="000262af" officeooo:paragraph-rsid="000262af" style:font-size-asian="8pt" style:font-size-complex="8pt"/>
    </style:style>
    <style:style style:name="P5" style:family="paragraph" style:parent-style-name="Table_20_Contents">
      <style:text-properties style:font-name="Verdana" fo:font-size="8pt" officeooo:rsid="000262af" officeooo:paragraph-rsid="000731d8" style:font-size-asian="8pt" style:font-size-complex="8pt"/>
    </style:style>
    <style:style style:name="P6" style:family="paragraph" style:parent-style-name="Table_20_Contents">
      <style:text-properties style:font-name="Verdana" fo:font-size="8pt" officeooo:rsid="000262af" officeooo:paragraph-rsid="000d029f" style:font-size-asian="8pt" style:font-size-complex="8pt"/>
    </style:style>
    <style:style style:name="P7" style:family="paragraph" style:parent-style-name="Table_20_Contents">
      <style:text-properties style:font-name="Verdana" fo:font-size="8pt" officeooo:rsid="0003d6c8" officeooo:paragraph-rsid="0003d6c8" style:font-size-asian="8pt" style:font-size-complex="8pt"/>
    </style:style>
    <style:style style:name="P8" style:family="paragraph" style:parent-style-name="Table_20_Contents">
      <style:text-properties style:font-name="Verdana" fo:font-size="8pt" officeooo:rsid="0003d6c8" officeooo:paragraph-rsid="000731d8" style:font-size-asian="8pt" style:font-size-complex="8pt"/>
    </style:style>
    <style:style style:name="P9" style:family="paragraph" style:parent-style-name="Table_20_Contents">
      <style:text-properties style:font-name="Verdana" fo:font-size="8pt" officeooo:rsid="00054e21" officeooo:paragraph-rsid="00054e21" style:font-size-asian="8pt" style:font-size-complex="8pt"/>
    </style:style>
    <style:style style:name="P10" style:family="paragraph" style:parent-style-name="Table_20_Contents">
      <style:text-properties style:font-name="Verdana" fo:font-size="8pt" officeooo:rsid="00054e21" officeooo:paragraph-rsid="000731d8" style:font-size-asian="8pt" style:font-size-complex="8pt"/>
    </style:style>
    <style:style style:name="P11" style:family="paragraph" style:parent-style-name="Table_20_Contents">
      <style:text-properties style:font-name="Verdana" fo:font-size="8pt" officeooo:rsid="00054e21" officeooo:paragraph-rsid="0012d32a" style:font-size-asian="8pt" style:font-size-complex="8pt"/>
    </style:style>
    <style:style style:name="P12" style:family="paragraph" style:parent-style-name="Table_20_Contents">
      <style:text-properties style:font-name="Verdana" fo:font-size="8pt" officeooo:rsid="000731d8" officeooo:paragraph-rsid="000731d8" style:font-size-asian="8pt" style:font-size-complex="8pt"/>
    </style:style>
    <style:style style:name="P13" style:family="paragraph" style:parent-style-name="Table_20_Contents">
      <style:text-properties style:font-name="Verdana" fo:font-size="8pt" officeooo:rsid="000731d8" officeooo:paragraph-rsid="0012d32a" style:font-size-asian="8pt" style:font-size-complex="8pt"/>
    </style:style>
    <style:style style:name="P14" style:family="paragraph" style:parent-style-name="Table_20_Contents">
      <style:text-properties style:font-name="Verdana" fo:font-size="8pt" officeooo:paragraph-rsid="0012d32a" style:font-size-asian="8pt" style:font-size-complex="8pt"/>
    </style:style>
    <style:style style:name="P15" style:family="paragraph" style:parent-style-name="Table_20_Contents">
      <style:text-properties style:font-name="Verdana" fo:font-size="8pt" officeooo:paragraph-rsid="000ea9fb" style:font-size-asian="8pt" style:font-size-complex="8pt"/>
    </style:style>
    <style:style style:name="P16" style:family="paragraph" style:parent-style-name="Table_20_Contents">
      <style:text-properties style:font-name="Verdana" fo:font-size="8pt" officeooo:rsid="000d029f" officeooo:paragraph-rsid="000d029f" style:font-size-asian="8pt" style:font-size-complex="8pt"/>
    </style:style>
    <style:style style:name="P17" style:family="paragraph" style:parent-style-name="Table_20_Contents">
      <style:text-properties style:font-name="Verdana" fo:font-size="8pt" officeooo:rsid="0012d32a" officeooo:paragraph-rsid="0012d32a" style:font-size-asian="8pt" style:font-size-complex="8pt"/>
    </style:style>
    <style:style style:name="P18" style:family="paragraph" style:parent-style-name="Table_20_Contents">
      <style:text-properties style:font-name="Verdana" fo:font-size="8pt" officeooo:rsid="000ea9fb" officeooo:paragraph-rsid="000ea9fb" style:font-size-asian="8pt" style:font-size-complex="8pt"/>
    </style:style>
    <style:style style:name="P19" style:family="paragraph" style:parent-style-name="Table_20_Contents">
      <style:paragraph-properties fo:text-align="center" style:justify-single-word="false"/>
      <style:text-properties style:font-name="Verdana" fo:font-size="8pt" fo:font-weight="bold" officeooo:rsid="000731d8" officeooo:paragraph-rsid="000731d8"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style:font-name="Verdana" fo:font-size="8pt" fo:font-weight="bold" officeooo:rsid="000731d8" officeooo:paragraph-rsid="0012d32a" style:font-size-asian="8pt" style:font-weight-asian="bold" style:font-size-complex="8pt" style:font-weight-complex="bold"/>
    </style:style>
    <style:style style:name="P21" style:family="paragraph" style:parent-style-name="Table_20_Contents">
      <style:paragraph-properties fo:text-align="center" style:justify-single-word="false"/>
      <style:text-properties style:font-name="Verdana" fo:font-size="8pt" fo:font-weight="bold" officeooo:rsid="000262af" officeooo:paragraph-rsid="000731d8" style:font-size-asian="8pt" style:font-weight-asian="bold" style:font-size-complex="8pt" style:font-weight-complex="bold"/>
    </style:style>
    <style:style style:name="P22" style:family="paragraph" style:parent-style-name="Table_20_Contents">
      <style:paragraph-properties fo:text-align="center" style:justify-single-word="false"/>
      <style:text-properties style:font-name="Verdana" fo:font-size="8pt" fo:font-weight="bold" officeooo:rsid="000262af" officeooo:paragraph-rsid="000d029f" style:font-size-asian="8pt" style:font-weight-asian="bold" style:font-size-complex="8pt" style:font-weight-complex="bold"/>
    </style:style>
    <style:style style:name="P23" style:family="paragraph" style:parent-style-name="Table_20_Contents">
      <style:paragraph-properties fo:text-align="center" style:justify-single-word="false"/>
      <style:text-properties style:font-name="Verdana" fo:font-size="8pt" fo:font-weight="bold" officeooo:rsid="000ea9fb" style:font-size-asian="8pt" style:font-weight-asian="bold" style:font-size-complex="8pt" style:font-weight-complex="bold"/>
    </style:style>
    <style:style style:name="P24" style:family="paragraph" style:parent-style-name="Table_20_Contents">
      <style:paragraph-properties fo:text-align="center" style:justify-single-word="false"/>
      <style:text-properties style:font-name="Verdana" fo:font-size="8pt" fo:font-weight="bold" officeooo:rsid="000ea9fb" officeooo:paragraph-rsid="000ea9fb" style:font-size-asian="8pt" style:font-weight-asian="bold" style:font-size-complex="8pt" style:font-weight-complex="bold"/>
    </style:style>
    <style:style style:name="P25" style:family="paragraph" style:parent-style-name="Table_20_Contents">
      <style:text-properties fo:color="#000000" style:font-name="Verdana" fo:font-size="8pt" officeooo:rsid="000ea9fb" officeooo:paragraph-rsid="000ea9fb" style:font-name-asian="Arial1" style:font-size-asian="8pt" style:font-name-complex="Arial1" style:font-size-complex="8pt"/>
    </style:style>
    <style:style style:name="P26" style:family="paragraph" style:parent-style-name="Standard">
      <style:paragraph-properties fo:background-color="#000000">
        <style:background-image/>
      </style:paragraph-properties>
      <style:text-properties style:font-name="Verdana" fo:font-size="10pt" officeooo:paragraph-rsid="0007a4a4" style:font-size-asian="10pt" style:font-size-complex="10pt"/>
    </style:style>
    <style:style style:name="P27" style:family="paragraph" style:parent-style-name="Standard">
      <style:paragraph-properties fo:background-color="#000000">
        <style:background-image/>
      </style:paragraph-properties>
      <style:text-properties style:font-name="Verdana" fo:font-size="10pt" officeooo:rsid="000262af" officeooo:paragraph-rsid="000262af" style:font-size-asian="10pt" style:font-size-complex="10pt"/>
    </style:style>
    <style:style style:name="P28" style:family="paragraph" style:parent-style-name="Standard">
      <style:paragraph-properties fo:background-color="#000000">
        <style:background-image/>
      </style:paragraph-properties>
      <style:text-properties style:font-name="Verdana" fo:font-size="10pt" officeooo:paragraph-rsid="000731d8" style:font-size-asian="8.75pt" style:font-size-complex="10pt"/>
    </style:style>
    <style:style style:name="P29" style:family="paragraph" style:parent-style-name="Standard">
      <style:paragraph-properties fo:background-color="#000000">
        <style:background-image/>
      </style:paragraph-properties>
      <style:text-properties style:font-name="Verdana" fo:font-size="10pt" officeooo:paragraph-rsid="000d029f" style:font-size-asian="8.75pt" style:font-size-complex="10pt"/>
    </style:style>
    <style:style style:name="P30" style:family="paragraph" style:parent-style-name="Standard">
      <style:paragraph-properties fo:background-color="#000000">
        <style:background-image/>
      </style:paragraph-properties>
      <style:text-properties style:font-name="Verdana" fo:font-size="6pt" officeooo:rsid="000262af" officeooo:paragraph-rsid="000262af" style:font-size-asian="5.25pt" style:font-size-complex="6pt"/>
    </style:style>
    <style:style style:name="P31" style:family="paragraph" style:parent-style-name="Standard">
      <style:paragraph-properties fo:background-color="#000000">
        <style:background-image/>
      </style:paragraph-properties>
      <style:text-properties style:font-name="Verdana" fo:font-size="6pt" officeooo:rsid="000262af" officeooo:paragraph-rsid="0007a4a4" style:font-size-asian="5.25pt" style:font-size-complex="6pt"/>
    </style:style>
    <style:style style:name="P32" style:family="paragraph" style:parent-style-name="Standard">
      <style:paragraph-properties fo:background-color="#000000">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33" style:family="paragraph" style:parent-style-name="Standard">
      <style:paragraph-properties fo:background-color="#000000">
        <style:background-image/>
      </style:paragraph-properties>
      <style:text-properties style:font-name="Courier" fo:font-size="8pt" fo:font-weight="bold" officeooo:rsid="000731d8" officeooo:paragraph-rsid="000731d8" style:font-size-asian="8pt" style:font-weight-asian="bold" style:font-size-complex="8pt" style:font-weight-complex="bold"/>
    </style:style>
    <style:style style:name="P34" style:family="paragraph" style:parent-style-name="Standard">
      <style:paragraph-properties fo:background-color="#000000">
        <style:background-image/>
      </style:paragraph-properties>
      <style:text-properties style:font-name="Courier" fo:font-size="8pt" fo:font-weight="bold" officeooo:rsid="000731d8" officeooo:paragraph-rsid="000d029f" style:font-size-asian="8pt" style:font-weight-asian="bold" style:font-size-complex="8pt" style:font-weight-complex="bold"/>
    </style:style>
    <style:style style:name="P35" style:family="paragraph" style:parent-style-name="Standard">
      <style:paragraph-properties fo:background-color="transparent">
        <style:background-image/>
      </style:paragraph-properties>
      <style:text-properties style:font-name="Verdana" fo:font-size="10pt" officeooo:paragraph-rsid="000262af" style:font-size-asian="8.75pt" style:font-size-complex="10pt"/>
    </style:style>
    <style:style style:name="P36" style:family="paragraph" style:parent-style-name="Standard">
      <style:paragraph-properties fo:background-color="transparent">
        <style:background-image/>
      </style:paragraph-properties>
      <style:text-properties style:font-name="Verdana" fo:font-size="10pt" officeooo:paragraph-rsid="000731d8" style:font-size-asian="8.75pt" style:font-size-complex="10pt"/>
    </style:style>
    <style:style style:name="P37" style:family="paragraph" style:parent-style-name="Standard">
      <style:paragraph-properties fo:background-color="transparent">
        <style:background-image/>
      </style:paragraph-properties>
      <style:text-properties style:font-name="Verdana" fo:font-size="10pt" officeooo:paragraph-rsid="000d029f" style:font-size-asian="8.75pt" style:font-size-complex="10pt"/>
    </style:style>
    <style:style style:name="P38" style:family="paragraph" style:parent-style-name="Standard">
      <style:paragraph-properties fo:background-color="transparent">
        <style:background-image/>
      </style:paragraph-properties>
      <style:text-properties style:font-name="Verdana" fo:font-size="10pt" officeooo:rsid="000262af" officeooo:paragraph-rsid="000262af" style:font-size-asian="10pt" style:font-size-complex="10pt"/>
    </style:style>
    <style:style style:name="P39" style:family="paragraph" style:parent-style-name="Standard">
      <style:paragraph-properties fo:background-color="transparent">
        <style:background-image/>
      </style:paragraph-properties>
      <style:text-properties style:font-name="Verdana" fo:font-size="10pt" fo:font-weight="normal" officeooo:rsid="000262af" officeooo:paragraph-rsid="000262af" style:font-size-asian="8.75pt" style:font-weight-asian="normal" style:font-size-complex="10pt" style:font-weight-complex="normal"/>
    </style:style>
    <style:style style:name="P40" style:family="paragraph" style:parent-style-name="Standard">
      <style:paragraph-properties fo:background-color="transparent">
        <style:background-image/>
      </style:paragraph-properties>
      <style:text-properties style:font-name="Verdana" fo:font-size="9pt" officeooo:paragraph-rsid="000262af" style:font-size-asian="9pt" style:font-size-complex="9pt"/>
    </style:style>
    <style:style style:name="P41" style:family="paragraph" style:parent-style-name="Standard">
      <style:paragraph-properties fo:background-color="transparent">
        <style:background-image/>
      </style:paragraph-properties>
      <style:text-properties style:font-name="Verdana" fo:font-size="9pt" officeooo:rsid="000262af" officeooo:paragraph-rsid="000262af" style:font-size-asian="9pt" style:font-size-complex="9pt"/>
    </style:style>
    <style:style style:name="P42" style:family="paragraph" style:parent-style-name="Standard">
      <style:paragraph-properties fo:background-color="transparent">
        <style:background-image/>
      </style:paragraph-properties>
      <style:text-properties style:font-name="Verdana" fo:font-size="9pt" officeooo:paragraph-rsid="000731d8" style:font-size-asian="7.84999990463257pt" style:font-size-complex="9pt"/>
    </style:style>
    <style:style style:name="P43" style:family="paragraph" style:parent-style-name="Standard">
      <style:paragraph-properties fo:background-color="transparent">
        <style:background-image/>
      </style:paragraph-properties>
      <style:text-properties style:font-name="Verdana" fo:font-size="9pt" fo:font-weight="normal" officeooo:rsid="000262af" officeooo:paragraph-rsid="000262af" style:font-size-asian="9pt" style:font-weight-asian="normal" style:font-size-complex="9pt" style:font-weight-complex="normal"/>
    </style:style>
    <style:style style:name="P44" style:family="paragraph" style:parent-style-name="Standard">
      <style:paragraph-properties fo:background-color="transparent">
        <style:background-image/>
      </style:paragraph-properties>
      <style:text-properties style:font-name="Verdana" fo:font-size="9pt" fo:font-weight="normal" officeooo:rsid="0003d6c8" officeooo:paragraph-rsid="0003d6c8" style:font-size-asian="9pt" style:font-weight-asian="normal" style:font-size-complex="9pt" style:font-weight-complex="normal"/>
    </style:style>
    <style:style style:name="P45" style:family="paragraph" style:parent-style-name="Standard">
      <style:paragraph-properties fo:background-color="transparent">
        <style:background-image/>
      </style:paragraph-properties>
      <style:text-properties style:font-name="Verdana" fo:font-size="9pt" fo:font-weight="normal" officeooo:rsid="0003d6c8" officeooo:paragraph-rsid="000731d8" style:font-size-asian="9pt" style:font-weight-asian="normal" style:font-size-complex="9pt" style:font-weight-complex="normal"/>
    </style:style>
    <style:style style:name="P46" style:family="paragraph" style:parent-style-name="Standard">
      <style:paragraph-properties fo:background-color="transparent">
        <style:background-image/>
      </style:paragraph-properties>
      <style:text-properties style:font-name="Verdana" fo:font-size="9pt" fo:font-weight="normal" officeooo:rsid="0003d6c8" officeooo:paragraph-rsid="000d029f" style:font-size-asian="9pt" style:font-weight-asian="normal" style:font-size-complex="9pt" style:font-weight-complex="normal"/>
    </style:style>
    <style:style style:name="P47" style:family="paragraph" style:parent-style-name="Standard">
      <style:paragraph-properties fo:background-color="transparent">
        <style:background-image/>
      </style:paragraph-properties>
      <style:text-properties style:font-name="Verdana" fo:font-size="9pt" fo:font-weight="normal" officeooo:rsid="0003d6c8" officeooo:paragraph-rsid="0012d32a" style:font-size-asian="9pt" style:font-weight-asian="normal" style:font-size-complex="9pt" style:font-weight-complex="normal"/>
    </style:style>
    <style:style style:name="P48" style:family="paragraph" style:parent-style-name="Standard">
      <style:paragraph-properties fo:background-color="transparent">
        <style:background-image/>
      </style:paragraph-properties>
      <style:text-properties style:font-name="Verdana" fo:font-size="9pt" fo:font-weight="normal" officeooo:rsid="000d029f" officeooo:paragraph-rsid="000d029f" style:font-size-asian="9pt" style:font-weight-asian="normal" style:font-size-complex="9pt" style:font-weight-complex="normal"/>
    </style:style>
    <style:style style:name="P49" style:family="paragraph" style:parent-style-name="Standard">
      <style:paragraph-properties fo:background-color="transparent">
        <style:background-image/>
      </style:paragraph-properties>
      <style:text-properties style:font-name="Verdana" fo:font-size="9pt" fo:font-weight="normal" officeooo:rsid="000d029f" officeooo:paragraph-rsid="0012d32a" style:font-size-asian="9pt" style:font-weight-asian="normal" style:font-size-complex="9pt" style:font-weight-complex="normal"/>
    </style:style>
    <style:style style:name="P50" style:family="paragraph" style:parent-style-name="Standard">
      <style:paragraph-properties fo:background-color="transparent">
        <style:background-image/>
      </style:paragraph-properties>
      <style:text-properties style:font-name="Verdana" fo:font-size="9pt" fo:font-weight="normal" officeooo:rsid="00054e21" officeooo:paragraph-rsid="00054e21" style:font-size-asian="7.84999990463257pt" style:font-weight-asian="normal" style:font-size-complex="9pt" style:font-weight-complex="normal"/>
    </style:style>
    <style:style style:name="P51" style:family="paragraph" style:parent-style-name="Standard">
      <style:paragraph-properties fo:background-color="transparent">
        <style:background-image/>
      </style:paragraph-properties>
      <style:text-properties style:font-name="Verdana" fo:font-size="9pt" fo:font-weight="normal" officeooo:rsid="00054e21" officeooo:paragraph-rsid="000731d8" style:font-size-asian="7.84999990463257pt" style:font-weight-asian="normal" style:font-size-complex="9pt" style:font-weight-complex="normal"/>
    </style:style>
    <style:style style:name="P52"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054e21" style:font-size-asian="7.84999990463257pt" style:font-style-asian="normal" style:font-weight-asian="normal" style:font-size-complex="9pt" style:font-style-complex="normal" style:font-weight-complex="normal"/>
    </style:style>
    <style:style style:name="P53"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0731d8" style:font-size-asian="7.84999990463257pt" style:font-style-asian="normal" style:font-weight-asian="normal" style:font-size-complex="9pt" style:font-style-complex="normal" style:font-weight-complex="normal"/>
    </style:style>
    <style:style style:name="P54"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12d32a" style:font-size-asian="7.84999990463257pt" style:font-style-asian="normal" style:font-weight-asian="normal" style:font-size-complex="9pt" style:font-style-complex="normal" style:font-weight-complex="normal"/>
    </style:style>
    <style:style style:name="P55" style:family="paragraph" style:parent-style-name="Standard">
      <style:paragraph-properties fo:background-color="transparent">
        <style:background-image/>
      </style:paragraph-properties>
      <style:text-properties style:font-name="Verdana" fo:font-size="9pt" fo:font-style="normal" fo:font-weight="normal" officeooo:rsid="000731d8" officeooo:paragraph-rsid="000731d8" style:font-size-asian="7.84999990463257pt" style:font-style-asian="normal" style:font-weight-asian="normal" style:font-size-complex="9pt" style:font-style-complex="normal" style:font-weight-complex="normal"/>
    </style:style>
    <style:style style:name="P56" style:family="paragraph" style:parent-style-name="Standard">
      <style:paragraph-properties fo:background-color="transparent">
        <style:background-image/>
      </style:paragraph-properties>
      <style:text-properties style:font-name="Verdana" fo:font-size="9pt" fo:font-style="normal" fo:font-weight="normal" officeooo:rsid="000731d8" officeooo:paragraph-rsid="0012d32a" style:font-size-asian="7.84999990463257pt" style:font-style-asian="normal" style:font-weight-asian="normal" style:font-size-complex="9pt" style:font-style-complex="normal" style:font-weight-complex="normal"/>
    </style:style>
    <style:style style:name="P57" style:family="paragraph" style:parent-style-name="Standard">
      <style:paragraph-properties fo:background-color="transparent">
        <style:background-image/>
      </style:paragraph-properties>
      <style:text-properties style:font-name="Verdana" fo:font-size="9pt" fo:font-style="normal" fo:font-weight="normal" officeooo:rsid="000d029f" officeooo:paragraph-rsid="0012d32a" style:font-size-asian="7.84999990463257pt" style:font-style-asian="normal" style:font-weight-asian="normal" style:font-size-complex="9pt" style:font-style-complex="normal" style:font-weight-complex="normal"/>
    </style:style>
    <style:style style:name="P58" style:family="paragraph" style:parent-style-name="Standard">
      <style:paragraph-properties fo:background-color="transparent">
        <style:background-image/>
      </style:paragraph-properties>
      <style:text-properties style:font-name="Verdana" fo:font-size="9pt" fo:font-style="normal" fo:font-weight="bold" officeooo:rsid="0012d32a" officeooo:paragraph-rsid="0012d32a" style:font-size-asian="7.84999990463257pt" style:font-style-asian="normal" style:font-weight-asian="bold" style:font-size-complex="9pt" style:font-style-complex="normal" style:font-weight-complex="bold"/>
    </style:style>
    <style:style style:name="P59" style:family="paragraph" style:parent-style-name="Standard">
      <style:paragraph-properties fo:background-color="transparent">
        <style:background-image/>
      </style:paragraph-properties>
      <style:text-properties style:font-name="Verdana" fo:font-size="8pt" officeooo:rsid="000262af" officeooo:paragraph-rsid="000262af" style:font-size-asian="8pt" style:font-size-complex="8pt"/>
    </style:style>
    <style:style style:name="P60" style:family="paragraph" style:parent-style-name="Standard">
      <style:paragraph-properties fo:background-color="transparent">
        <style:background-image/>
      </style:paragraph-properties>
      <style:text-properties style:font-name="Verdana" fo:font-size="8pt" fo:font-weight="normal" officeooo:rsid="000262af" officeooo:paragraph-rsid="000731d8" style:font-size-asian="8pt" style:font-weight-asian="normal" style:font-size-complex="8pt" style:font-weight-complex="normal"/>
    </style:style>
    <style:style style:name="P61" style:family="paragraph" style:parent-style-name="Standard">
      <style:paragraph-properties fo:background-color="transparent">
        <style:background-image/>
      </style:paragraph-properties>
      <style:text-properties style:font-name="Verdana" fo:font-size="8pt" fo:font-weight="normal" officeooo:rsid="000262af" officeooo:paragraph-rsid="000262af" style:font-size-asian="8pt" style:font-weight-asian="normal" style:font-size-complex="8pt" style:font-weight-complex="normal"/>
    </style:style>
    <style:style style:name="P62" style:family="paragraph" style:parent-style-name="Standard">
      <style:paragraph-properties fo:background-color="transparent">
        <style:background-image/>
      </style:paragraph-properties>
      <style:text-properties style:font-name="Verdana" fo:font-size="8pt" fo:font-weight="normal" officeooo:rsid="000262af" officeooo:paragraph-rsid="000d029f" style:font-size-asian="8pt" style:font-weight-asian="normal" style:font-size-complex="8pt" style:font-weight-complex="normal"/>
    </style:style>
    <style:style style:name="P63" style:family="paragraph" style:parent-style-name="Standard">
      <style:paragraph-properties fo:background-color="transparent">
        <style:background-image/>
      </style:paragraph-properties>
      <style:text-properties style:font-name="Verdana" fo:font-size="8pt" fo:font-weight="normal" officeooo:rsid="00054e21" officeooo:paragraph-rsid="00054e21" style:font-size-asian="8pt" style:font-weight-asian="normal" style:font-size-complex="8pt" style:font-weight-complex="normal"/>
    </style:style>
    <style:style style:name="P64" style:family="paragraph" style:parent-style-name="Standard">
      <style:paragraph-properties fo:background-color="transparent">
        <style:background-image/>
      </style:paragraph-properties>
      <style:text-properties style:font-name="Verdana" fo:font-size="8pt" fo:font-weight="normal" officeooo:rsid="00054e21" officeooo:paragraph-rsid="000731d8" style:font-size-asian="8pt" style:font-weight-asian="normal" style:font-size-complex="8pt" style:font-weight-complex="normal"/>
    </style:style>
    <style:style style:name="P65" style:family="paragraph" style:parent-style-name="Standard">
      <style:paragraph-properties fo:background-color="transparent">
        <style:background-image/>
      </style:paragraph-properties>
      <style:text-properties style:font-name="Verdana" fo:font-size="8pt" fo:font-weight="normal" officeooo:rsid="00054e21" officeooo:paragraph-rsid="000d029f" style:font-size-asian="8pt" style:font-weight-asian="normal" style:font-size-complex="8pt" style:font-weight-complex="normal"/>
    </style:style>
    <style:style style:name="P66" style:family="paragraph" style:parent-style-name="Standard">
      <style:paragraph-properties fo:background-color="transparent">
        <style:background-image/>
      </style:paragraph-properties>
      <style:text-properties style:font-name="Verdana" fo:font-size="8pt" fo:font-weight="normal" officeooo:rsid="00054e21" officeooo:paragraph-rsid="00111e52" style:font-size-asian="8pt" style:font-weight-asian="normal" style:font-size-complex="8pt" style:font-weight-complex="normal"/>
    </style:style>
    <style:style style:name="P67" style:family="paragraph" style:parent-style-name="Standard">
      <style:paragraph-properties fo:background-color="transparent">
        <style:background-image/>
      </style:paragraph-properties>
      <style:text-properties style:font-name="Verdana" fo:font-size="8pt" fo:font-weight="normal" officeooo:rsid="00054e21" officeooo:paragraph-rsid="0012d32a" style:font-size-asian="8pt" style:font-weight-asian="normal" style:font-size-complex="8pt" style:font-weight-complex="normal"/>
    </style:style>
    <style:style style:name="P68" style:family="paragraph" style:parent-style-name="Standard">
      <style:paragraph-properties fo:background-color="transparent">
        <style:background-image/>
      </style:paragraph-properties>
      <style:text-properties style:font-name="Verdana" fo:font-size="8pt" fo:font-weight="normal" officeooo:rsid="000d029f" officeooo:paragraph-rsid="000d029f" style:font-size-asian="8pt" style:font-weight-asian="normal" style:font-size-complex="8pt" style:font-weight-complex="normal"/>
    </style:style>
    <style:style style:name="P69" style:family="paragraph" style:parent-style-name="Standard">
      <style:paragraph-properties fo:background-color="transparent">
        <style:background-image/>
      </style:paragraph-properties>
      <style:text-properties style:font-name="Verdana" fo:font-size="8pt" fo:font-weight="normal" officeooo:rsid="000d029f" officeooo:paragraph-rsid="00111e52" style:font-size-asian="8pt" style:font-weight-asian="normal" style:font-size-complex="8pt" style:font-weight-complex="normal"/>
    </style:style>
    <style:style style:name="P70" style:family="paragraph" style:parent-style-name="Standard">
      <style:paragraph-properties fo:background-color="transparent">
        <style:background-image/>
      </style:paragraph-properties>
      <style:text-properties style:font-name="Verdana" fo:font-size="8pt" fo:font-weight="normal" officeooo:rsid="0012d32a" officeooo:paragraph-rsid="0012d32a" style:font-size-asian="8pt" style:font-weight-asian="normal" style:font-size-complex="8pt" style:font-weight-complex="normal"/>
    </style:style>
    <style:style style:name="P71" style:family="paragraph" style:parent-style-name="Standard">
      <style:paragraph-properties fo:background-color="transparent">
        <style:background-image/>
      </style:paragraph-properties>
      <style:text-properties style:font-name="Verdana" fo:font-size="8pt" fo:font-weight="bold" officeooo:rsid="000ea9fb" officeooo:paragraph-rsid="000ea9fb" style:font-size-asian="8pt" style:font-weight-asian="bold" style:font-size-complex="8pt" style:font-weight-complex="bold"/>
    </style:style>
    <style:style style:name="P72" style:family="paragraph" style:parent-style-name="Standard">
      <style:paragraph-properties fo:text-align="center" style:justify-single-word="false" fo:background-color="transparent">
        <style:background-image/>
      </style:paragraph-properties>
      <style:text-properties style:font-name="Verdana" fo:font-size="8pt" fo:font-style="normal" fo:font-weight="bold" officeooo:rsid="0007a4a4" officeooo:paragraph-rsid="001382f1" style:font-size-asian="8pt" style:font-style-asian="normal" style:font-weight-asian="bold" style:font-size-complex="8pt" style:font-style-complex="normal" style:font-weight-complex="bold"/>
    </style:style>
    <style:style style:name="P73" style:family="paragraph" style:parent-style-name="Standard">
      <style:paragraph-properties fo:background-color="transparent">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74" style:family="paragraph" style:parent-style-name="Standard">
      <style:paragraph-properties fo:background-color="transparent">
        <style:background-image/>
      </style:paragraph-properties>
      <style:text-properties style:font-name="Courier" fo:font-size="8pt" fo:font-weight="bold" officeooo:rsid="000262af" officeooo:paragraph-rsid="000731d8" style:font-size-asian="8pt" style:font-weight-asian="bold" style:font-size-complex="8pt" style:font-weight-complex="bold"/>
    </style:style>
    <style:style style:name="P75" style:family="paragraph" style:parent-style-name="Standard">
      <style:paragraph-properties fo:background-color="transparent">
        <style:background-image/>
      </style:paragraph-properties>
      <style:text-properties style:font-name="Courier" fo:font-size="8pt" fo:font-weight="bold" officeooo:rsid="000262af" officeooo:paragraph-rsid="000d029f" style:font-size-asian="8pt" style:font-weight-asian="bold" style:font-size-complex="8pt" style:font-weight-complex="bold"/>
    </style:style>
    <style:style style:name="P76" style:family="paragraph" style:parent-style-name="Standard">
      <style:paragraph-properties fo:background-color="transparent">
        <style:background-image/>
      </style:paragraph-properties>
      <style:text-properties style:font-name="Courier" fo:font-size="8pt" fo:font-weight="normal" officeooo:rsid="00054e21" officeooo:paragraph-rsid="00054e21" style:font-size-asian="8pt" style:font-weight-asian="normal" style:font-size-complex="8pt" style:font-weight-complex="normal"/>
    </style:style>
    <style:style style:name="P77" style:family="paragraph" style:parent-style-name="Standard">
      <style:paragraph-properties fo:background-color="transparent">
        <style:background-image/>
      </style:paragraph-properties>
      <style:text-properties style:font-name="Courier" fo:font-size="8pt" fo:font-weight="normal" officeooo:rsid="00054e21" officeooo:paragraph-rsid="000731d8" style:font-size-asian="8pt" style:font-weight-asian="normal" style:font-size-complex="8pt" style:font-weight-complex="normal"/>
    </style:style>
    <style:style style:name="P78" style:family="paragraph" style:parent-style-name="Standard">
      <style:paragraph-properties fo:background-color="transparent">
        <style:background-image/>
      </style:paragraph-properties>
      <style:text-properties style:font-name="Courier" fo:font-size="8pt" fo:font-weight="normal" officeooo:rsid="000d029f" officeooo:paragraph-rsid="000d029f" style:font-size-asian="8pt" style:font-weight-asian="normal" style:font-size-complex="8pt" style:font-weight-complex="normal"/>
    </style:style>
    <style:style style:name="P79" style:family="paragraph" style:parent-style-name="Standard">
      <style:paragraph-properties fo:background-color="transparent">
        <style:background-image/>
      </style:paragraph-properties>
      <style:text-properties style:font-name="Courier New" fo:font-size="8pt" fo:font-weight="normal" officeooo:rsid="00054e21" officeooo:paragraph-rsid="000d029f" style:font-size-asian="8pt" style:font-weight-asian="normal" style:font-size-complex="8pt" style:font-weight-complex="normal"/>
    </style:style>
    <style:style style:name="P80" style:family="paragraph" style:parent-style-name="Standard">
      <style:paragraph-properties fo:background-color="transparent">
        <style:background-image/>
      </style:paragraph-properties>
      <style:text-properties style:font-name="Courier New" fo:font-size="8pt" fo:font-weight="normal" officeooo:rsid="00054e21" officeooo:paragraph-rsid="000731d8" style:font-size-asian="8pt" style:font-weight-asian="normal" style:font-size-complex="8pt" style:font-weight-complex="normal"/>
    </style:style>
    <style:style style:name="P81" style:family="paragraph" style:parent-style-name="Standard">
      <style:paragraph-properties fo:background-color="transparent">
        <style:background-image/>
      </style:paragraph-properties>
      <style:text-properties style:font-name="Courier New" fo:font-size="8pt" fo:font-weight="normal" officeooo:rsid="00054e21" officeooo:paragraph-rsid="00054e21" style:font-size-asian="8pt" style:font-weight-asian="normal" style:font-size-complex="8pt" style:font-weight-complex="normal"/>
    </style:style>
    <style:style style:name="P82" style:family="paragraph" style:parent-style-name="Standard">
      <style:paragraph-properties fo:background-color="transparent">
        <style:background-image/>
      </style:paragraph-properties>
      <style:text-properties style:font-name="Courier New" fo:font-size="8pt" fo:font-weight="normal" officeooo:rsid="0003d6c8" officeooo:paragraph-rsid="000d029f" style:font-size-asian="8pt" style:font-weight-asian="normal" style:font-size-complex="8pt" style:font-weight-complex="normal"/>
    </style:style>
    <style:style style:name="P83" style:family="paragraph" style:parent-style-name="Standard">
      <style:paragraph-properties fo:background-color="transparent">
        <style:background-image/>
      </style:paragraph-properties>
      <style:text-properties style:font-name="Courier New" fo:font-size="8pt" fo:font-weight="normal" officeooo:rsid="0003d6c8" officeooo:paragraph-rsid="000731d8" style:font-size-asian="8pt" style:font-weight-asian="normal" style:font-size-complex="8pt" style:font-weight-complex="normal"/>
    </style:style>
    <style:style style:name="P84" style:family="paragraph" style:parent-style-name="Standard">
      <style:paragraph-properties fo:background-color="transparent">
        <style:background-image/>
      </style:paragraph-properties>
      <style:text-properties style:font-name="Courier New" fo:font-size="8pt" fo:font-weight="normal" officeooo:rsid="0003d6c8" officeooo:paragraph-rsid="00054e21" style:font-size-asian="8pt" style:font-weight-asian="normal" style:font-size-complex="8pt" style:font-weight-complex="normal"/>
    </style:style>
    <style:style style:name="P85" style:family="paragraph" style:parent-style-name="Standard">
      <style:paragraph-properties fo:background-color="transparent">
        <style:background-image/>
      </style:paragraph-properties>
      <style:text-properties style:font-name="Courier New" fo:font-size="8pt" fo:font-weight="normal" officeooo:rsid="0003d6c8" officeooo:paragraph-rsid="0003d6c8" style:font-size-asian="8pt" style:font-weight-asian="normal" style:font-size-complex="8pt" style:font-weight-complex="normal"/>
    </style:style>
    <style:style style:name="P86" style:family="paragraph" style:parent-style-name="Standard">
      <style:paragraph-properties fo:background-color="transparent">
        <style:background-image/>
      </style:paragraph-properties>
      <style:text-properties style:font-name="Courier New" fo:font-size="8pt" fo:font-weight="normal" officeooo:rsid="000d029f" officeooo:paragraph-rsid="000d029f" style:font-size-asian="8pt" style:font-weight-asian="normal" style:font-size-complex="8pt" style:font-weight-complex="normal"/>
    </style:style>
    <style:style style:name="P87" style:family="paragraph" style:parent-style-name="Standard">
      <style:paragraph-properties fo:background-color="transparent">
        <style:background-image/>
      </style:paragraph-properties>
      <style:text-properties style:font-name="Courier New" fo:font-size="8pt" officeooo:paragraph-rsid="000d029f" style:font-size-asian="8pt" style:font-size-complex="8pt"/>
    </style:style>
    <style:style style:name="P88" style:family="paragraph" style:parent-style-name="Standard">
      <style:paragraph-properties fo:background-color="transparent">
        <style:background-image/>
      </style:paragraph-properties>
      <style:text-properties style:font-name="Courier New" fo:font-size="8pt" officeooo:paragraph-rsid="000731d8" style:font-size-asian="8pt" style:font-size-complex="8pt"/>
    </style:style>
    <style:style style:name="P89" style:family="paragraph" style:parent-style-name="Standard">
      <style:paragraph-properties fo:background-color="transparent">
        <style:background-image/>
      </style:paragraph-properties>
      <style:text-properties style:font-name="Courier New" fo:font-size="8pt" officeooo:paragraph-rsid="00054e21" style:font-size-asian="8pt" style:font-size-complex="8pt"/>
    </style:style>
    <style:style style:name="P90" style:family="paragraph" style:parent-style-name="Standard">
      <style:paragraph-properties fo:background-color="transparent" style:text-autospace="none">
        <style:background-image/>
      </style:paragraph-properties>
      <style:text-properties style:font-name="Courier New" fo:font-size="8pt" officeooo:paragraph-rsid="0012d32a" style:font-size-asian="8pt" style:font-size-complex="8pt"/>
    </style:style>
    <style:style style:name="P91" style:family="paragraph" style:parent-style-name="Standard">
      <style:paragraph-properties fo:background-color="transparent">
        <style:background-image/>
      </style:paragraph-properties>
      <style:text-properties style:font-name="Courier New" fo:font-size="10pt" officeooo:paragraph-rsid="00054e21" style:font-size-asian="8.75pt" style:font-size-complex="10pt"/>
    </style:style>
    <style:style style:name="P92" style:family="paragraph" style:parent-style-name="Standard">
      <style:paragraph-properties fo:background-color="transparent">
        <style:background-image/>
      </style:paragraph-properties>
      <style:text-properties officeooo:paragraph-rsid="0007a4a4"/>
    </style:style>
    <style:style style:name="P93" style:family="paragraph" style:parent-style-name="Standard">
      <style:paragraph-properties fo:break-before="page" fo:background-color="#000000">
        <style:background-image/>
      </style:paragraph-properties>
      <style:text-properties style:font-name="Verdana" fo:font-size="6pt" officeooo:rsid="000262af" officeooo:paragraph-rsid="0007a4a4" style:font-size-asian="5.25pt" style:font-size-complex="6pt"/>
    </style:style>
    <style:style style:name="P94" style:family="paragraph" style:parent-style-name="Standard">
      <style:paragraph-properties fo:break-before="page" fo:background-color="#000000">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95" style:family="paragraph" style:parent-style-name="Standard">
      <style:paragraph-properties fo:break-before="page" fo:background-color="#000000">
        <style:background-image/>
      </style:paragraph-properties>
      <style:text-properties style:font-name="Courier" fo:font-size="8pt" fo:font-weight="bold" officeooo:rsid="000262af" officeooo:paragraph-rsid="000731d8" style:font-size-asian="8pt" style:font-weight-asian="bold" style:font-size-complex="8pt" style:font-weight-complex="bold"/>
    </style:style>
    <style:style style:name="P96" style:family="paragraph" style:parent-style-name="Standard">
      <style:paragraph-properties fo:break-before="page" fo:background-color="#000000">
        <style:background-image/>
      </style:paragraph-properties>
      <style:text-properties style:font-name="Courier" fo:font-size="8pt" fo:font-weight="bold" officeooo:rsid="000262af" officeooo:paragraph-rsid="000d029f" style:font-size-asian="8pt" style:font-weight-asian="bold" style:font-size-complex="8pt" style:font-weight-complex="bold"/>
    </style:style>
    <style:style style:name="P97"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officeooo:paragraph-rsid="00054e21" style:font-size-asian="7.84999990463257pt" style:font-size-complex="9pt"/>
    </style:style>
    <style:style style:name="P98"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weight="normal" officeooo:rsid="00054e21" officeooo:paragraph-rsid="00054e21" style:font-size-asian="7.84999990463257pt" style:font-weight-asian="normal" style:font-size-complex="9pt" style:font-weight-complex="normal"/>
    </style:style>
    <style:style style:name="P99"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style="normal" fo:font-weight="normal" officeooo:rsid="00054e21" officeooo:paragraph-rsid="00054e21"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style="normal" fo:font-weight="normal" officeooo:rsid="00054e21" officeooo:paragraph-rsid="000731d8" style:font-size-asian="7.84999990463257pt" style:font-style-asian="normal" style:font-weight-asian="normal" style:font-size-complex="9pt" style:font-style-complex="normal" style:font-weight-complex="normal"/>
    </style:style>
    <style:style style:name="P101" style:family="paragraph" style:parent-style-name="Table_20_Contents">
      <style:paragraph-properties fo:margin-left="0.4925in" fo:margin-right="0in" fo:text-indent="0in" style:auto-text-indent="false"/>
      <style:text-properties style:font-name="Verdana" fo:font-size="8pt" officeooo:rsid="000262af" officeooo:paragraph-rsid="000d029f" style:font-size-asian="8pt" style:font-size-complex="8pt"/>
    </style:style>
    <style:style style:name="P102" style:family="paragraph" style:parent-style-name="Table_20_Contents">
      <style:paragraph-properties fo:margin-left="0.4925in" fo:margin-right="0in" fo:text-indent="0in" style:auto-text-indent="false"/>
      <style:text-properties style:font-name="Verdana" fo:font-size="8pt" fo:font-weight="bold" officeooo:rsid="000d029f" officeooo:paragraph-rsid="000d029f" style:font-size-asian="8pt" style:font-weight-asian="bold" style:font-size-complex="8pt" style:font-weight-complex="bold"/>
    </style:style>
    <style:style style:name="P103" style:family="paragraph" style:parent-style-name="Standard">
      <style:paragraph-properties style:text-autospace="none"/>
      <style:text-properties officeooo:paragraph-rsid="0012e2e2"/>
    </style:style>
    <style:style style:name="P104" style:family="paragraph" style:parent-style-name="Standard">
      <style:paragraph-properties style:text-autospace="none"/>
      <style:text-properties fo:color="#000000" style:font-name="Verdana" fo:font-size="8pt" style:font-name-asian="Arial1" style:font-size-asian="8pt" style:font-name-complex="Arial1" style:font-size-complex="8pt"/>
    </style:style>
    <style:style style:name="P105" style:family="paragraph" style:parent-style-name="Standard">
      <style:text-properties fo:color="#000000" style:font-name="Verdana" fo:font-size="8pt" officeooo:rsid="000ea9fb" officeooo:paragraph-rsid="000ea9fb" style:font-name-asian="Arial1" style:font-size-asian="8pt" style:font-name-complex="Arial1" style:font-size-complex="8pt"/>
    </style:style>
    <style:style style:name="P106" style:family="paragraph" style:parent-style-name="Standard">
      <style:paragraph-properties style:text-autospace="none"/>
      <style:text-properties fo:color="#000000" style:font-name="Verdana" fo:font-size="8pt" officeooo:rsid="000ea9fb" officeooo:paragraph-rsid="000ea9fb" style:font-name-asian="Arial1" style:font-size-asian="8pt" style:font-name-complex="Arial1" style:font-size-complex="8pt"/>
    </style:style>
    <style:style style:name="P107" style:family="paragraph" style:parent-style-name="Standard">
      <style:paragraph-properties style:text-autospace="none"/>
      <style:text-properties fo:color="#000000" style:font-name="Arial1" fo:font-size="10pt" officeooo:rsid="000ea9fb" style:font-name-asian="Arial1" style:font-size-asian="10pt" style:font-name-complex="Arial1" style:font-size-complex="10pt"/>
    </style:style>
    <style:style style:name="P108" style:family="paragraph" style:parent-style-name="Standard">
      <style:paragraph-properties style:text-autospace="none"/>
      <style:text-properties fo:color="#000000" style:font-name="Arial1" fo:font-size="10pt" officeooo:rsid="0012d32a" officeooo:paragraph-rsid="0012d32a" style:font-name-asian="Arial1" style:font-size-asian="10pt" style:font-name-complex="Arial1" style:font-size-complex="10pt"/>
    </style:style>
    <style:style style:name="P109" style:family="paragraph" style:parent-style-name="Standard">
      <style:paragraph-properties fo:background-color="#ffff00">
        <style:background-image/>
      </style:paragraph-properties>
      <style:text-properties style:font-name="Courier New" fo:font-size="8pt" fo:font-weight="normal" officeooo:rsid="00054e21" officeooo:paragraph-rsid="000d029f" style:font-size-asian="8pt" style:font-weight-asian="normal" style:font-size-complex="8pt" style:font-weight-complex="normal"/>
    </style:style>
    <style:style style:name="P110" style:family="paragraph" style:parent-style-name="Standard">
      <style:paragraph-properties fo:background-color="#ffff00">
        <style:background-image/>
      </style:paragraph-properties>
      <style:text-properties style:font-name="Courier New" fo:font-size="8pt" fo:font-weight="normal" officeooo:rsid="00054e21" officeooo:paragraph-rsid="00111e52" style:font-size-asian="8pt" style:font-weight-asian="normal" style:font-size-complex="8pt" style:font-weight-complex="normal"/>
    </style:style>
    <style:style style:name="P111" style:family="paragraph" style:parent-style-name="Standard">
      <style:paragraph-properties fo:background-color="#ffff00">
        <style:background-image/>
      </style:paragraph-properties>
      <style:text-properties style:font-name="Courier New" fo:font-size="8pt" fo:font-weight="normal" officeooo:rsid="00054e21" officeooo:paragraph-rsid="000731d8" style:font-size-asian="8pt" style:font-weight-asian="normal" style:font-size-complex="8pt" style:font-weight-complex="normal"/>
    </style:style>
    <style:style style:name="P112" style:family="paragraph" style:parent-style-name="Standard">
      <style:paragraph-properties fo:background-color="#ffff00">
        <style:background-image/>
      </style:paragraph-properties>
      <style:text-properties style:font-name="Courier New" fo:font-size="8pt" fo:font-weight="normal" officeooo:rsid="00054e21" officeooo:paragraph-rsid="00054e21" style:font-size-asian="8pt" style:font-weight-asian="normal" style:font-size-complex="8pt" style:font-weight-complex="normal"/>
    </style:style>
    <style:style style:name="P113" style:family="paragraph" style:parent-style-name="Standard">
      <style:paragraph-properties fo:background-color="#ffff00">
        <style:background-image/>
      </style:paragraph-properties>
      <style:text-properties style:font-name="Courier New" fo:font-size="8pt" fo:font-weight="normal" officeooo:rsid="000d029f" officeooo:paragraph-rsid="000d029f" style:font-size-asian="8pt" style:font-weight-asian="normal" style:font-size-complex="8pt" style:font-weight-complex="normal"/>
    </style:style>
    <style:style style:name="P114" style:family="paragraph" style:parent-style-name="Standard">
      <style:paragraph-properties fo:background-color="#ffff00">
        <style:background-image/>
      </style:paragraph-properties>
      <style:text-properties style:font-name="Courier New" fo:font-size="8pt" officeooo:paragraph-rsid="00054e21" style:font-size-asian="8pt" style:font-size-complex="8pt"/>
    </style:style>
    <style:style style:name="P115" style:family="paragraph" style:parent-style-name="Standard">
      <style:paragraph-properties fo:text-align="center" style:justify-single-word="false" fo:background-color="#cfe7f5">
        <style:background-image/>
      </style:paragraph-properties>
      <style:text-properties style:font-name="Verdana" fo:font-size="8pt" fo:font-weight="bold" officeooo:rsid="0007a4a4" officeooo:paragraph-rsid="001382f1" style:font-size-asian="8pt" style:font-weight-asian="bold" style:font-size-complex="8pt" style:font-weight-complex="bold"/>
    </style:style>
    <style:style style:name="P116" style:family="paragraph" style:parent-style-name="Preformatted_20_Text">
      <style:paragraph-properties style:text-autospace="none"/>
      <style:text-properties fo:font-variant="normal" fo:text-transform="none" fo:color="#000000" style:font-name="Verdana" fo:font-size="8pt" fo:letter-spacing="normal" fo:font-style="normal" fo:font-weight="normal" officeooo:rsid="0012d32a" officeooo:paragraph-rsid="0012d32a" style:font-name-asian="Arial1" style:font-size-asian="8pt" style:font-name-complex="Arial1" style:font-size-complex="8pt"/>
    </style:style>
    <style:style style:name="P117" style:family="paragraph" style:parent-style-name="Preformatted_20_Text">
      <style:paragraph-properties style:text-autospace="none"/>
      <style:text-properties fo:color="#000000" style:font-name="Arial1" fo:font-size="10pt" officeooo:rsid="0010cce6" officeooo:paragraph-rsid="00111e52" style:font-name-asian="Arial1" style:font-size-asian="10pt" style:font-name-complex="Arial1" style:font-size-complex="10pt"/>
    </style:style>
    <style:style style:name="P118" style:family="paragraph" style:parent-style-name="Preformatted_20_Text">
      <style:paragraph-properties style:text-autospace="none"/>
      <style:text-properties fo:color="#000000" style:font-name="Courier New" fo:font-size="8pt" officeooo:rsid="0012d32a" officeooo:paragraph-rsid="0012d32a" style:font-name-asian="Arial1" style:font-size-asian="8pt" style:font-name-complex="Arial1" style:font-size-complex="8pt"/>
    </style:style>
    <style:style style:name="P119" style:family="paragraph" style:parent-style-name="Table_20_Contents">
      <style:paragraph-properties fo:margin-left="0in" fo:margin-right="0in" fo:text-indent="0in" style:auto-text-indent="false"/>
      <style:text-properties style:font-name="Verdana" fo:font-size="8pt" officeooo:rsid="000d029f" officeooo:paragraph-rsid="000d029f" style:font-size-asian="8pt" style:font-size-complex="8pt"/>
    </style:style>
    <style:style style:name="P120" style:family="paragraph" style:parent-style-name="Table_20_Contents" style:master-page-name="">
      <style:paragraph-properties fo:text-align="center" style:justify-single-word="false" style:page-number="auto" fo:background-color="transparent">
        <style:background-image/>
      </style:paragraph-properties>
      <style:text-properties style:font-name="Verdana" fo:font-size="8pt" fo:font-weight="bold" officeooo:rsid="000ea9fb" officeooo:paragraph-rsid="000d029f" style:font-size-asian="8pt" style:font-weight-asian="bold" style:font-size-complex="8pt" style:font-weight-complex="bold"/>
    </style:style>
    <style:style style:name="P121" style:family="paragraph" style:parent-style-name="Table_20_Contents">
      <style:text-properties style:font-name="Verdana" fo:font-size="8pt" officeooo:rsid="000262af" officeooo:paragraph-rsid="0014391a" style:font-size-asian="8pt" style:font-size-complex="8pt"/>
    </style:style>
    <style:style style:name="P122" style:family="paragraph" style:parent-style-name="Table_20_Contents">
      <style:text-properties style:font-name="Verdana" fo:font-size="8pt" officeooo:rsid="000262af" officeooo:paragraph-rsid="000731d8" style:font-size-asian="8pt" style:font-size-complex="8pt"/>
    </style:style>
    <style:style style:name="P123" style:family="paragraph" style:parent-style-name="Table_20_Contents">
      <style:text-properties style:font-name="Verdana" fo:font-size="8pt" officeooo:rsid="000262af" officeooo:paragraph-rsid="00153399" style:font-size-asian="8pt" style:font-size-complex="8pt"/>
    </style:style>
    <style:style style:name="P124" style:family="paragraph" style:parent-style-name="Table_20_Contents">
      <style:text-properties style:font-name="Verdana" fo:font-size="8pt" officeooo:rsid="000262af" officeooo:paragraph-rsid="00160423" style:font-size-asian="8pt" style:font-size-complex="8pt"/>
    </style:style>
    <style:style style:name="P125" style:family="paragraph" style:parent-style-name="Table_20_Contents">
      <style:text-properties style:font-name="Verdana" fo:font-size="8pt" officeooo:rsid="000d029f" officeooo:paragraph-rsid="0014391a" style:font-size-asian="8pt" style:font-size-complex="8pt"/>
    </style:style>
    <style:style style:name="P126" style:family="paragraph" style:parent-style-name="Table_20_Contents">
      <style:text-properties style:font-name="Verdana" fo:font-size="8pt" officeooo:rsid="00054e21" officeooo:paragraph-rsid="0014391a" style:font-size-asian="8pt" style:font-size-complex="8pt"/>
    </style:style>
    <style:style style:name="P127" style:family="paragraph" style:parent-style-name="Table_20_Contents">
      <style:text-properties style:font-name="Verdana" fo:font-size="8pt" officeooo:rsid="0012d32a" officeooo:paragraph-rsid="0014391a" style:font-size-asian="8pt" style:font-size-complex="8pt"/>
    </style:style>
    <style:style style:name="P128" style:family="paragraph" style:parent-style-name="Table_20_Contents">
      <style:text-properties style:font-name="Verdana" fo:font-size="8pt" officeooo:rsid="000731d8" officeooo:paragraph-rsid="0014391a" style:font-size-asian="8pt" style:font-size-complex="8pt"/>
    </style:style>
    <style:style style:name="P129" style:family="paragraph" style:parent-style-name="Table_20_Contents">
      <style:text-properties style:font-name="Verdana" fo:font-size="8pt" officeooo:paragraph-rsid="0014391a" style:font-size-asian="8pt" style:font-size-complex="8pt"/>
    </style:style>
    <style:style style:name="P130" style:family="paragraph" style:parent-style-name="Table_20_Contents">
      <style:text-properties style:font-name="Verdana" fo:font-size="8pt" officeooo:rsid="0003d6c8" officeooo:paragraph-rsid="0014391a" style:font-size-asian="8pt" style:font-size-complex="8pt"/>
    </style:style>
    <style:style style:name="P131" style:family="paragraph" style:parent-style-name="Table_20_Contents">
      <style:text-properties style:font-name="Verdana" fo:font-size="8pt" officeooo:rsid="0003d6c8" officeooo:paragraph-rsid="00153399" style:font-size-asian="8pt" style:font-size-complex="8pt"/>
    </style:style>
    <style:style style:name="P132" style:family="paragraph" style:parent-style-name="Table_20_Contents">
      <style:text-properties style:font-name="Verdana" fo:font-size="8pt" officeooo:rsid="0003d6c8" officeooo:paragraph-rsid="00160423" style:font-size-asian="8pt" style:font-size-complex="8pt"/>
    </style:style>
    <style:style style:name="P133" style:family="paragraph" style:parent-style-name="Table_20_Contents">
      <style:paragraph-properties fo:text-align="center" style:justify-single-word="false"/>
      <style:text-properties style:font-name="Verdana" fo:font-size="8pt" fo:font-weight="bold" officeooo:rsid="000262af" officeooo:paragraph-rsid="0014391a"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style:font-name="Verdana" fo:font-size="8pt" fo:font-weight="bold" officeooo:rsid="000731d8" officeooo:paragraph-rsid="0014391a" style:font-size-asian="8pt" style:font-weight-asian="bold" style:font-size-complex="8pt" style:font-weight-complex="bold"/>
    </style:style>
    <style:style style:name="P135" style:family="paragraph" style:parent-style-name="Table_20_Contents">
      <style:text-properties fo:font-variant="normal" fo:text-transform="none" fo:color="#222222" style:font-name="arial" fo:font-size="8.19999980926514pt" fo:letter-spacing="normal" fo:font-style="normal" fo:font-weight="normal" officeooo:rsid="000d029f" officeooo:paragraph-rsid="0014391a" style:font-size-asian="8pt" style:font-size-complex="8pt"/>
    </style:style>
    <style:style style:name="P136" style:family="paragraph" style:parent-style-name="Table_20_Contents">
      <style:paragraph-properties fo:margin-left="0in" fo:margin-right="0in" fo:text-indent="0in" style:auto-text-indent="false"/>
      <style:text-properties style:font-name="Verdana" fo:font-size="8pt" officeooo:rsid="000d029f" officeooo:paragraph-rsid="0014391a" style:font-size-asian="8pt" style:font-size-complex="8pt"/>
    </style:style>
    <style:style style:name="P137" style:family="paragraph" style:parent-style-name="Table_20_Contents">
      <style:paragraph-properties fo:margin-left="0in" fo:margin-right="0in" fo:text-indent="0in" style:auto-text-indent="false"/>
      <style:text-properties style:font-name="Verdana" fo:font-size="8pt" fo:font-weight="normal" officeooo:rsid="000262af" officeooo:paragraph-rsid="0014391a" style:font-size-asian="8pt" style:font-weight-asian="normal" style:font-size-complex="8pt" style:font-weight-complex="normal"/>
    </style:style>
    <style:style style:name="P138" style:family="paragraph" style:parent-style-name="Table_20_Contents">
      <style:paragraph-properties fo:margin-left="0in" fo:margin-right="0in" fo:text-indent="0in" style:auto-text-indent="false"/>
      <style:text-properties style:font-name="Verdana" fo:font-size="8pt" fo:font-weight="normal" officeooo:rsid="000262af" officeooo:paragraph-rsid="00153399" style:font-size-asian="8pt" style:font-weight-asian="normal" style:font-size-complex="8pt" style:font-weight-complex="normal"/>
    </style:style>
    <style:style style:name="P139" style:family="paragraph" style:parent-style-name="Table_20_Contents">
      <style:paragraph-properties fo:margin-left="0in" fo:margin-right="0in" fo:text-indent="0in" style:auto-text-indent="false"/>
      <style:text-properties style:font-name="Verdana" fo:font-size="8pt" fo:font-weight="normal" officeooo:rsid="000262af" officeooo:paragraph-rsid="00160423" style:font-size-asian="8pt" style:font-weight-asian="normal" style:font-size-complex="8pt" style:font-weight-complex="normal"/>
    </style:style>
    <style:style style:name="P140" style:family="paragraph" style:parent-style-name="Table_20_Contents">
      <style:paragraph-properties fo:margin-left="0.4925in" fo:margin-right="0in" fo:text-indent="0in" style:auto-text-indent="false"/>
      <style:text-properties style:font-name="Verdana" fo:font-size="8pt" officeooo:rsid="000262af" officeooo:paragraph-rsid="0014391a" style:font-size-asian="8pt" style:font-size-complex="8pt"/>
    </style:style>
    <style:style style:name="P141" style:family="paragraph" style:parent-style-name="Table_20_Contents">
      <style:paragraph-properties fo:margin-left="0.4925in" fo:margin-right="0in" fo:text-indent="0in" style:auto-text-indent="false"/>
      <style:text-properties style:font-name="Verdana" fo:font-size="8pt" fo:font-weight="bold" officeooo:rsid="000d029f" officeooo:paragraph-rsid="0014391a" style:font-size-asian="8pt" style:font-weight-asian="bold" style:font-size-complex="8pt" style:font-weight-complex="bold"/>
    </style:style>
    <style:style style:name="P142" style:family="paragraph" style:parent-style-name="Standard">
      <style:paragraph-properties fo:background-color="transparent">
        <style:background-image/>
      </style:paragraph-properties>
      <style:text-properties style:font-name="Verdana" fo:font-size="8pt" fo:font-style="normal" fo:font-weight="normal" officeooo:rsid="001382f1" officeooo:paragraph-rsid="001382f1" style:font-size-asian="8pt" style:font-style-asian="normal" style:font-weight-asian="normal" style:font-size-complex="8pt" style:font-style-complex="normal" style:font-weight-complex="normal"/>
    </style:style>
    <style:style style:name="P143" style:family="paragraph" style:parent-style-name="Standard">
      <style:paragraph-properties fo:background-color="transparent">
        <style:background-image/>
      </style:paragraph-properties>
      <style:text-properties style:font-name="Verdana" fo:font-size="8pt" fo:font-style="normal" fo:font-weight="normal" officeooo:rsid="000262af" officeooo:paragraph-rsid="00153399" style:font-size-asian="8pt" style:font-style-asian="normal" style:font-weight-asian="normal" style:font-size-complex="8pt" style:font-style-complex="normal" style:font-weight-complex="normal"/>
    </style:style>
    <style:style style:name="P144" style:family="paragraph" style:parent-style-name="Standard">
      <style:paragraph-properties fo:background-color="transparent">
        <style:background-image/>
      </style:paragraph-properties>
      <style:text-properties style:font-name="Verdana" fo:font-size="8pt" fo:font-style="normal" fo:font-weight="normal" officeooo:rsid="000262af" officeooo:paragraph-rsid="00160423" style:font-size-asian="8pt" style:font-style-asian="normal" style:font-weight-asian="normal" style:font-size-complex="8pt" style:font-style-complex="normal" style:font-weight-complex="normal"/>
    </style:style>
    <style:style style:name="P145" style:family="paragraph" style:parent-style-name="Standard">
      <style:paragraph-properties fo:background-color="transparent">
        <style:background-image/>
      </style:paragraph-properties>
      <style:text-properties style:font-name="Verdana" fo:font-size="8pt" fo:font-weight="normal" officeooo:rsid="000262af" officeooo:paragraph-rsid="0014391a" style:font-size-asian="8pt" style:font-weight-asian="normal" style:font-size-complex="8pt" style:font-weight-complex="normal"/>
    </style:style>
    <style:style style:name="P146" style:family="paragraph" style:parent-style-name="Standard">
      <style:paragraph-properties fo:background-color="transparent">
        <style:background-image/>
      </style:paragraph-properties>
      <style:text-properties style:font-name="Verdana" fo:font-size="8pt" fo:font-weight="normal" officeooo:rsid="000d029f" officeooo:paragraph-rsid="0014391a" style:font-size-asian="8pt" style:font-weight-asian="normal" style:font-size-complex="8pt" style:font-weight-complex="normal"/>
    </style:style>
    <style:style style:name="P147" style:family="paragraph" style:parent-style-name="Standard">
      <style:paragraph-properties fo:background-color="transparent">
        <style:background-image/>
      </style:paragraph-properties>
      <style:text-properties style:font-name="Verdana" fo:font-size="9pt" fo:font-style="normal" fo:font-weight="normal" officeooo:rsid="001382f1" officeooo:paragraph-rsid="001382f1" style:font-size-asian="7.84999990463257pt" style:font-style-asian="normal" style:font-weight-asian="normal" style:font-size-complex="9pt" style:font-style-complex="normal" style:font-weight-complex="normal"/>
    </style:style>
    <style:style style:name="P148" style:family="paragraph" style:parent-style-name="Standard">
      <style:paragraph-properties fo:background-color="transparent">
        <style:background-image/>
      </style:paragraph-properties>
      <style:text-properties style:font-name="Verdana" fo:font-size="9pt" fo:font-style="normal" fo:font-weight="normal" officeooo:rsid="000731d8" officeooo:paragraph-rsid="0014391a" style:font-size-asian="7.84999990463257pt" style:font-style-asian="normal" style:font-weight-asian="normal" style:font-size-complex="9pt" style:font-style-complex="normal" style:font-weight-complex="normal"/>
    </style:style>
    <style:style style:name="P149"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14391a" style:font-size-asian="7.84999990463257pt" style:font-style-asian="normal" style:font-weight-asian="normal" style:font-size-complex="9pt" style:font-style-complex="normal" style:font-weight-complex="normal"/>
    </style:style>
    <style:style style:name="P150" style:family="paragraph" style:parent-style-name="Standard">
      <style:paragraph-properties fo:background-color="transparent">
        <style:background-image/>
      </style:paragraph-properties>
      <style:text-properties style:font-name="Verdana" fo:font-size="9pt" fo:font-style="normal" fo:font-weight="normal" officeooo:rsid="000d029f" officeooo:paragraph-rsid="0014391a" style:font-size-asian="7.84999990463257pt" style:font-style-asian="normal" style:font-weight-asian="normal" style:font-size-complex="9pt" style:font-style-complex="normal" style:font-weight-complex="normal"/>
    </style:style>
    <style:style style:name="P151" style:family="paragraph" style:parent-style-name="Standard">
      <style:paragraph-properties fo:background-color="transparent">
        <style:background-image/>
      </style:paragraph-properties>
      <style:text-properties style:font-name="Verdana" fo:font-size="9pt" fo:font-style="normal" fo:font-weight="normal" officeooo:rsid="000d029f" officeooo:paragraph-rsid="00153399" style:font-size-asian="7.84999990463257pt" style:font-style-asian="normal" style:font-weight-asian="normal" style:font-size-complex="9pt" style:font-style-complex="normal" style:font-weight-complex="normal"/>
    </style:style>
    <style:style style:name="P152" style:family="paragraph" style:parent-style-name="Standard">
      <style:paragraph-properties fo:background-color="transparent">
        <style:background-image/>
      </style:paragraph-properties>
      <style:text-properties style:font-name="Verdana" fo:font-size="9pt" fo:font-style="normal" fo:font-weight="normal" officeooo:rsid="000d029f" officeooo:paragraph-rsid="00160423" style:font-size-asian="7.84999990463257pt" style:font-style-asian="normal" style:font-weight-asian="normal" style:font-size-complex="9pt" style:font-style-complex="normal" style:font-weight-complex="normal"/>
    </style:style>
    <style:style style:name="P153" style:family="paragraph" style:parent-style-name="Standard">
      <style:paragraph-properties fo:background-color="transparent">
        <style:background-image/>
      </style:paragraph-properties>
      <style:text-properties style:font-name="Verdana" fo:font-size="9pt" fo:font-style="normal" fo:font-weight="normal" officeooo:rsid="000d029f" officeooo:paragraph-rsid="00172ae3" style:font-size-asian="7.84999990463257pt" style:font-style-asian="normal" style:font-weight-asian="normal" style:font-size-complex="9pt" style:font-style-complex="normal" style:font-weight-complex="normal"/>
    </style:style>
    <style:style style:name="P154" style:family="paragraph" style:parent-style-name="Standard">
      <style:paragraph-properties fo:background-color="transparent">
        <style:background-image/>
      </style:paragraph-properties>
      <style:text-properties style:font-name="Verdana" fo:font-size="9pt" fo:font-weight="normal" officeooo:rsid="0003d6c8" officeooo:paragraph-rsid="0014391a" style:font-size-asian="9pt" style:font-weight-asian="normal" style:font-size-complex="9pt" style:font-weight-complex="normal"/>
    </style:style>
    <style:style style:name="P155" style:family="paragraph" style:parent-style-name="Standard">
      <style:paragraph-properties fo:background-color="transparent">
        <style:background-image/>
      </style:paragraph-properties>
      <style:text-properties style:font-name="Verdana" fo:font-size="9pt" fo:font-weight="normal" officeooo:rsid="000d029f" officeooo:paragraph-rsid="0014391a" style:font-size-asian="9pt" style:font-weight-asian="normal" style:font-size-complex="9pt" style:font-weight-complex="normal"/>
    </style:style>
    <style:style style:name="P156" style:family="paragraph" style:parent-style-name="Standard">
      <style:paragraph-properties fo:background-color="transparent">
        <style:background-image/>
      </style:paragraph-properties>
      <style:text-properties style:font-name="Verdana" fo:font-size="10pt" officeooo:paragraph-rsid="0014391a" style:font-size-asian="8.75pt" style:font-size-complex="10pt"/>
    </style:style>
    <style:style style:name="P157" style:family="paragraph" style:parent-style-name="Standard">
      <style:paragraph-properties fo:background-color="transparent">
        <style:background-image/>
      </style:paragraph-properties>
      <style:text-properties style:font-name="Verdana" fo:font-size="10pt" officeooo:paragraph-rsid="00153399" style:font-size-asian="8.75pt" style:font-size-complex="10pt"/>
    </style:style>
    <style:style style:name="P158" style:family="paragraph" style:parent-style-name="Standard">
      <style:paragraph-properties fo:background-color="transparent">
        <style:background-image/>
      </style:paragraph-properties>
      <style:text-properties style:font-name="Verdana" fo:font-size="10pt" officeooo:paragraph-rsid="00160423" style:font-size-asian="8.75pt" style:font-size-complex="10pt"/>
    </style:style>
    <style:style style:name="P159" style:family="paragraph" style:parent-style-name="Standard">
      <style:paragraph-properties fo:background-color="transparent">
        <style:background-image/>
      </style:paragraph-properties>
      <style:text-properties style:font-name="Verdana" fo:font-size="10pt" fo:font-weight="normal" officeooo:rsid="000262af" officeooo:paragraph-rsid="00153399" style:font-size-asian="8.75pt" style:font-weight-asian="normal" style:font-size-complex="10pt" style:font-weight-complex="normal"/>
    </style:style>
    <style:style style:name="P160" style:family="paragraph" style:parent-style-name="Standard">
      <style:paragraph-properties fo:background-color="transparent">
        <style:background-image/>
      </style:paragraph-properties>
      <style:text-properties style:font-name="Verdana" fo:font-size="10pt" fo:font-style="normal" fo:font-weight="normal" officeooo:rsid="000d029f" officeooo:paragraph-rsid="00160423" style:font-size-asian="8.75pt" style:font-style-asian="normal" style:font-weight-asian="normal" style:font-size-complex="10pt" style:font-style-complex="normal" style:font-weight-complex="normal"/>
    </style:style>
    <style:style style:name="P161" style:family="paragraph" style:parent-style-name="Standard">
      <style:paragraph-properties fo:background-color="transparent">
        <style:background-image/>
      </style:paragraph-properties>
      <style:text-properties style:font-name="Courier" fo:font-size="8pt" fo:font-weight="bold" officeooo:rsid="000262af" officeooo:paragraph-rsid="0014391a" style:font-size-asian="8pt" style:font-weight-asian="bold" style:font-size-complex="8pt" style:font-weight-complex="bold"/>
    </style:style>
    <style:style style:name="P162" style:family="paragraph" style:parent-style-name="Standard">
      <style:paragraph-properties fo:background-color="transparent">
        <style:background-image/>
      </style:paragraph-properties>
      <style:text-properties style:font-name="Courier" fo:font-size="8pt" fo:font-weight="normal" officeooo:rsid="000d029f" officeooo:paragraph-rsid="0014391a" style:font-size-asian="8pt" style:font-weight-asian="normal" style:font-size-complex="8pt" style:font-weight-complex="normal"/>
    </style:style>
    <style:style style:name="P163" style:family="paragraph" style:parent-style-name="Standard">
      <style:paragraph-properties fo:background-color="transparent">
        <style:background-image/>
      </style:paragraph-properties>
      <style:text-properties style:font-name="Courier" fo:font-size="8pt" fo:font-style="normal" fo:font-weight="bold" officeooo:rsid="000262af" officeooo:paragraph-rsid="00153399" style:font-size-asian="8pt" style:font-style-asian="normal" style:font-weight-asian="bold" style:font-size-complex="8pt" style:font-style-complex="normal" style:font-weight-complex="bold"/>
    </style:style>
    <style:style style:name="P164" style:family="paragraph" style:parent-style-name="Standard">
      <style:paragraph-properties fo:background-color="transparent">
        <style:background-image/>
      </style:paragraph-properties>
      <style:text-properties style:font-name="Courier" fo:font-size="8pt" fo:font-style="normal" fo:font-weight="bold" officeooo:rsid="000262af" officeooo:paragraph-rsid="00160423" style:font-size-asian="8pt" style:font-style-asian="normal" style:font-weight-asian="bold" style:font-size-complex="8pt" style:font-style-complex="normal" style:font-weight-complex="bold"/>
    </style:style>
    <style:style style:name="P165" style:family="paragraph" style:parent-style-name="Standard">
      <style:paragraph-properties fo:background-color="transparent">
        <style:background-image/>
      </style:paragraph-properties>
      <style:text-properties style:font-name="Courier New" fo:font-size="8pt" fo:font-weight="normal" officeooo:rsid="00054e21" officeooo:paragraph-rsid="0014391a" style:font-size-asian="8pt" style:font-weight-asian="normal" style:font-size-complex="8pt" style:font-weight-complex="normal"/>
    </style:style>
    <style:style style:name="P166" style:family="paragraph" style:parent-style-name="Standard">
      <style:paragraph-properties fo:background-color="transparent">
        <style:background-image/>
      </style:paragraph-properties>
      <style:text-properties style:font-name="Courier New" fo:font-size="8pt" fo:font-weight="normal" officeooo:rsid="00054e21" officeooo:paragraph-rsid="00160423" style:font-size-asian="8pt" style:font-weight-asian="normal" style:font-size-complex="8pt" style:font-weight-complex="normal"/>
    </style:style>
    <style:style style:name="P167" style:family="paragraph" style:parent-style-name="Standard">
      <style:paragraph-properties fo:background-color="transparent">
        <style:background-image/>
      </style:paragraph-properties>
      <style:text-properties style:font-name="Courier New" fo:font-size="8pt" fo:font-weight="normal" officeooo:rsid="0003d6c8" officeooo:paragraph-rsid="0014391a" style:font-size-asian="8pt" style:font-weight-asian="normal" style:font-size-complex="8pt" style:font-weight-complex="normal"/>
    </style:style>
    <style:style style:name="P168" style:family="paragraph" style:parent-style-name="Standard">
      <style:paragraph-properties fo:background-color="transparent">
        <style:background-image/>
      </style:paragraph-properties>
      <style:text-properties style:font-name="Courier New" fo:font-size="8pt" fo:font-weight="normal" officeooo:rsid="0003d6c8" officeooo:paragraph-rsid="00153399" style:font-size-asian="8pt" style:font-weight-asian="normal" style:font-size-complex="8pt" style:font-weight-complex="normal"/>
    </style:style>
    <style:style style:name="P169" style:family="paragraph" style:parent-style-name="Standard">
      <style:paragraph-properties fo:background-color="transparent">
        <style:background-image/>
      </style:paragraph-properties>
      <style:text-properties style:font-name="Courier New" fo:font-size="8pt" fo:font-weight="normal" officeooo:rsid="0003d6c8" officeooo:paragraph-rsid="00160423" style:font-size-asian="8pt" style:font-weight-asian="normal" style:font-size-complex="8pt" style:font-weight-complex="normal"/>
    </style:style>
    <style:style style:name="P170" style:family="paragraph" style:parent-style-name="Standard">
      <style:paragraph-properties fo:background-color="transparent">
        <style:background-image/>
      </style:paragraph-properties>
      <style:text-properties style:font-name="Courier New" fo:font-size="8pt" fo:font-weight="normal" officeooo:rsid="0003d6c8" officeooo:paragraph-rsid="00172ae3" style:font-size-asian="8pt" style:font-weight-asian="normal" style:font-size-complex="8pt" style:font-weight-complex="normal"/>
    </style:style>
    <style:style style:name="P171" style:family="paragraph" style:parent-style-name="Standard">
      <style:paragraph-properties fo:background-color="transparent">
        <style:background-image/>
      </style:paragraph-properties>
      <style:text-properties style:font-name="Courier New" fo:font-size="8pt" fo:font-weight="normal" officeooo:rsid="000d029f" officeooo:paragraph-rsid="0014391a" style:font-size-asian="8pt" style:font-weight-asian="normal" style:font-size-complex="8pt" style:font-weight-complex="normal"/>
    </style:style>
    <style:style style:name="P172" style:family="paragraph" style:parent-style-name="Standard">
      <style:paragraph-properties fo:background-color="transparent">
        <style:background-image/>
      </style:paragraph-properties>
      <style:text-properties style:font-name="Courier New" fo:font-size="8pt" officeooo:paragraph-rsid="0014391a" style:font-size-asian="8pt" style:font-size-complex="8pt"/>
    </style:style>
    <style:style style:name="P173" style:family="paragraph" style:parent-style-name="Standard">
      <style:paragraph-properties fo:background-color="transparent">
        <style:background-image/>
      </style:paragraph-properties>
      <style:text-properties style:font-name="Courier New" fo:font-size="8pt" officeooo:paragraph-rsid="00153399" style:font-size-asian="8pt" style:font-size-complex="8pt"/>
    </style:style>
    <style:style style:name="P174" style:family="paragraph" style:parent-style-name="Standard">
      <style:paragraph-properties fo:background-color="transparent">
        <style:background-image/>
      </style:paragraph-properties>
      <style:text-properties style:font-name="Courier New" fo:font-size="8pt" officeooo:paragraph-rsid="00160423" style:font-size-asian="8pt" style:font-size-complex="8pt"/>
    </style:style>
    <style:style style:name="P175" style:family="paragraph" style:parent-style-name="Standard">
      <style:paragraph-properties fo:background-color="transparent">
        <style:background-image/>
      </style:paragraph-properties>
      <style:text-properties style:font-name="Courier New" fo:font-size="8pt" fo:font-style="normal" fo:font-weight="normal" officeooo:rsid="0003d6c8" officeooo:paragraph-rsid="00153399" style:font-size-asian="8pt" style:font-style-asian="normal" style:font-weight-asian="normal" style:font-size-complex="8pt" style:font-style-complex="normal" style:font-weight-complex="normal"/>
    </style:style>
    <style:style style:name="P176" style:family="paragraph" style:parent-style-name="Standard">
      <style:paragraph-properties fo:background-color="transparent">
        <style:background-image/>
      </style:paragraph-properties>
      <style:text-properties style:font-name="Courier New" fo:font-size="8pt" fo:font-style="normal" fo:font-weight="normal" officeooo:rsid="0003d6c8" officeooo:paragraph-rsid="00160423" style:font-size-asian="8pt" style:font-style-asian="normal" style:font-weight-asian="normal" style:font-size-complex="8pt" style:font-style-complex="normal" style:font-weight-complex="normal"/>
    </style:style>
    <style:style style:name="P177" style:family="paragraph" style:parent-style-name="Standard">
      <style:paragraph-properties fo:background-color="transparent">
        <style:background-image/>
      </style:paragraph-properties>
      <style:text-properties style:font-name="Courier New" fo:font-size="10pt" officeooo:paragraph-rsid="00153399" style:font-size-asian="8.75pt" style:font-size-complex="10pt"/>
    </style:style>
    <style:style style:name="P178" style:family="paragraph" style:parent-style-name="Standard">
      <style:paragraph-properties fo:background-color="transparent">
        <style:background-image/>
      </style:paragraph-properties>
      <style:text-properties style:font-name="Courier New" fo:font-size="10pt" officeooo:paragraph-rsid="00160423" style:font-size-asian="8.75pt" style:font-size-complex="10pt"/>
    </style:style>
    <style:style style:name="P179" style:family="paragraph" style:parent-style-name="Standard">
      <style:paragraph-properties fo:background-color="#000000">
        <style:background-image/>
      </style:paragraph-properties>
      <style:text-properties style:font-name="Verdana" fo:font-size="10pt" officeooo:paragraph-rsid="0014391a" style:font-size-asian="8.75pt" style:font-size-complex="10pt"/>
    </style:style>
    <style:style style:name="P180" style:family="paragraph" style:parent-style-name="Standard">
      <style:paragraph-properties fo:background-color="#000000">
        <style:background-image/>
      </style:paragraph-properties>
      <style:text-properties style:font-name="Courier" fo:font-size="8pt" fo:font-weight="bold" officeooo:rsid="000731d8" officeooo:paragraph-rsid="0014391a" style:font-size-asian="8pt" style:font-weight-asian="bold" style:font-size-complex="8pt" style:font-weight-complex="bold"/>
    </style:style>
    <style:style style:name="P181" style:family="paragraph" style:parent-style-name="Standard">
      <style:paragraph-properties fo:background-color="#000000">
        <style:background-image/>
      </style:paragraph-properties>
      <style:text-properties style:font-name="Courier" fo:font-size="8pt" fo:font-weight="bold" officeooo:rsid="000262af" officeooo:paragraph-rsid="00153399" style:font-size-asian="8pt" style:font-weight-asian="bold" style:font-size-complex="8pt" style:font-weight-complex="bold"/>
    </style:style>
    <style:style style:name="P182" style:family="paragraph" style:parent-style-name="Standard">
      <style:paragraph-properties fo:background-color="#000000">
        <style:background-image/>
      </style:paragraph-properties>
      <style:text-properties style:font-name="Courier" fo:font-size="8pt" fo:font-weight="bold" officeooo:rsid="000262af" officeooo:paragraph-rsid="00160423" style:font-size-asian="8pt" style:font-weight-asian="bold" style:font-size-complex="8pt" style:font-weight-complex="bold"/>
    </style:style>
    <style:style style:name="P183" style:family="paragraph" style:parent-style-name="Standard">
      <style:paragraph-properties fo:background-color="#ffff00">
        <style:background-image/>
      </style:paragraph-properties>
      <style:text-properties style:font-name="Courier New" fo:font-size="8pt" fo:font-weight="normal" officeooo:rsid="00054e21" officeooo:paragraph-rsid="0014391a" style:font-size-asian="8pt" style:font-weight-asian="normal" style:font-size-complex="8pt" style:font-weight-complex="normal"/>
    </style:style>
    <style:style style:name="P184" style:family="paragraph" style:parent-style-name="Standard">
      <style:paragraph-properties fo:background-color="#ffff00">
        <style:background-image/>
      </style:paragraph-properties>
      <style:text-properties style:font-name="Courier New" fo:font-size="8pt" fo:font-weight="normal" officeooo:rsid="000d029f" officeooo:paragraph-rsid="0014391a" style:font-size-asian="8pt" style:font-weight-asian="normal" style:font-size-complex="8pt" style:font-weight-complex="normal"/>
    </style:style>
    <style:style style:name="P185" style:family="paragraph" style:parent-style-name="Standard">
      <style:paragraph-properties fo:background-color="#ffff00">
        <style:background-image/>
      </style:paragraph-properties>
      <style:text-properties style:font-name="Verdana" fo:font-size="8pt" fo:font-weight="normal" officeooo:rsid="000262af" officeooo:paragraph-rsid="0014391a" style:font-size-asian="8pt" style:font-weight-asian="normal" style:font-size-complex="8pt" style:font-weight-complex="normal"/>
    </style:style>
    <style:style style:name="P186" style:family="paragraph" style:parent-style-name="Standard">
      <style:paragraph-properties fo:break-before="page" fo:background-color="#000000">
        <style:background-image/>
      </style:paragraph-properties>
      <style:text-properties style:font-name="Courier" fo:font-size="8pt" fo:font-weight="bold" officeooo:rsid="000262af" officeooo:paragraph-rsid="00153399" style:font-size-asian="8pt" style:font-weight-asian="bold" style:font-size-complex="8pt" style:font-weight-complex="bold"/>
    </style:style>
    <style:style style:name="P187" style:family="paragraph" style:parent-style-name="Standard">
      <style:paragraph-properties fo:break-before="page" fo:background-color="#000000">
        <style:background-image/>
      </style:paragraph-properties>
      <style:text-properties style:font-name="Courier" fo:font-size="8pt" fo:font-weight="bold" officeooo:rsid="000262af" officeooo:paragraph-rsid="00160423" style:font-size-asian="8pt" style:font-weight-asian="bold" style:font-size-complex="8pt" style:font-weight-complex="bold"/>
    </style:style>
    <style:style style:name="T1" style:family="text">
      <style:text-properties officeooo:rsid="000262af"/>
    </style:style>
    <style:style style:name="T2" style:family="text">
      <style:text-properties fo:font-weight="bold" style:font-weight-asian="bold" style:font-weight-complex="bold"/>
    </style:style>
    <style:style style:name="T3" style:family="text">
      <style:text-properties fo:font-weight="bold" officeooo:rsid="000262af" style:font-weight-asian="bold" style:font-weight-complex="bold"/>
    </style:style>
    <style:style style:name="T4" style:family="text">
      <style:text-properties fo:font-weight="bold" officeooo:rsid="00054e21" style:font-weight-asian="bold" style:font-weight-complex="bold"/>
    </style:style>
    <style:style style:name="T5" style:family="text">
      <style:text-properties fo:font-weight="bold" officeooo:rsid="000d029f" style:font-weight-asian="bold" style:font-weight-complex="bold"/>
    </style:style>
    <style:style style:name="T6" style:family="text">
      <style:text-properties fo:font-weight="bold" officeooo:rsid="000f85df" style:font-weight-asian="bold" style:font-weight-complex="bold"/>
    </style:style>
    <style:style style:name="T7" style:family="text">
      <style:text-properties fo:font-weight="bold" officeooo:rsid="00111e52" style:font-weight-asian="bold" style:font-weight-complex="bold"/>
    </style:style>
    <style:style style:name="T8" style:family="text">
      <style:text-properties fo:font-weight="bold" officeooo:rsid="0003d6c8" style:font-weight-asian="bold" style:font-weight-complex="bold"/>
    </style:style>
    <style:style style:name="T9" style:family="text">
      <style:text-properties fo:font-weight="bold" officeooo:rsid="000731d8" style:font-weight-asian="bold" style:font-weight-complex="bold"/>
    </style:style>
    <style:style style:name="T10" style:family="text">
      <style:text-properties fo:font-weight="bold" officeooo:rsid="0012d32a" style:font-weight-asian="bold" style:font-weight-complex="bold"/>
    </style:style>
    <style:style style:name="T11" style:family="text">
      <style:text-properties fo:font-weight="bold" officeooo:rsid="0014155b" style:font-weight-asian="bold" style:font-weight-complex="bold"/>
    </style:style>
    <style:style style:name="T12" style:family="text">
      <style:text-properties fo:font-weight="bold" officeooo:rsid="0014391a" style:font-weight-asian="bold" style:font-weight-complex="bold"/>
    </style:style>
    <style:style style:name="T13" style:family="text">
      <style:text-properties fo:font-weight="bold" officeooo:rsid="00160423" style:font-weight-asian="bold" style:font-weight-complex="bold"/>
    </style:style>
    <style:style style:name="T14" style:family="text">
      <style:text-properties fo:font-weight="normal" officeooo:rsid="000262af" style:font-weight-asian="normal" style:font-weight-complex="normal"/>
    </style:style>
    <style:style style:name="T15" style:family="text">
      <style:text-properties fo:font-weight="normal" officeooo:rsid="0003d6c8" style:font-weight-asian="normal" style:font-weight-complex="normal"/>
    </style:style>
    <style:style style:name="T16" style:family="text">
      <style:text-properties fo:font-weight="normal" officeooo:rsid="00054e21" style:font-weight-asian="normal" style:font-weight-complex="normal"/>
    </style:style>
    <style:style style:name="T17" style:family="text">
      <style:text-properties fo:font-weight="normal" officeooo:rsid="000731d8" style:font-weight-asian="normal" style:font-weight-complex="normal"/>
    </style:style>
    <style:style style:name="T18" style:family="text">
      <style:text-properties fo:font-weight="normal" officeooo:rsid="000d029f" style:font-weight-asian="normal" style:font-weight-complex="normal"/>
    </style:style>
    <style:style style:name="T19" style:family="text">
      <style:text-properties fo:font-weight="normal" officeooo:rsid="0012d32a" style:font-weight-asian="normal" style:font-weight-complex="normal"/>
    </style:style>
    <style:style style:name="T20" style:family="text">
      <style:text-properties style:font-name="Courier" fo:font-size="8pt" fo:font-weight="bold" officeooo:rsid="000262af" style:font-size-asian="8pt" style:font-weight-asian="bold" style:font-size-complex="8pt" style:font-weight-complex="bold"/>
    </style:style>
    <style:style style:name="T21" style:family="text">
      <style:text-properties style:font-name="Courier" fo:font-size="8pt" fo:font-weight="bold" officeooo:rsid="000731d8" style:font-size-asian="8pt" style:font-weight-asian="bold" style:font-size-complex="8pt" style:font-weight-complex="bold"/>
    </style:style>
    <style:style style:name="T22" style:family="text">
      <style:text-properties style:font-name="Courier" fo:font-size="8pt" fo:font-weight="bold" officeooo:rsid="000d029f" style:font-size-asian="8pt" style:font-weight-asian="bold" style:font-size-complex="8pt" style:font-weight-complex="bold"/>
    </style:style>
    <style:style style:name="T23" style:family="text">
      <style:text-properties style:font-name="Courier" fo:font-size="8pt" fo:font-weight="bold" officeooo:rsid="00111e52" style:font-size-asian="8pt" style:font-weight-asian="bold" style:font-size-complex="8pt" style:font-weight-complex="bold"/>
    </style:style>
    <style:style style:name="T24" style:family="text">
      <style:text-properties style:font-name="Courier" fo:font-size="8pt" fo:font-weight="bold" officeooo:rsid="0014391a" style:font-size-asian="8pt" style:font-weight-asian="bold" style:font-size-complex="8pt" style:font-weight-complex="bold"/>
    </style:style>
    <style:style style:name="T25" style:family="text">
      <style:text-properties fo:font-size="8pt" fo:font-weight="normal" officeooo:rsid="000262af" style:font-size-asian="8pt" style:font-weight-asian="normal" style:font-size-complex="8pt" style:font-weight-complex="normal"/>
    </style:style>
    <style:style style:name="T26" style:family="text">
      <style:text-properties fo:font-size="8pt" fo:font-weight="normal" officeooo:rsid="000731d8" style:font-size-asian="8pt" style:font-weight-asian="normal" style:font-size-complex="8pt" style:font-weight-complex="normal"/>
    </style:style>
    <style:style style:name="T27" style:family="text">
      <style:text-properties fo:font-size="8pt" fo:font-weight="normal" officeooo:rsid="0003d6c8" style:font-size-asian="8pt" style:font-weight-asian="normal" style:font-size-complex="8pt" style:font-weight-complex="normal"/>
    </style:style>
    <style:style style:name="T28" style:family="text">
      <style:text-properties fo:font-size="8pt" fo:font-weight="normal" officeooo:rsid="0014391a" style:font-size-asian="8pt" style:font-weight-asian="normal" style:font-size-complex="8pt" style:font-weight-complex="normal"/>
    </style:style>
    <style:style style:name="T29" style:family="text">
      <style:text-properties fo:font-size="8pt" fo:font-weight="normal" officeooo:rsid="00153399" style:font-size-asian="8pt" style:font-weight-asian="normal" style:font-size-complex="8pt" style:font-weight-complex="normal"/>
    </style:style>
    <style:style style:name="T30" style:family="text">
      <style:text-properties fo:font-size="8pt" fo:font-weight="normal" officeooo:rsid="00160423" style:font-size-asian="8pt" style:font-weight-asian="normal" style:font-size-complex="8pt" style:font-weight-complex="normal"/>
    </style:style>
    <style:style style:name="T31" style:family="text">
      <style:text-properties fo:font-size="8pt" officeooo:rsid="0014391a" style:font-size-asian="8pt" style:font-size-complex="8pt"/>
    </style:style>
    <style:style style:name="T32" style:family="text">
      <style:text-properties officeooo:rsid="00054e21"/>
    </style:style>
    <style:style style:name="T33" style:family="text">
      <style:text-properties fo:font-style="italic" fo:font-weight="normal" officeooo:rsid="00054e21" style:font-style-asian="italic" style:font-weight-asian="normal" style:font-style-complex="italic" style:font-weight-complex="normal"/>
    </style:style>
    <style:style style:name="T34" style:family="text">
      <style:text-properties fo:font-style="italic" fo:font-weight="bold" officeooo:rsid="0014391a" style:font-style-asian="italic" style:font-weight-asian="bold" style:font-style-complex="italic" style:font-weight-complex="bold"/>
    </style:style>
    <style:style style:name="T35" style:family="text">
      <style:text-properties fo:font-style="normal" fo:font-weight="normal" officeooo:rsid="00054e21" style:font-style-asian="normal" style:font-weight-asian="normal" style:font-style-complex="normal" style:font-weight-complex="normal"/>
    </style:style>
    <style:style style:name="T36" style:family="text">
      <style:text-properties fo:font-style="normal" fo:font-weight="normal" officeooo:rsid="000731d8" style:font-style-asian="normal" style:font-weight-asian="normal" style:font-style-complex="normal" style:font-weight-complex="normal"/>
    </style:style>
    <style:style style:name="T37" style:family="text">
      <style:text-properties fo:font-style="normal" officeooo:rsid="0014391a" style:font-style-asian="normal" style:font-style-complex="normal"/>
    </style:style>
    <style:style style:name="T38" style:family="text">
      <style:text-properties fo:color="#ff0000" officeooo:rsid="00054e21"/>
    </style:style>
    <style:style style:name="T39" style:family="text">
      <style:text-properties officeooo:rsid="000731d8"/>
    </style:style>
    <style:style style:name="T40" style:family="text">
      <style:text-properties officeooo:rsid="0007a4a4"/>
    </style:style>
    <style:style style:name="T41" style:family="text">
      <style:text-properties officeooo:rsid="00093655"/>
    </style:style>
    <style:style style:name="T42" style:family="text">
      <style:text-properties officeooo:rsid="000d029f"/>
    </style:style>
    <style:style style:name="T43" style:family="text">
      <style:text-properties officeooo:rsid="000ea9fb"/>
    </style:style>
    <style:style style:name="T44" style:family="text">
      <style:text-properties fo:color="#000000" style:font-name="Arial1" fo:font-size="10pt" officeooo:rsid="0010cce6" style:font-name-asian="Arial1" style:font-size-asian="10pt" style:font-name-complex="Arial1" style:font-size-complex="10pt"/>
    </style:style>
    <style:style style:name="T45" style:family="text">
      <style:text-properties fo:color="#000000" style:font-name="Arial1" fo:font-size="10pt" officeooo:rsid="00111e52" style:font-name-asian="Arial1" style:font-size-asian="10pt" style:font-name-complex="Arial1" style:font-size-complex="10pt"/>
    </style:style>
    <style:style style:name="T46" style:family="text">
      <style:text-properties fo:color="#000000" style:font-name="Arial1" fo:font-size="10pt" officeooo:rsid="0012d32a" style:font-name-asian="Arial1" style:font-size-asian="10pt" style:font-name-complex="Arial1" style:font-size-complex="10pt"/>
    </style:style>
    <style:style style:name="T47" style:family="text">
      <style:text-properties fo:color="#000000" style:font-name="Arial1" fo:font-size="10pt" officeooo:rsid="0012e2e2" style:font-name-asian="Arial1" style:font-size-asian="10pt" style:font-name-complex="Arial1" style:font-size-complex="10pt"/>
    </style:style>
    <style:style style:name="T48" style:family="text">
      <style:text-properties fo:color="#000000" style:font-name="Courier New" fo:font-size="8pt" fo:font-weight="normal" officeooo:rsid="0003d6c8" style:font-name-asian="Arial1" style:font-size-asian="8pt" style:font-weight-asian="normal" style:font-name-complex="Arial1" style:font-size-complex="8pt" style:font-weight-complex="normal"/>
    </style:style>
    <style:style style:name="T49" style:family="text">
      <style:text-properties fo:color="#000000" fo:font-weight="bold" officeooo:rsid="0003d6c8" style:font-name-asian="Arial1" style:font-weight-asian="bold" style:font-name-complex="Arial1" style:font-weight-complex="bold"/>
    </style:style>
    <style:style style:name="T50" style:family="text">
      <style:text-properties fo:color="#000000" fo:font-weight="bold" officeooo:rsid="000d029f" style:font-name-asian="Arial1" style:font-weight-asian="bold" style:font-name-complex="Arial1" style:font-weight-complex="bold"/>
    </style:style>
    <style:style style:name="T51" style:family="text">
      <style:text-properties fo:color="#000000" fo:font-weight="bold" officeooo:rsid="0012d32a" style:font-name-asian="Arial1" style:font-weight-asian="bold" style:font-name-complex="Arial1" style:font-weight-complex="bold"/>
    </style:style>
    <style:style style:name="T52" style:family="text">
      <style:text-properties officeooo:rsid="0010cce6"/>
    </style:style>
    <style:style style:name="T53" style:family="text">
      <style:text-properties officeooo:rsid="00111e52"/>
    </style:style>
    <style:style style:name="T54" style:family="text">
      <style:text-properties officeooo:rsid="0012d32a"/>
    </style:style>
    <style:style style:name="T55" style:family="text">
      <style:text-properties officeooo:rsid="0012e2e2"/>
    </style:style>
    <style:style style:name="T56" style:family="text">
      <style:text-properties officeooo:rsid="00132e14"/>
    </style:style>
    <style:style style:name="T57" style:family="text">
      <style:text-properties officeooo:rsid="001382f1"/>
    </style:style>
    <style:style style:name="T58" style:family="text">
      <style:text-properties officeooo:rsid="0014155b"/>
    </style:style>
    <style:style style:name="T59" style:family="text">
      <style:text-properties officeooo:rsid="0014391a"/>
    </style:style>
    <style:style style:name="T60" style:family="text">
      <style:text-properties style:font-name="Courier New" fo:font-size="8pt" officeooo:rsid="0003d6c8" style:font-size-asian="8pt" style:font-size-complex="8pt"/>
    </style:style>
    <style:style style:name="T61" style:family="text">
      <style:text-properties style:font-name="Courier New" fo:font-size="8pt" officeooo:rsid="000731d8" style:font-size-asian="8pt" style:font-size-complex="8pt"/>
    </style:style>
    <style:style style:name="T62" style:family="text">
      <style:text-properties style:font-name="Courier New" fo:font-size="8pt" officeooo:rsid="00153399" style:font-size-asian="8pt" style:font-size-complex="8pt"/>
    </style:style>
    <style:style style:name="T63" style:family="text">
      <style:text-properties style:font-name="Courier New" fo:font-size="8pt" officeooo:rsid="00160423" style:font-size-asian="8pt" style:font-size-complex="8pt"/>
    </style:style>
    <style:style style:name="T64" style:family="text">
      <style:text-properties officeooo:rsid="00153399"/>
    </style:style>
    <style:style style:name="T65" style:family="text">
      <style:text-properties officeooo:rsid="00160423"/>
    </style:style>
    <style:style style:name="T66" style:family="text">
      <style:text-properties officeooo:rsid="00153399" fo:background-color="#ffff00"/>
    </style:style>
    <style:style style:name="T67" style:family="text">
      <style:text-properties officeooo:rsid="00160423" fo:background-color="#ffff00"/>
    </style:style>
    <style:style style:name="T68" style:family="text">
      <style:text-properties officeooo:rsid="00172a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7"><text:s text:c="2"/>California Academy of Sciences Javascript API Documentation</text:p>
      <text:p text:style-name="P30"/>
      <text:p text:style-name="P59">Author: <text:s/>Michael McElligott</text:p>
      <text:p text:style-name="P59">Date: <text:s/>2014-0<text:span text:style-name="T55">3</text:span>-<text:span text:style-name="T55">02</text:span></text:p>
      <text:p text:style-name="P59">Version: .<text:span text:style-name="T55">2</text:span><text:span text:style-name="T57">1</text:span></text:p>
      <text:p text:style-name="P38"/>
      <text:p text:style-name="P41">The javascript API has been developed to allow a variety of general functions to be accessed from a javascript client browser. <text:s/>The API will be extended as new functions are developed. <text:s/>Currently functionality is limited to the creation of new contacts in an Academy database and the association of those contacts with a set of interests. <text:s/>Additional functions, such as the ability to push a newly saved contact to other vendor systems (such as Marketo) will be developed in the future.</text:p>
      <text:p text:style-name="P41"/>
      <text:p text:style-name="P40"><text:span text:style-name="T1">The API is delivered as a javascript file, </text:span><text:span text:style-name="T3">academy-api.js</text:span><text:span text:style-name="T14">. <text:s/>It currently supports </text:span><text:span text:style-name="T18">three</text:span><text:span text:style-name="T14"> functions, specified on the following pages:</text:span></text:p>
      <text:p text:style-name="P43"/>
      <text:p text:style-name="P73">ajaxRegisterNewsletterInterests(firstname, lastname, email, phone, zip, source, interests, callback);</text:p>
      <text:p text:style-name="P73">ajaxRegisterContact(firstname, lastname, email, phone, zip, source, callback);</text:p>
      <text:p text:style-name="P75"><text:span text:style-name="T42">ajaxGetEventsForDateRange(start, end, resourceId, </text:span><text:span text:style-name="T58">eventTypeName, minimumAvailability, </text:span><text:span text:style-name="T56">callback</text:span><text:span text:style-name="T42">);</text:span></text:p>
      <text:p text:style-name="P39"/>
      <text:p text:style-name="P43">Description of these functions follows on subsequent pages.</text:p>
      <text:p text:style-name="P39"/>
      <text:p text:style-name="P94"/>
      <text:p text:style-name="P32"><text:span text:style-name="T42"><text:s/>a</text:span>jaxRegisterNewsletterInterests</text:p>
      <text:p text:style-name="P32"/>
      <text:p text:style-name="P61"/>
      <text:p text:style-name="P35"><text:span text:style-name="T25">Parameter</text:span><text:span text:style-name="T26"> Lis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text:p>
          </table:table-cell>
          <table:table-cell table:style-name="Table1.A1" office:value-type="string">
            <text:p text:style-name="P4">Name</text:p>
          </table:table-cell>
          <table:table-cell table:style-name="Table1.A1" office:value-type="string">
            <text:p text:style-name="P4">Type</text:p>
          </table:table-cell>
          <table:table-cell table:style-name="Table1.A1" office:value-type="string">
            <text:p text:style-name="P4">Description</text:p>
          </table:table-cell>
          <table:table-cell table:style-name="Table1.A1" office:value-type="string">
            <text:p text:style-name="P4">Required</text:p>
          </table:table-cell>
          <table:table-cell table:style-name="Table1.F1" office:value-type="string">
            <text:p text:style-name="P4">Example</text:p>
          </table:table-cell>
        </table:table-row>
        <table:table-row>
          <table:table-cell table:style-name="Table1.A2" office:value-type="string">
            <text:p text:style-name="P4">1</text:p>
          </table:table-cell>
          <table:table-cell table:style-name="Table1.B2" office:value-type="string">
            <text:p text:style-name="P4">firstname</text:p>
          </table:table-cell>
          <table:table-cell table:style-name="Table1.C2" office:value-type="string">
            <text:p text:style-name="P4">String/Text</text:p>
          </table:table-cell>
          <table:table-cell table:style-name="Table1.D2" office:value-type="string">
            <text:p text:style-name="P4">First name of the contact.</text:p>
          </table:table-cell>
          <table:table-cell table:style-name="Table1.E2" office:value-type="string">
            <text:p text:style-name="P4">Yes</text:p>
          </table:table-cell>
          <table:table-cell table:style-name="Table1.F2" office:value-type="string">
            <text:p text:style-name="P4">John</text:p>
          </table:table-cell>
        </table:table-row>
        <table:table-row>
          <table:table-cell table:style-name="Table1.A5" office:value-type="string">
            <text:p text:style-name="P4">2</text:p>
          </table:table-cell>
          <table:table-cell table:style-name="Table1.B3" office:value-type="string">
            <text:p text:style-name="P4">lastname</text:p>
          </table:table-cell>
          <table:table-cell table:style-name="Table1.C3" office:value-type="string">
            <text:p text:style-name="P4">String/Text</text:p>
          </table:table-cell>
          <table:table-cell table:style-name="Table1.D3" office:value-type="string">
            <text:p text:style-name="P4">Last name of the contact.</text:p>
          </table:table-cell>
          <table:table-cell table:style-name="Table1.E3" office:value-type="string">
            <text:p text:style-name="P4">Yes</text:p>
          </table:table-cell>
          <table:table-cell table:style-name="Table1.F3" office:value-type="string">
            <text:p text:style-name="P4">Jacob</text:p>
          </table:table-cell>
        </table:table-row>
        <table:table-row>
          <table:table-cell table:style-name="Table1.A5" office:value-type="string">
            <text:p text:style-name="P4">3</text:p>
          </table:table-cell>
          <table:table-cell table:style-name="Table1.B4" office:value-type="string">
            <text:p text:style-name="P4">email</text:p>
          </table:table-cell>
          <table:table-cell table:style-name="Table1.C4" office:value-type="string">
            <text:p text:style-name="P4">String/Text</text:p>
          </table:table-cell>
          <table:table-cell table:style-name="Table1.D4" office:value-type="string">
            <text:p text:style-name="P4">Email address of the contact.</text:p>
          </table:table-cell>
          <table:table-cell table:style-name="Table1.E4" office:value-type="string">
            <text:p text:style-name="P4">Yes</text:p>
          </table:table-cell>
          <table:table-cell table:style-name="Table1.F4" office:value-type="string">
            <text:p text:style-name="P4">johnjacob@gmail.com</text:p>
          </table:table-cell>
        </table:table-row>
        <table:table-row>
          <table:table-cell table:style-name="Table1.A5" office:value-type="string">
            <text:p text:style-name="P4">4</text:p>
          </table:table-cell>
          <table:table-cell table:style-name="Table1.B5" office:value-type="string">
            <text:p text:style-name="P4">phone</text:p>
          </table:table-cell>
          <table:table-cell table:style-name="Table1.C5" office:value-type="string">
            <text:p text:style-name="P4">String/Text</text:p>
          </table:table-cell>
          <table:table-cell table:style-name="Table1.D5" office:value-type="string">
            <text:p text:style-name="P4">Phone number of the contact.</text:p>
          </table:table-cell>
          <table:table-cell table:style-name="Table1.E5" office:value-type="string">
            <text:p text:style-name="P4">No</text:p>
          </table:table-cell>
          <table:table-cell table:style-name="Table1.F5" office:value-type="string">
            <text:p text:style-name="P3">555-555-1212</text:p>
          </table:table-cell>
        </table:table-row>
        <table:table-row>
          <table:table-cell table:style-name="Table1.A7" office:value-type="string">
            <text:p text:style-name="P4">5</text:p>
          </table:table-cell>
          <table:table-cell table:style-name="Table1.B6" office:value-type="string">
            <text:p text:style-name="P4">zip</text:p>
          </table:table-cell>
          <table:table-cell table:style-name="Table1.C6" office:value-type="string">
            <text:p text:style-name="P4">String/Text</text:p>
          </table:table-cell>
          <table:table-cell table:style-name="Table1.D6" office:value-type="string">
            <text:p text:style-name="P4">Zip code of the contact.</text:p>
          </table:table-cell>
          <table:table-cell table:style-name="Table1.E6" office:value-type="string">
            <text:p text:style-name="P4">No</text:p>
          </table:table-cell>
          <table:table-cell table:style-name="Table1.F6" office:value-type="string">
            <text:p text:style-name="P3">62265</text:p>
          </table:table-cell>
        </table:table-row>
        <table:table-row>
          <table:table-cell table:style-name="Table1.A7" office:value-type="string">
            <text:p text:style-name="P4">6</text:p>
          </table:table-cell>
          <table:table-cell table:style-name="Table1.B7" office:value-type="string">
            <text:p text:style-name="P4">source</text:p>
          </table:table-cell>
          <table:table-cell table:style-name="Table1.C7" office:value-type="string">
            <text:p text:style-name="P4">String/Text</text:p>
          </table:table-cell>
          <table:table-cell table:style-name="Table1.D7" office:value-type="string">
            <text:p text:style-name="P4">Source of information.</text:p>
          </table:table-cell>
          <table:table-cell table:style-name="Table1.E7" office:value-type="string">
            <text:p text:style-name="P4">Yes</text:p>
          </table:table-cell>
          <table:table-cell table:style-name="Table1.F7" office:value-type="string">
            <text:p text:style-name="P3">FORM_NEWSLETTER_SIGNUP</text:p>
          </table:table-cell>
        </table:table-row>
        <table:table-row>
          <table:table-cell table:style-name="Table1.A8" office:value-type="string">
            <text:p text:style-name="P7">7</text:p>
          </table:table-cell>
          <table:table-cell table:style-name="Table1.B8" office:value-type="string">
            <text:p text:style-name="P7">interests</text:p>
          </table:table-cell>
          <table:table-cell table:style-name="Table1.C8" office:value-type="string">
            <text:p text:style-name="P7">Array</text:p>
          </table:table-cell>
          <table:table-cell table:style-name="Table1.D8" office:value-type="string">
            <text:p text:style-name="P7">Javascript array of interest codes</text:p>
          </table:table-cell>
          <table:table-cell table:style-name="Table1.E8" office:value-type="string">
            <text:p text:style-name="P7">No</text:p>
          </table:table-cell>
          <table:table-cell table:style-name="Table1.F8" office:value-type="string">
            <text:p text:style-name="P7">[“news”, “penguins”, “announce”]</text:p>
          </table:table-cell>
        </table:table-row>
        <table:table-row>
          <table:table-cell table:style-name="Table1.A9" office:value-type="string">
            <text:p text:style-name="P7">8</text:p>
          </table:table-cell>
          <table:table-cell table:style-name="Table1.B9" office:value-type="string">
            <text:p text:style-name="P4">callback</text:p>
          </table:table-cell>
          <table:table-cell table:style-name="Table1.C9" office:value-type="string">
            <text:p text:style-name="P4">Function</text:p>
          </table:table-cell>
          <table:table-cell table:style-name="Table1.D9" office:value-type="string">
            <text:p text:style-name="P4">Callback function on success / failure or error</text:p>
          </table:table-cell>
          <table:table-cell table:style-name="Table1.E9" office:value-type="string">
            <text:p text:style-name="P4">No</text:p>
          </table:table-cell>
          <table:table-cell table:style-name="Table1.F9" office:value-type="string">
            <text:p text:style-name="P4">See below</text:p>
          </table:table-cell>
        </table:table-row>
      </table:table>
      <text:p text:style-name="P73"><text:s/></text:p>
      <text:p text:style-name="P44">The ajaxRegisterNewsletterInterests function accepts basic contact data (firstname, lastname, email, phone and zip code), an array of interests to be associated to that contact, referenced by code (see Appendix A, Interests), and a javascript function reference that is called when the contact upload is successful, fails, or causes an error. <text:s/>An example will clarify. <text:s/>The following function assumes the jquery javascript library is in use and that a form exists in the current HTML document that contains the referenced fields:</text:p>
      <text:p text:style-name="P63"/>
      <text:p text:style-name="P112">&lt;script src="../resources/js/academy-api.js"&gt;&lt;/script&gt;</text:p>
      <text:p text:style-name="P112">&lt;form&gt;</text:p>
      <text:p text:style-name="P112"><text:tab/>&lt;input id='firstname' name='firstname'/&gt;&lt;br/&gt;</text:p>
      <text:p text:style-name="P112"><text:tab/>&lt;input id='lastname' name='lastname'/&gt;&lt;br/&gt;</text:p>
      <text:p text:style-name="P112"><text:tab/>&lt;input id='email' name='email'/&gt;&lt;br/&gt;</text:p>
      <text:p text:style-name="P112"><text:tab/>&lt;input id='phone' name='phone'/&gt;&lt;br/&gt;</text:p>
      <text:p text:style-name="P112"><text:tab/>&lt;input id='zip' name='zip'/&gt;&lt;br/&gt;</text:p>
      <text:p text:style-name="P112"><text:tab/>&lt;input id='interests' name='interests'/&gt;&lt;br/&gt;</text:p>
      <text:p text:style-name="P114"><text:span text:style-name="T16"><text:tab/>&lt;input type='button' onclick='saveMy</text:span><text:span text:style-name="T17">Interests</text:span><text:span text:style-name="T16">()'/&gt;</text:span></text:p>
      <text:p text:style-name="P112">&lt;/form&gt;</text:p>
      <text:p text:style-name="P84"/>
      <text:p text:style-name="P81">&lt;script&gt;</text:p>
      <text:p text:style-name="P91"><text:span text:style-name="T27">function saveMy</text:span><text:span text:style-name="T26">Interests</text:span><text:span text:style-name="T27">() {</text:span></text:p>
      <text:p text:style-name="P89"><text:span text:style-name="T15"><text:tab/>var source = “My</text:span><text:span text:style-name="T17">Interests</text:span><text:span text:style-name="T15">SaveForm”;<text:tab/><text:tab/>//should uniquely identify this source</text:span></text:p>
      <text:p text:style-name="P84"><text:tab/><text:tab/></text:p>
      <text:p text:style-name="P84"><text:tab/>var firstname = $(“#firstname”).val();<text:tab/>//has value like “John”</text:p>
      <text:p text:style-name="P85"><text:tab/>var lastname = $(“#lastname”).val();<text:tab/><text:tab/>//has value like “Jacob”</text:p>
      <text:p text:style-name="P85"><text:tab/>var email = $(“#email”).val();<text:tab/><text:tab/>//has value like “johnjacob@gmail.com”</text:p>
      <text:p text:style-name="P85"><text:tab/>var phone = $(“#phone”).val();<text:tab/><text:tab/>//has value like “555-555-1212”</text:p>
      <text:p text:style-name="P85"><text:tab/>var zip = $(“#zip”).val();<text:tab/><text:tab/><text:tab/>//has value like “62265”</text:p>
      <text:p text:style-name="P85"><text:tab/>var interests = $(“#interests”).val();<text:tab/>//has value like “news,penguins,geology,botany”</text:p>
      <text:p text:style-name="P85"/>
      <text:p text:style-name="P85"><text:tab/>var callback = function(apiCall) {</text:p>
      <text:p text:style-name="P85"><text:tab/><text:tab/>if (apiCall.result == “success”)</text:p>
      <text:p text:style-name="P85"><text:tab/><text:tab/><text:tab/>doSuccessfullThing(apiCall);</text:p>
      <text:p text:style-name="P85"><text:tab/><text:tab/>else if (apiCall.result == “failure”)</text:p>
      <text:p text:style-name="P85"><text:tab/><text:tab/><text:tab/>doFailureThing(apiCall);</text:p>
      <text:p text:style-name="P85"><text:tab/><text:tab/>else if (apiCall.result == “error”)</text:p>
      <text:p text:style-name="P85"><text:tab/><text:tab/><text:tab/>doErrorThing(apiCall);</text:p>
      <text:p text:style-name="P85"><text:tab/>}</text:p>
      <text:p text:style-name="P85"/>
      <text:p text:style-name="P85"><text:tab/><text:span text:style-name="T2">AcademyApi.ajaxRegisterNewsletterInterests(firstname, lastname, email, phone, zip, source, interests, callback);</text:span></text:p>
      <text:p text:style-name="P85">}</text:p>
      <text:p text:style-name="P85"/>
      <text:p text:style-name="P85">function doSuccessfulThing(apiCall) {</text:p>
      <text:p text:style-name="P85"><text:tab/>var interestsRegistered = apiCall.interestsRegistered;</text:p>
      <text:p text:style-name="P85"><text:tab/>var interestsRequested = apiCall.interestsRequested;</text:p>
      <text:p text:style-name="P85"/>
      <text:p text:style-name="P85"><text:tab/>var lRegistered = interestsRegistered.length;</text:p>
      <text:p text:style-name="P85"><text:tab/>var lRequested = interestsRequested.length;</text:p>
      <text:p text:style-name="P85"/>
      <text:p text:style-name="P85"><text:tab/>alert(“Success, there were “ + lRegistered + “ / “ + lRequested + “ registered”);</text:p>
      <text:p text:style-name="P85">}</text:p>
      <text:p text:style-name="P85"><text:soft-page-break/></text:p>
      <text:p text:style-name="P85">function doFailureThing(apiCall) {</text:p>
      <text:p text:style-name="P85"><text:tab/>var failureMessage = apiCall.message;</text:p>
      <text:p text:style-name="P85"><text:tab/>alert(“Failure, the associated message was “ + failureMessage);</text:p>
      <text:p text:style-name="P85">}</text:p>
      <text:p text:style-name="P85"/>
      <text:p text:style-name="P85">function doErrorThing(apiCall) {</text:p>
      <text:p text:style-name="P85"><text:tab/>var errorMessage = apiCall.message;</text:p>
      <text:p text:style-name="P85"><text:tab/>alert(“Error, the associated message was “ + errorMessage);</text:p>
      <text:p text:style-name="P85">}</text:p>
      <text:p text:style-name="P85"/>
      <text:p text:style-name="P81">$(function() {</text:p>
      <text:p text:style-name="P81"><text:s text:c="8"/>AcademyApi.initialize();</text:p>
      <text:p text:style-name="P81">}</text:p>
      <text:p text:style-name="P81"/>
      <text:p text:style-name="P81">&lt;/script&gt;</text:p>
      <text:p text:style-name="P76"/>
      <text:p text:style-name="P50"/>
      <text:p text:style-name="P50">There are a few things to note about the code above:</text:p>
      <text:p text:style-name="P50"/>
      <text:p text:style-name="P98">1. <text:s/>The use of a text input for the interest list is only for clarity. <text:s/>In a real world implementation this information would probably be collected from a multi-select list, a series of checkboxes or other. <text:s/>This trivial implementation also requires that no spaces be present between items in the interest list.</text:p>
      <text:p text:style-name="P98"/>
      <text:p text:style-name="P97"><text:span text:style-name="T16">2. <text:s/>A single callback function is passed in to the </text:span><text:span text:style-name="T4">ajaxRegisterNewsletterInterests</text:span><text:span text:style-name="T16"> function. <text:s/>When the ajax call completes, whether with a success, a failure or an error, this callback will be executed with an object containing further details about the ajax call passed in as the first argument. <text:s/>This object will </text:span><text:span text:style-name="T33">always</text:span><text:span text:style-name="T35"> contain a property called “result”, which will be one of three values: <text:s/>“success”, “failure” or “error”.</text:span></text:p>
      <text:p text:style-name="P99"/>
      <text:p text:style-name="P99">3. <text:s/>Note that at the bottom of the &lt;script&gt; element a jquery onready function is added that initializes the academy API. <text:s/>This is mandatory.</text:p>
      <text:p text:style-name="P99"/>
      <text:p text:style-name="P52">The object passed back to the callback function (“apiCall” in the above example) contains different information depending on the value of its “result” property. <text:s/>If result == “success”, then the apiCall object will contain:</text:p>
      <text:p text:style-name="P52"/>
      <text:p text:style-name="P55">1. <text:s/>apiCall.result == “success”</text:p>
      <table:table table:name="Table2" table:style-name="Table2">
        <table:table-column table:style-name="Table2.A"/>
        <table:table-column table:style-name="Table2.B"/>
        <table:table-column table:style-name="Table2.C"/>
        <table:table-row>
          <table:table-cell table:style-name="Table2.A1" office:value-type="string">
            <text:p text:style-name="P19">Property</text:p>
          </table:table-cell>
          <table:table-cell table:style-name="Table2.A1" office:value-type="string">
            <text:p text:style-name="P19">Type</text:p>
          </table:table-cell>
          <table:table-cell table:style-name="Table2.C1" office:value-type="string">
            <text:p text:style-name="P19">Description</text:p>
          </table:table-cell>
        </table:table-row>
        <table:table-row>
          <table:table-cell table:style-name="Table2.A2" office:value-type="string">
            <text:p text:style-name="P9">result</text:p>
          </table:table-cell>
          <table:table-cell table:style-name="Table2.B2" office:value-type="string">
            <text:p text:style-name="P9">String</text:p>
          </table:table-cell>
          <table:table-cell table:style-name="Table2.C2" office:value-type="string">
            <text:p text:style-name="P9">The final status of the api call, “success” in this case.</text:p>
          </table:table-cell>
        </table:table-row>
        <table:table-row>
          <table:table-cell table:style-name="Table2.A5" office:value-type="string">
            <text:p text:style-name="P9">contactId</text:p>
          </table:table-cell>
          <table:table-cell table:style-name="Table2.B5" office:value-type="string">
            <text:p text:style-name="P9">String</text:p>
          </table:table-cell>
          <table:table-cell table:style-name="Table2.C5" office:value-type="string">
            <text:p text:style-name="P9">The id of the contact in the Academy database.</text:p>
          </table:table-cell>
        </table:table-row>
        <table:table-row>
          <table:table-cell table:style-name="Table2.A5" office:value-type="string">
            <text:p text:style-name="P9"><text:span text:style-name="T41">r</text:span>egistered</text:p>
          </table:table-cell>
          <table:table-cell table:style-name="Table2.B5" office:value-type="string">
            <text:p text:style-name="P9">String[]</text:p>
          </table:table-cell>
          <table:table-cell table:style-name="Table2.C5" office:value-type="string">
            <text:p text:style-name="P9">An array of interest codes that were successfully associated with the contact just saved. <text:s/>Should generally match interestsRequested, unless a code requested was not valid.<text:line-break/><text:line-break/>[“penguins”, “newsletter”]</text:p>
          </table:table-cell>
        </table:table-row>
        <table:table-row>
          <table:table-cell table:style-name="Table2.A5" office:value-type="string">
            <text:p text:style-name="P9"><text:span text:style-name="T41">r</text:span>equested</text:p>
          </table:table-cell>
          <table:table-cell table:style-name="Table2.B5" office:value-type="string">
            <text:p text:style-name="P9">String[]</text:p>
          </table:table-cell>
          <table:table-cell table:style-name="Table2.C5" office:value-type="string">
            <text:p text:style-name="P1"><text:span text:style-name="T32">The array of interest codes originally requested. <text:s/></text:span><text:span text:style-name="T39">If an invalid interest code is submitted it will be ignored.</text:span><text:span text:style-name="T32"><text:line-break/><text:line-break/>[“penguins”, “newsletter”, “</text:span><text:span text:style-name="T38">astrology</text:span><text:span text:style-name="T32">”]</text:span></text:p>
          </table:table-cell>
        </table:table-row>
        <table:table-row>
          <table:table-cell table:style-name="Table2.A6" office:value-type="string">
            <text:p text:style-name="P9">message</text:p>
          </table:table-cell>
          <table:table-cell table:style-name="Table2.B6" office:value-type="string">
            <text:p text:style-name="P9">String</text:p>
          </table:table-cell>
          <table:table-cell table:style-name="Table2.C6" office:value-type="string">
            <text:p text:style-name="P1"><text:span text:style-name="T32">Additional information about the </text:span><text:span text:style-name="T39">result of the</text:span><text:span text:style-name="T32"> api call.</text:span></text:p>
          </table:table-cell>
        </table:table-row>
      </table:table>
      <text:p text:style-name="P52"/>
      <text:p text:style-name="P55">2. <text:s/>apiCall.result == “failure”</text:p>
      <table:table table:name="Table3" table:style-name="Table3">
        <table:table-column table:style-name="Table3.A"/>
        <table:table-column table:style-name="Table3.B"/>
        <table:table-column table:style-name="Table3.C"/>
        <table:table-row>
          <table:table-cell table:style-name="Table3.A1" office:value-type="string">
            <text:p text:style-name="P19">Property</text:p>
          </table:table-cell>
          <table:table-cell table:style-name="Table3.A1" office:value-type="string">
            <text:p text:style-name="P19">Type</text:p>
          </table:table-cell>
          <table:table-cell table:style-name="Table3.C1" office:value-type="string">
            <text:p text:style-name="P19">Description</text:p>
          </table:table-cell>
        </table:table-row>
        <table:table-row>
          <table:table-cell table:style-name="Table3.A2" office:value-type="string">
            <text:p text:style-name="P10">result</text:p>
          </table:table-cell>
          <table:table-cell table:style-name="Table3.B2" office:value-type="string">
            <text:p text:style-name="P10">String</text:p>
          </table:table-cell>
          <table:table-cell table:style-name="Table3.C2" office:value-type="string">
            <text:p text:style-name="P2"><text:span text:style-name="T32">The final status of the api call, “</text:span><text:span text:style-name="T39">failure</text:span><text:span text:style-name="T32">” in this case.</text:span></text:p>
          </table:table-cell>
        </table:table-row>
        <table:table-row>
          <table:table-cell table:style-name="Table3.A3" office:value-type="string">
            <text:p text:style-name="P12">message</text:p>
          </table:table-cell>
          <table:table-cell table:style-name="Table3.B3" office:value-type="string">
            <text:p text:style-name="P10">String</text:p>
          </table:table-cell>
          <table:table-cell table:style-name="Table3.C3" office:value-type="string">
            <text:p text:style-name="P12">A textual representation of why the call failed. <text:s/>Note that the “failure” result typically occurs when the server successfully received the request to create the contact and interests, but there was a problem actually executing that request.</text:p>
          </table:table-cell>
        </table:table-row>
      </table:table>
      <text:p text:style-name="P53"/>
      <text:p text:style-name="P55">3. <text:s/>apiCall.result == “error”</text:p>
      <table:table table:name="Table4" table:style-name="Table4">
        <table:table-column table:style-name="Table4.A"/>
        <table:table-column table:style-name="Table4.B"/>
        <table:table-column table:style-name="Table4.C"/>
        <table:table-row>
          <table:table-cell table:style-name="Table4.A1" office:value-type="string">
            <text:p text:style-name="P19">Property</text:p>
          </table:table-cell>
          <table:table-cell table:style-name="Table4.A1" office:value-type="string">
            <text:p text:style-name="P19">Type</text:p>
          </table:table-cell>
          <table:table-cell table:style-name="Table4.C1" office:value-type="string">
            <text:p text:style-name="P19">Description</text:p>
          </table:table-cell>
        </table:table-row>
        <text:soft-page-break/>
        <table:table-row>
          <table:table-cell table:style-name="Table4.A2" office:value-type="string">
            <text:p text:style-name="P10">result</text:p>
          </table:table-cell>
          <table:table-cell table:style-name="Table4.B2" office:value-type="string">
            <text:p text:style-name="P10">String</text:p>
          </table:table-cell>
          <table:table-cell table:style-name="Table4.C2" office:value-type="string">
            <text:p text:style-name="P2"><text:span text:style-name="T32">The final status of the api call, “</text:span><text:span text:style-name="T39">error</text:span><text:span text:style-name="T32">” in this case.</text:span></text:p>
          </table:table-cell>
        </table:table-row>
        <table:table-row>
          <table:table-cell table:style-name="Table4.A3" office:value-type="string">
            <text:p text:style-name="P12">message</text:p>
          </table:table-cell>
          <table:table-cell table:style-name="Table4.B3" office:value-type="string">
            <text:p text:style-name="P10">String</text:p>
          </table:table-cell>
          <table:table-cell table:style-name="Table4.C3" office:value-type="string">
            <text:p text:style-name="P12">A textual representation of why the call failed. <text:s/>Note that the “error” result typically occurs when there is a problem between the browser and the server, such as a lack of connectivity, or a timeout.</text:p>
          </table:table-cell>
        </table:table-row>
      </table:table>
      <text:p text:style-name="P53"/>
      <text:p text:style-name="P95"/>
      <text:p text:style-name="P28"><text:span text:style-name="T22"><text:s/>a</text:span><text:span text:style-name="T20">jaxRegister</text:span><text:span text:style-name="T21">Contact</text:span></text:p>
      <text:p text:style-name="P33"/>
      <text:p text:style-name="P60"/>
      <text:p text:style-name="P36"><text:span text:style-name="T25">Parameter</text:span><text:span text:style-name="T26"> List</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1">#</text:p>
          </table:table-cell>
          <table:table-cell table:style-name="Table5.A1" office:value-type="string">
            <text:p text:style-name="P21">Name</text:p>
          </table:table-cell>
          <table:table-cell table:style-name="Table5.A1" office:value-type="string">
            <text:p text:style-name="P21">Type</text:p>
          </table:table-cell>
          <table:table-cell table:style-name="Table5.A1" office:value-type="string">
            <text:p text:style-name="P21">Description</text:p>
          </table:table-cell>
          <table:table-cell table:style-name="Table5.A1" office:value-type="string">
            <text:p text:style-name="P21">Required</text:p>
          </table:table-cell>
          <table:table-cell table:style-name="Table5.F1" office:value-type="string">
            <text:p text:style-name="P21">Example</text:p>
          </table:table-cell>
        </table:table-row>
        <table:table-row>
          <table:table-cell table:style-name="Table5.A2" office:value-type="string">
            <text:p text:style-name="P5">1</text:p>
          </table:table-cell>
          <table:table-cell table:style-name="Table5.B2" office:value-type="string">
            <text:p text:style-name="P5">firstname</text:p>
          </table:table-cell>
          <table:table-cell table:style-name="Table5.C2" office:value-type="string">
            <text:p text:style-name="P5">String/Text</text:p>
          </table:table-cell>
          <table:table-cell table:style-name="Table5.D2" office:value-type="string">
            <text:p text:style-name="P5">First name of the contact.</text:p>
          </table:table-cell>
          <table:table-cell table:style-name="Table5.E2" office:value-type="string">
            <text:p text:style-name="P5">Yes</text:p>
          </table:table-cell>
          <table:table-cell table:style-name="Table5.F2" office:value-type="string">
            <text:p text:style-name="P5">John</text:p>
          </table:table-cell>
        </table:table-row>
        <table:table-row>
          <table:table-cell table:style-name="Table5.A5" office:value-type="string">
            <text:p text:style-name="P5">2</text:p>
          </table:table-cell>
          <table:table-cell table:style-name="Table5.B3" office:value-type="string">
            <text:p text:style-name="P5">lastname</text:p>
          </table:table-cell>
          <table:table-cell table:style-name="Table5.C3" office:value-type="string">
            <text:p text:style-name="P5">String/Text</text:p>
          </table:table-cell>
          <table:table-cell table:style-name="Table5.D3" office:value-type="string">
            <text:p text:style-name="P5">Last name of the contact.</text:p>
          </table:table-cell>
          <table:table-cell table:style-name="Table5.E3" office:value-type="string">
            <text:p text:style-name="P5">Yes</text:p>
          </table:table-cell>
          <table:table-cell table:style-name="Table5.F3" office:value-type="string">
            <text:p text:style-name="P5">Jacob</text:p>
          </table:table-cell>
        </table:table-row>
        <table:table-row>
          <table:table-cell table:style-name="Table5.A5" office:value-type="string">
            <text:p text:style-name="P5">3</text:p>
          </table:table-cell>
          <table:table-cell table:style-name="Table5.B4" office:value-type="string">
            <text:p text:style-name="P5">email</text:p>
          </table:table-cell>
          <table:table-cell table:style-name="Table5.C4" office:value-type="string">
            <text:p text:style-name="P5">String/Text</text:p>
          </table:table-cell>
          <table:table-cell table:style-name="Table5.D4" office:value-type="string">
            <text:p text:style-name="P5">Email address of the contact.</text:p>
          </table:table-cell>
          <table:table-cell table:style-name="Table5.E4" office:value-type="string">
            <text:p text:style-name="P5">Yes</text:p>
          </table:table-cell>
          <table:table-cell table:style-name="Table5.F4" office:value-type="string">
            <text:p text:style-name="P5">johnjacob@gmail.com</text:p>
          </table:table-cell>
        </table:table-row>
        <table:table-row>
          <table:table-cell table:style-name="Table5.A5" office:value-type="string">
            <text:p text:style-name="P5">4</text:p>
          </table:table-cell>
          <table:table-cell table:style-name="Table5.B5" office:value-type="string">
            <text:p text:style-name="P5">phone</text:p>
          </table:table-cell>
          <table:table-cell table:style-name="Table5.C5" office:value-type="string">
            <text:p text:style-name="P5">String/Text</text:p>
          </table:table-cell>
          <table:table-cell table:style-name="Table5.D5" office:value-type="string">
            <text:p text:style-name="P5">Phone number of the contact.</text:p>
          </table:table-cell>
          <table:table-cell table:style-name="Table5.E5" office:value-type="string">
            <text:p text:style-name="P5">No</text:p>
          </table:table-cell>
          <table:table-cell table:style-name="Table5.F5" office:value-type="string">
            <text:p text:style-name="P5">555-555-1212</text:p>
          </table:table-cell>
        </table:table-row>
        <table:table-row>
          <table:table-cell table:style-name="Table5.A6" office:value-type="string">
            <text:p text:style-name="P5">5</text:p>
          </table:table-cell>
          <table:table-cell table:style-name="Table5.B6" office:value-type="string">
            <text:p text:style-name="P5">zip</text:p>
          </table:table-cell>
          <table:table-cell table:style-name="Table5.C6" office:value-type="string">
            <text:p text:style-name="P5">String/Text</text:p>
          </table:table-cell>
          <table:table-cell table:style-name="Table5.D6" office:value-type="string">
            <text:p text:style-name="P5">Zip code of the contact.</text:p>
          </table:table-cell>
          <table:table-cell table:style-name="Table5.E6" office:value-type="string">
            <text:p text:style-name="P5">No</text:p>
          </table:table-cell>
          <table:table-cell table:style-name="Table5.F6" office:value-type="string">
            <text:p text:style-name="P5">62265</text:p>
          </table:table-cell>
        </table:table-row>
        <table:table-row>
          <table:table-cell table:style-name="Table5.A7" office:value-type="string">
            <text:p text:style-name="P5">6</text:p>
          </table:table-cell>
          <table:table-cell table:style-name="Table5.B7" office:value-type="string">
            <text:p text:style-name="P5">source</text:p>
          </table:table-cell>
          <table:table-cell table:style-name="Table5.C7" office:value-type="string">
            <text:p text:style-name="P5">String/Text</text:p>
          </table:table-cell>
          <table:table-cell table:style-name="Table5.D7" office:value-type="string">
            <text:p text:style-name="P5">Source of information.</text:p>
          </table:table-cell>
          <table:table-cell table:style-name="Table5.E7" office:value-type="string">
            <text:p text:style-name="P5">Yes</text:p>
          </table:table-cell>
          <table:table-cell table:style-name="Table5.F7" office:value-type="string">
            <text:p text:style-name="P5">FORM_NEWSLETTER_SIGNUP</text:p>
          </table:table-cell>
        </table:table-row>
        <table:table-row>
          <table:table-cell table:style-name="Table5.A8" office:value-type="string">
            <text:p text:style-name="P8">8</text:p>
          </table:table-cell>
          <table:table-cell table:style-name="Table5.B8" office:value-type="string">
            <text:p text:style-name="P5">callback</text:p>
          </table:table-cell>
          <table:table-cell table:style-name="Table5.C8" office:value-type="string">
            <text:p text:style-name="P5">Function</text:p>
          </table:table-cell>
          <table:table-cell table:style-name="Table5.D8" office:value-type="string">
            <text:p text:style-name="P5">Callback function on success / failure or error</text:p>
          </table:table-cell>
          <table:table-cell table:style-name="Table5.E8" office:value-type="string">
            <text:p text:style-name="P5">No</text:p>
          </table:table-cell>
          <table:table-cell table:style-name="Table5.F8" office:value-type="string">
            <text:p text:style-name="P5">See below</text:p>
          </table:table-cell>
        </table:table-row>
      </table:table>
      <text:p text:style-name="P74"><text:s/></text:p>
      <text:p text:style-name="P45">The ajaxRegisterNewsletterInterests function accepts basic contact data (firstname, lastname, email, phone and zip code), an array of interests to be associated to that contact, referenced by code (see Appendix A, Interests), and a javascript function reference that is called when the contact upload is successful, fails, or causes an error. <text:s/>An example will clarify. <text:s/>The following function assumes the jquery javascript library is in use and that a form exists in the current HTML document that contains the referenced fields:</text:p>
      <text:p text:style-name="P64"/>
      <text:p text:style-name="P111">&lt;script src="../resources/js/academy-api.js"&gt;&lt;/script&gt;</text:p>
      <text:p text:style-name="P111">&lt;form&gt;</text:p>
      <text:p text:style-name="P111"><text:tab/>&lt;input id='firstname' name='firstname'/&gt;&lt;br/&gt;</text:p>
      <text:p text:style-name="P111"><text:tab/>&lt;input id='lastname' name='lastname'/&gt;&lt;br/&gt;</text:p>
      <text:p text:style-name="P111"><text:tab/>&lt;input id='email' name='email'/&gt;&lt;br/&gt;</text:p>
      <text:p text:style-name="P111"><text:tab/>&lt;input id='phone' name='phone'/&gt;&lt;br/&gt;</text:p>
      <text:p text:style-name="P111"><text:tab/>&lt;input id='zip' name='zip'/&gt;&lt;br/&gt;</text:p>
      <text:p text:style-name="P111"><text:tab/>&lt;input type='button' onclick='saveMyContact()'/&gt;</text:p>
      <text:p text:style-name="P111">&lt;/form&gt;</text:p>
      <text:p text:style-name="P83"/>
      <text:p text:style-name="P80">&lt;script&gt;</text:p>
      <text:p text:style-name="P83">function saveMyContact() {</text:p>
      <text:p text:style-name="P83"><text:tab/>var source = “MyContactSaveForm”;<text:tab/><text:tab/>//should uniquely identify this source</text:p>
      <text:p text:style-name="P83"><text:tab/><text:tab/></text:p>
      <text:p text:style-name="P83"><text:tab/>var firstname = $(“#firstname”).val();<text:tab/>//has value like “John”</text:p>
      <text:p text:style-name="P83"><text:tab/>var lastname = $(“#lastname”).val();<text:tab/><text:tab/>//has value like “Jacob”</text:p>
      <text:p text:style-name="P83"><text:tab/>var email = $(“#email”).val();<text:tab/><text:tab/>//has value like “johnjacob@gmail.com”</text:p>
      <text:p text:style-name="P83"><text:tab/>var phone = $(“#phone”).val();<text:tab/><text:tab/>//has value like “555-555-1212”</text:p>
      <text:p text:style-name="P83"><text:tab/>var zip = $(“#zip”).val();<text:tab/><text:tab/><text:tab/>//has value like “62265”</text:p>
      <text:p text:style-name="P83"/>
      <text:p text:style-name="P83"><text:tab/>var callback = function(apiCall) {</text:p>
      <text:p text:style-name="P83"><text:tab/><text:tab/>if (apiCall.result == “success”)</text:p>
      <text:p text:style-name="P83"><text:tab/><text:tab/><text:tab/>doSuccessfullThing(apiCall);</text:p>
      <text:p text:style-name="P83"><text:tab/><text:tab/>else if (apiCall.result == “failure”)</text:p>
      <text:p text:style-name="P83"><text:tab/><text:tab/><text:tab/>doFailureThing(apiCall);</text:p>
      <text:p text:style-name="P83"><text:tab/><text:tab/>else if (apiCall.result == “error”)</text:p>
      <text:p text:style-name="P83"><text:tab/><text:tab/><text:tab/>doErrorThing(apiCall);</text:p>
      <text:p text:style-name="P83"><text:tab/>}</text:p>
      <text:p text:style-name="P83"/>
      <text:p text:style-name="P88"><text:span text:style-name="T15"><text:tab/></text:span><text:span text:style-name="T8">AcademyApi.ajaxRegister</text:span><text:span text:style-name="T9">Contact</text:span><text:span text:style-name="T8">(firstname, lastname, email, phone, zip, source, callback);</text:span></text:p>
      <text:p text:style-name="P83">}</text:p>
      <text:p text:style-name="P83"/>
      <text:p text:style-name="P83">function doSuccessfulThing(apiCall) {</text:p>
      <text:p text:style-name="P88"><text:span text:style-name="T15"><text:tab/>alert(“Success, </text:span><text:span text:style-name="T17">contact registered with id “ + apiCall.contactId)</text:span><text:span text:style-name="T15">;</text:span></text:p>
      <text:p text:style-name="P83">}</text:p>
      <text:p text:style-name="P83"/>
      <text:p text:style-name="P83">function doFailureThing(apiCall) {</text:p>
      <text:p text:style-name="P83"><text:tab/>var failureMessage = apiCall.message;</text:p>
      <text:p text:style-name="P83"><text:tab/>alert(“Failure, the associated message was “ + failureMessage);</text:p>
      <text:p text:style-name="P83">}</text:p>
      <text:p text:style-name="P83"/>
      <text:p text:style-name="P83">function doErrorThing(apiCall) {</text:p>
      <text:p text:style-name="P83"><text:tab/>var errorMessage = apiCall.message;</text:p>
      <text:p text:style-name="P83"><text:tab/>alert(“Error, the associated message was “ + errorMessage);</text:p>
      <text:p text:style-name="P83">}</text:p>
      <text:p text:style-name="P83"/>
      <text:p text:style-name="P80">$(function() {</text:p>
      <text:p text:style-name="P80"><text:soft-page-break/><text:s text:c="8"/>AcademyApi.initialize();</text:p>
      <text:p text:style-name="P80">}</text:p>
      <text:p text:style-name="P80"/>
      <text:p text:style-name="P80">&lt;/script&gt;</text:p>
      <text:p text:style-name="P77"/>
      <text:p text:style-name="P51"/>
      <text:p text:style-name="P42"><text:span text:style-name="T16">The </text:span><text:span text:style-name="T17">same notes that apply to ajaxRegisterNewsletterInterests apply here.</text:span><text:span text:style-name="T35"> <text:s/></text:span><text:span text:style-name="T36">In fact, the simpler ajaxRegisterContact function just calls ajaxRegisterNewsletterInterests with an empty interest list at the time of writing.</text:span></text:p>
      <text:p text:style-name="P100"/>
      <text:p text:style-name="P53">The object passed back to the callback function (“apiCall” in the above example) contains different information depending on the value of its “result” property. <text:s/>If result == “success”, then the apiCall object will contain:</text:p>
      <text:p text:style-name="P53"/>
      <text:p text:style-name="P55">1. <text:s/>apiCall.result == “success”</text:p>
      <table:table table:name="Table6" table:style-name="Table6">
        <table:table-column table:style-name="Table6.A"/>
        <table:table-column table:style-name="Table6.B"/>
        <table:table-column table:style-name="Table6.C"/>
        <table:table-row>
          <table:table-cell table:style-name="Table6.A1" office:value-type="string">
            <text:p text:style-name="P19">Property</text:p>
          </table:table-cell>
          <table:table-cell table:style-name="Table6.A1" office:value-type="string">
            <text:p text:style-name="P19">Type</text:p>
          </table:table-cell>
          <table:table-cell table:style-name="Table6.C1" office:value-type="string">
            <text:p text:style-name="P19">Description</text:p>
          </table:table-cell>
        </table:table-row>
        <table:table-row>
          <table:table-cell table:style-name="Table6.A2" office:value-type="string">
            <text:p text:style-name="P10">result</text:p>
          </table:table-cell>
          <table:table-cell table:style-name="Table6.B2" office:value-type="string">
            <text:p text:style-name="P10">String</text:p>
          </table:table-cell>
          <table:table-cell table:style-name="Table6.C2" office:value-type="string">
            <text:p text:style-name="P10">The final status of the api call, “success” in this case.</text:p>
          </table:table-cell>
        </table:table-row>
        <table:table-row>
          <table:table-cell table:style-name="Table6.A5" office:value-type="string">
            <text:p text:style-name="P10">contactId</text:p>
          </table:table-cell>
          <table:table-cell table:style-name="Table6.B5" office:value-type="string">
            <text:p text:style-name="P10">String</text:p>
          </table:table-cell>
          <table:table-cell table:style-name="Table6.C5" office:value-type="string">
            <text:p text:style-name="P10">The id of the contact in the Academy database.</text:p>
          </table:table-cell>
        </table:table-row>
        <table:table-row>
          <table:table-cell table:style-name="Table6.A5" office:value-type="string">
            <text:p text:style-name="P10"><text:span text:style-name="T41">r</text:span>egistered</text:p>
          </table:table-cell>
          <table:table-cell table:style-name="Table6.B5" office:value-type="string">
            <text:p text:style-name="P10">String[]</text:p>
          </table:table-cell>
          <table:table-cell table:style-name="Table6.C5" office:value-type="string">
            <text:p text:style-name="P2"><text:span text:style-name="T32">An array of interest codes that were successfully associated with the contact just saved. <text:s/></text:span><text:span text:style-name="T39">Will be empty for calls to ajaxRegisterContact.</text:span><text:span text:style-name="T32"><text:line-break/>[]</text:span></text:p>
          </table:table-cell>
        </table:table-row>
        <table:table-row>
          <table:table-cell table:style-name="Table6.A5" office:value-type="string">
            <text:p text:style-name="P10"><text:span text:style-name="T41">r</text:span>equested</text:p>
          </table:table-cell>
          <table:table-cell table:style-name="Table6.B5" office:value-type="string">
            <text:p text:style-name="P10">String[]</text:p>
          </table:table-cell>
          <table:table-cell table:style-name="Table6.C5" office:value-type="string">
            <text:p text:style-name="P2"><text:span text:style-name="T32">The array of interest codes originally requested. <text:s/></text:span><text:span text:style-name="T39">If an invalid interest code is submitted it will be ignored. <text:s/>Will be empty for calls to ajaxRegisterContact.</text:span><text:span text:style-name="T32"><text:line-break/>[]</text:span></text:p>
          </table:table-cell>
        </table:table-row>
        <table:table-row>
          <table:table-cell table:style-name="Table6.A6" office:value-type="string">
            <text:p text:style-name="P10">message</text:p>
          </table:table-cell>
          <table:table-cell table:style-name="Table6.B6" office:value-type="string">
            <text:p text:style-name="P10">String</text:p>
          </table:table-cell>
          <table:table-cell table:style-name="Table6.C6" office:value-type="string">
            <text:p text:style-name="P2"><text:span text:style-name="T32">Additional information about the </text:span><text:span text:style-name="T39">result of the</text:span><text:span text:style-name="T32"> api call.</text:span></text:p>
          </table:table-cell>
        </table:table-row>
      </table:table>
      <text:p text:style-name="P53"/>
      <text:p text:style-name="P55">2. <text:s/>apiCall.result == “failure”</text:p>
      <table:table table:name="Table7" table:style-name="Table7">
        <table:table-column table:style-name="Table7.A"/>
        <table:table-column table:style-name="Table7.B"/>
        <table:table-column table:style-name="Table7.C"/>
        <table:table-row>
          <table:table-cell table:style-name="Table7.A1" office:value-type="string">
            <text:p text:style-name="P19">Property</text:p>
          </table:table-cell>
          <table:table-cell table:style-name="Table7.A1" office:value-type="string">
            <text:p text:style-name="P19">Type</text:p>
          </table:table-cell>
          <table:table-cell table:style-name="Table7.C1" office:value-type="string">
            <text:p text:style-name="P19">Description</text:p>
          </table:table-cell>
        </table:table-row>
        <table:table-row>
          <table:table-cell table:style-name="Table7.A2" office:value-type="string">
            <text:p text:style-name="P10">result</text:p>
          </table:table-cell>
          <table:table-cell table:style-name="Table7.B2" office:value-type="string">
            <text:p text:style-name="P10">String</text:p>
          </table:table-cell>
          <table:table-cell table:style-name="Table7.C2" office:value-type="string">
            <text:p text:style-name="P2"><text:span text:style-name="T32">The final status of the api call, “</text:span><text:span text:style-name="T39">failure</text:span><text:span text:style-name="T32">” in this case.</text:span></text:p>
          </table:table-cell>
        </table:table-row>
        <table:table-row>
          <table:table-cell table:style-name="Table7.A3" office:value-type="string">
            <text:p text:style-name="P12">message</text:p>
          </table:table-cell>
          <table:table-cell table:style-name="Table7.B3" office:value-type="string">
            <text:p text:style-name="P10">String</text:p>
          </table:table-cell>
          <table:table-cell table:style-name="Table7.C3" office:value-type="string">
            <text:p text:style-name="P12">A textual representation of why the call failed. <text:s/>Note that the “failure” result typically occurs when the server successfully received the request to create the contact and interests, but there was a problem actually executing that request.</text:p>
          </table:table-cell>
        </table:table-row>
      </table:table>
      <text:p text:style-name="P53"/>
      <text:p text:style-name="P55">3. <text:s/>apiCall.result == “error”</text:p>
      <table:table table:name="Table8" table:style-name="Table8">
        <table:table-column table:style-name="Table8.A"/>
        <table:table-column table:style-name="Table8.B"/>
        <table:table-column table:style-name="Table8.C"/>
        <table:table-row>
          <table:table-cell table:style-name="Table8.A1" office:value-type="string">
            <text:p text:style-name="P19">Property</text:p>
          </table:table-cell>
          <table:table-cell table:style-name="Table8.A1" office:value-type="string">
            <text:p text:style-name="P19">Type</text:p>
          </table:table-cell>
          <table:table-cell table:style-name="Table8.C1" office:value-type="string">
            <text:p text:style-name="P19">Description</text:p>
          </table:table-cell>
        </table:table-row>
        <table:table-row>
          <table:table-cell table:style-name="Table8.A2" office:value-type="string">
            <text:p text:style-name="P10">result</text:p>
          </table:table-cell>
          <table:table-cell table:style-name="Table8.B2" office:value-type="string">
            <text:p text:style-name="P10">String</text:p>
          </table:table-cell>
          <table:table-cell table:style-name="Table8.C2" office:value-type="string">
            <text:p text:style-name="P2"><text:span text:style-name="T32">The final status of the api call, “</text:span><text:span text:style-name="T39">error</text:span><text:span text:style-name="T32">” in this case.</text:span></text:p>
          </table:table-cell>
        </table:table-row>
        <table:table-row>
          <table:table-cell table:style-name="Table8.A3" office:value-type="string">
            <text:p text:style-name="P12">message</text:p>
          </table:table-cell>
          <table:table-cell table:style-name="Table8.B3" office:value-type="string">
            <text:p text:style-name="P10">String</text:p>
          </table:table-cell>
          <table:table-cell table:style-name="Table8.C3" office:value-type="string">
            <text:p text:style-name="P12">A textual representation of why the call failed. <text:s/>Note that the “error” result typically occurs when there is a problem between the browser and the server, such as a lack of connectivity, or a timeout.</text:p>
          </table:table-cell>
        </table:table-row>
      </table:table>
      <text:p text:style-name="P53"/>
      <text:p text:style-name="P53"/>
      <text:p text:style-name="P53"/>
      <text:p text:style-name="P96"/>
      <text:p text:style-name="P29"><text:span text:style-name="T22"><text:s/>a</text:span><text:span text:style-name="T20">jax</text:span><text:span text:style-name="T23">GetEventsForDateRange</text:span></text:p>
      <text:p text:style-name="P34"/>
      <text:p text:style-name="P62"/>
      <text:p text:style-name="P37"><text:span text:style-name="T25">Parameter</text:span><text:span text:style-name="T26"> List</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22">#</text:p>
          </table:table-cell>
          <table:table-cell table:style-name="Table10.A1" office:value-type="string">
            <text:p text:style-name="P22">Name</text:p>
          </table:table-cell>
          <table:table-cell table:style-name="Table10.A1" office:value-type="string">
            <text:p text:style-name="P22">Type</text:p>
          </table:table-cell>
          <table:table-cell table:style-name="Table10.A1" office:value-type="string">
            <text:p text:style-name="P22">Description</text:p>
          </table:table-cell>
          <table:table-cell table:style-name="Table10.A1" office:value-type="string">
            <text:p text:style-name="P22">Required</text:p>
          </table:table-cell>
          <table:table-cell table:style-name="Table10.F1" office:value-type="string">
            <text:p text:style-name="P22">Example</text:p>
          </table:table-cell>
        </table:table-row>
        <table:table-row>
          <table:table-cell table:style-name="Table10.A2" office:value-type="string">
            <text:p text:style-name="P6">1</text:p>
          </table:table-cell>
          <table:table-cell table:style-name="Table10.B2" office:value-type="string">
            <text:p text:style-name="P16">start</text:p>
          </table:table-cell>
          <table:table-cell table:style-name="Table10.C2" office:value-type="string">
            <text:p text:style-name="P6">String/<text:span text:style-name="T42">Date</text:span></text:p>
          </table:table-cell>
          <table:table-cell table:style-name="Table10.D2" office:value-type="string">
            <text:p text:style-name="P119">Start date for request. <text:s/>Can either be a javascript Date object or a javascript String object with the format:</text:p>
            <text:p text:style-name="P101"><text:span text:style-name="T42"><text:line-break/></text:span><text:span text:style-name="T5">yyyy-MM-dd hh:mm:ss</text:span></text:p>
          </table:table-cell>
          <table:table-cell table:style-name="Table10.E2" office:value-type="string">
            <text:p text:style-name="P6">Yes</text:p>
          </table:table-cell>
          <table:table-cell table:style-name="Table10.F2" office:value-type="string">
            <text:p text:style-name="P16">2014-02-01 10:00:00</text:p>
          </table:table-cell>
        </table:table-row>
        <table:table-row>
          <table:table-cell table:style-name="Table10.A3" office:value-type="string">
            <text:p text:style-name="P6">2</text:p>
          </table:table-cell>
          <table:table-cell table:style-name="Table10.B3" office:value-type="string">
            <text:p text:style-name="P16">end</text:p>
          </table:table-cell>
          <table:table-cell table:style-name="Table10.C3" office:value-type="string">
            <text:p text:style-name="P6">String/<text:span text:style-name="T42">Date</text:span></text:p>
          </table:table-cell>
          <table:table-cell table:style-name="Table10.D3" office:value-type="string">
            <text:p text:style-name="P16">End date for the request. <text:s/>Can either be a javascript Date object or a javascript String object with the format:</text:p>
            <text:p text:style-name="P16"/>
            <text:p text:style-name="P102">yyyy-MM-dd hh:mm:ss</text:p>
          </table:table-cell>
          <table:table-cell table:style-name="Table10.E3" office:value-type="string">
            <text:p text:style-name="P6">Yes</text:p>
          </table:table-cell>
          <table:table-cell table:style-name="Table10.F3" office:value-type="string">
            <text:p text:style-name="P16">2014-02-08 17:00:00</text:p>
          </table:table-cell>
        </table:table-row>
        <table:table-row>
          <table:table-cell table:style-name="Table10.A5" office:value-type="string">
            <text:p text:style-name="P6">3</text:p>
          </table:table-cell>
          <table:table-cell table:style-name="Table10.B5" office:value-type="string">
            <text:p text:style-name="P16">resourceId</text:p>
          </table:table-cell>
          <table:table-cell table:style-name="Table10.C5" office:value-type="string">
            <text:p text:style-name="P16">int</text:p>
          </table:table-cell>
          <table:table-cell table:style-name="Table10.D5" office:value-type="string">
            <text:p text:style-name="P16">An id representing a specific resource to which the event list should be constrained. <text:s/>Should be one of the values returned from the ajaxGetResources function. <text:s/>If null, events for all resources are returned.</text:p>
          </table:table-cell>
          <table:table-cell table:style-name="Table10.E5" office:value-type="string">
            <text:p text:style-name="P16">No</text:p>
          </table:table-cell>
          <table:table-cell table:style-name="Table10.F5" office:value-type="string">
            <text:p text:style-name="P16">73</text:p>
          </table:table-cell>
        </table:table-row>
        <table:table-row>
          <table:table-cell table:style-name="Table10.A5" office:value-type="string">
            <text:p text:style-name="P130"><text:span text:style-name="T59">4</text:span></text:p>
          </table:table-cell>
          <table:table-cell table:style-name="Table10.B5" office:value-type="string">
            <text:p text:style-name="P5">callback</text:p>
          </table:table-cell>
          <table:table-cell table:style-name="Table10.C5" office:value-type="string">
            <text:p text:style-name="P5">Function</text:p>
          </table:table-cell>
          <table:table-cell table:style-name="Table10.D5" office:value-type="string">
            <text:p text:style-name="P5">Callback function on success / failure or error</text:p>
          </table:table-cell>
          <table:table-cell table:style-name="Table10.E5" office:value-type="string">
            <text:p text:style-name="P5">No</text:p>
          </table:table-cell>
          <table:table-cell table:style-name="Table10.F5" office:value-type="string">
            <text:p text:style-name="P5">See below</text:p>
          </table:table-cell>
        </table:table-row>
      </table:table>
      <text:p text:style-name="P75"><text:s/></text:p>
      <text:p text:style-name="P46">The <text:span text:style-name="T42">ajaxGetEventsForDateRange</text:span> function accepts <text:span text:style-name="T42">a date range (specifed as start and end) and an optional</text:span> <text:span text:style-name="T42">resource id, and returns a list of all events occurring between those two dates. <text:s/>If the resource id is provided it is further filtered to just produce a list of events between the specified dates that are associated with the given resource (typically a room).</text:span></text:p>
      <text:p text:style-name="P48"/>
      <text:p text:style-name="P109">&lt;script src="../resources/js/academy-api.js"&gt;&lt;/script&gt;</text:p>
      <text:p text:style-name="P109">&lt;form&gt;</text:p>
      <text:p text:style-name="P109"><text:tab/>&lt;input id='<text:span text:style-name="T42">start</text:span>' name='<text:span text:style-name="T42">start</text:span>'/&gt;&lt;br/&gt;</text:p>
      <text:p text:style-name="P109"><text:tab/>&lt;input id='<text:span text:style-name="T42">end</text:span>' name='<text:span text:style-name="T42">end</text:span>'/&gt;&lt;br/&gt;</text:p>
      <text:p text:style-name="P109"><text:tab/>&lt;input id='<text:span text:style-name="T42">resourceId</text:span>' name='<text:span text:style-name="T42">resourceId</text:span>'/&gt;&lt;br/&gt;</text:p>
      <text:p text:style-name="P110"><text:tab/>&lt;input type='button' onclick='<text:span text:style-name="T42">myLoadEventsFunction</text:span>()'/&gt;</text:p>
      <text:p text:style-name="P113">&lt;/form&gt;</text:p>
      <text:p text:style-name="P113"/>
      <text:p text:style-name="P68"/>
      <text:p text:style-name="P79">&lt;script&gt;</text:p>
      <text:p text:style-name="P82">function <text:span text:style-name="T42">myLoadEventsFunction</text:span>() {</text:p>
      <text:p text:style-name="P82"><text:tab/>var <text:span text:style-name="T42">start</text:span> <text:tab/>= $(“#<text:span text:style-name="T42">start</text:span>”).val();<text:tab/><text:tab/>//has value like “<text:span text:style-name="T42">2014-02-01 10:00:00</text:span>”</text:p>
      <text:p text:style-name="P82"><text:tab/>var <text:span text:style-name="T42">end</text:span> <text:tab/>= $(“#<text:span text:style-name="T42">end</text:span>”).val();<text:tab/><text:tab/>//has value like “<text:span text:style-name="T42">2014-02-05 17:00:00</text:span>”</text:p>
      <text:p text:style-name="P82"><text:tab/>var <text:span text:style-name="T42">resourceId</text:span> = $(“#<text:span text:style-name="T42">resourceId</text:span>”).val();<text:tab/>//has value like “<text:span text:style-name="T42">73</text:span>”</text:p>
      <text:p text:style-name="P82"/>
      <text:p text:style-name="P82"><text:tab/>var callback = function(apiCall) {</text:p>
      <text:p text:style-name="P82"><text:tab/><text:tab/>if (apiCall.result == “success”)</text:p>
      <text:p text:style-name="P82"><text:tab/><text:tab/><text:tab/>doSuccessfullThing(apiCall);</text:p>
      <text:p text:style-name="P82"><text:tab/><text:tab/>else if (apiCall.result == “failure”)</text:p>
      <text:p text:style-name="P82"><text:tab/><text:tab/><text:tab/>doFailureThing(apiCall);</text:p>
      <text:p text:style-name="P82"><text:tab/><text:tab/>else if (apiCall.result == “error”)</text:p>
      <text:p text:style-name="P82"><text:tab/><text:tab/><text:tab/>doErrorThing(apiCall);</text:p>
      <text:p text:style-name="P82"><text:tab/>}</text:p>
      <text:p text:style-name="P82"/>
      <text:p text:style-name="P87"><text:span text:style-name="T15"><text:tab/></text:span><text:span text:style-name="T8">AcademyApi.</text:span><text:span text:style-name="T5">ajaxGetEventsForDateRange</text:span><text:span text:style-name="T8">(</text:span><text:span text:style-name="T5">start, end, resourceId</text:span><text:span text:style-name="T11">, </text:span><text:span text:style-name="T8">callback);</text:span></text:p>
      <text:p text:style-name="P82">}</text:p>
      <text:p text:style-name="P82"/>
      <text:p text:style-name="P82">function doSuccessfulThing(apiCall) {</text:p>
      <text:p text:style-name="P87"><text:span text:style-name="T15"><text:tab/>alert(“Success, </text:span><text:span text:style-name="T18">found</text:span><text:span text:style-name="T17"> “ + apiCall.</text:span><text:span text:style-name="T18">events.length + “ events!”</text:span><text:span text:style-name="T17">)</text:span><text:span text:style-name="T15">;</text:span></text:p>
      <text:p text:style-name="P82">}</text:p>
      <text:p text:style-name="P82"/>
      <text:p text:style-name="P82">function doFailureThing(apiCall) {</text:p>
      <text:p text:style-name="P82"><text:tab/>var failureMessage = apiCall.message;</text:p>
      <text:p text:style-name="P82"><text:tab/>alert(“Failure, the associated message was “ + failureMessage);</text:p>
      <text:p text:style-name="P82">}</text:p>
      <text:p text:style-name="P82"/>
      <text:p text:style-name="P82">function doErrorThing(apiCall) {</text:p>
      <text:p text:style-name="P82"><text:tab/>var errorMessage = apiCall.message;</text:p>
      <text:p text:style-name="P82"><text:tab/>alert(“Error, the associated message was “ + errorMessage);</text:p>
      <text:p text:style-name="P82"><text:soft-page-break/>}</text:p>
      <text:p text:style-name="P82"/>
      <text:p text:style-name="P79">$(function() {</text:p>
      <text:p text:style-name="P79"><text:s text:c="8"/>AcademyApi.initialize();</text:p>
      <text:p text:style-name="P79">}</text:p>
      <text:p text:style-name="P79"/>
      <text:p text:style-name="P86">&lt;/script&gt;</text:p>
      <text:p text:style-name="P78"/>
      <text:p text:style-name="P78"/>
      <text:p text:style-name="P47"><text:span text:style-name="T42">The </text:span><text:span text:style-name="T54">callback function will be called with apiCall.result equal to one of three values: <text:s/>“success”, “failure” or “error”. <text:s/>The following tables indicate data available in each case.</text:span></text:p>
      <text:p text:style-name="P49"/>
      <text:p text:style-name="P78"/>
      <text:p text:style-name="P56">1. <text:s/>apiCall.result == “success”</text:p>
      <table:table table:name="Table13" table:style-name="Table13">
        <table:table-column table:style-name="Table13.A"/>
        <table:table-column table:style-name="Table13.B"/>
        <table:table-column table:style-name="Table13.C"/>
        <table:table-row>
          <table:table-cell table:style-name="Table13.A1" office:value-type="string">
            <text:p text:style-name="P20">Property</text:p>
          </table:table-cell>
          <table:table-cell table:style-name="Table13.A1" office:value-type="string">
            <text:p text:style-name="P20">Type</text:p>
          </table:table-cell>
          <table:table-cell table:style-name="Table13.C1" office:value-type="string">
            <text:p text:style-name="P20">Description</text:p>
          </table:table-cell>
        </table:table-row>
        <table:table-row>
          <table:table-cell table:style-name="Table13.A2" office:value-type="string">
            <text:p text:style-name="P11">result</text:p>
          </table:table-cell>
          <table:table-cell table:style-name="Table13.B2" office:value-type="string">
            <text:p text:style-name="P11">String</text:p>
          </table:table-cell>
          <table:table-cell table:style-name="Table13.C2" office:value-type="string">
            <text:p text:style-name="P11">The final status of the api call, “success” in this case.</text:p>
          </table:table-cell>
        </table:table-row>
        <table:table-row>
          <table:table-cell table:style-name="Table13.A3" office:value-type="string">
            <text:p text:style-name="P17">message</text:p>
          </table:table-cell>
          <table:table-cell table:style-name="Table13.B3" office:value-type="string">
            <text:p text:style-name="P11">String</text:p>
          </table:table-cell>
          <table:table-cell table:style-name="Table13.C3" office:value-type="string">
            <text:p text:style-name="P17">Summary of the result of the function call.</text:p>
          </table:table-cell>
        </table:table-row>
        <table:table-row>
          <table:table-cell table:style-name="Table13.A4" office:value-type="string">
            <text:p text:style-name="P17">events</text:p>
          </table:table-cell>
          <table:table-cell table:style-name="Table13.B4" office:value-type="string">
            <text:p text:style-name="P17">Object array</text:p>
          </table:table-cell>
          <table:table-cell table:style-name="Table13.C4" office:value-type="string">
            <text:p text:style-name="P11">An array of <text:span text:style-name="T54">event objects that fall within the specified date range, potentially additionally constrained by a specified resource Id.</text:span><text:line-break/><text:line-break/><text:span text:style-name="T54">See </text:span><text:span text:style-name="T10">Event Object</text:span><text:span text:style-name="T19">, below.</text:span></text:p>
          </table:table-cell>
        </table:table-row>
      </table:table>
      <text:p text:style-name="P54"/>
      <text:p text:style-name="P56">2. <text:s/>apiCall.result == “failure”</text:p>
      <table:table table:name="Table14" table:style-name="Table14">
        <table:table-column table:style-name="Table14.A"/>
        <table:table-column table:style-name="Table14.B"/>
        <table:table-column table:style-name="Table14.C"/>
        <table:table-row>
          <table:table-cell table:style-name="Table14.A1" office:value-type="string">
            <text:p text:style-name="P20">Property</text:p>
          </table:table-cell>
          <table:table-cell table:style-name="Table14.A1" office:value-type="string">
            <text:p text:style-name="P20">Type</text:p>
          </table:table-cell>
          <table:table-cell table:style-name="Table14.C1" office:value-type="string">
            <text:p text:style-name="P20">Description</text:p>
          </table:table-cell>
        </table:table-row>
        <table:table-row>
          <table:table-cell table:style-name="Table14.A2" office:value-type="string">
            <text:p text:style-name="P11">result</text:p>
          </table:table-cell>
          <table:table-cell table:style-name="Table14.B2" office:value-type="string">
            <text:p text:style-name="P11">String</text:p>
          </table:table-cell>
          <table:table-cell table:style-name="Table14.C2" office:value-type="string">
            <text:p text:style-name="P14"><text:span text:style-name="T32">The final status of the api call, “</text:span><text:span text:style-name="T39">failure</text:span><text:span text:style-name="T32">” in this case.</text:span></text:p>
          </table:table-cell>
        </table:table-row>
        <table:table-row>
          <table:table-cell table:style-name="Table14.A3" office:value-type="string">
            <text:p text:style-name="P13">message</text:p>
          </table:table-cell>
          <table:table-cell table:style-name="Table14.B3" office:value-type="string">
            <text:p text:style-name="P11">String</text:p>
          </table:table-cell>
          <table:table-cell table:style-name="Table14.C3" office:value-type="string">
            <text:p text:style-name="P13">A textual representation of why the call failed. <text:s/>Note that the “failure” result typically occurs when the server successfully received the request to <text:span text:style-name="T54">load events</text:span>, but there was a problem actually executing that request.</text:p>
          </table:table-cell>
        </table:table-row>
      </table:table>
      <text:p text:style-name="P54"/>
      <text:p text:style-name="P56">3. <text:s/>apiCall.result == “error”</text:p>
      <table:table table:name="Table15" table:style-name="Table15">
        <table:table-column table:style-name="Table15.A"/>
        <table:table-column table:style-name="Table15.B"/>
        <table:table-column table:style-name="Table15.C"/>
        <table:table-row>
          <table:table-cell table:style-name="Table15.A1" office:value-type="string">
            <text:p text:style-name="P20">Property</text:p>
          </table:table-cell>
          <table:table-cell table:style-name="Table15.A1" office:value-type="string">
            <text:p text:style-name="P20">Type</text:p>
          </table:table-cell>
          <table:table-cell table:style-name="Table15.C1" office:value-type="string">
            <text:p text:style-name="P20">Description</text:p>
          </table:table-cell>
        </table:table-row>
        <table:table-row>
          <table:table-cell table:style-name="Table15.A2" office:value-type="string">
            <text:p text:style-name="P11">result</text:p>
          </table:table-cell>
          <table:table-cell table:style-name="Table15.B2" office:value-type="string">
            <text:p text:style-name="P11">String</text:p>
          </table:table-cell>
          <table:table-cell table:style-name="Table15.C2" office:value-type="string">
            <text:p text:style-name="P14"><text:span text:style-name="T32">The final status of the api call, “</text:span><text:span text:style-name="T39">error</text:span><text:span text:style-name="T32">” in this case.</text:span></text:p>
          </table:table-cell>
        </table:table-row>
        <table:table-row>
          <table:table-cell table:style-name="Table15.A3" office:value-type="string">
            <text:p text:style-name="P13">message</text:p>
          </table:table-cell>
          <table:table-cell table:style-name="Table15.B3" office:value-type="string">
            <text:p text:style-name="P11">String</text:p>
          </table:table-cell>
          <table:table-cell table:style-name="Table15.C3" office:value-type="string">
            <text:p text:style-name="P13">A textual representation of why the call failed. <text:s/>Note that the “error” result typically occurs when there is a problem between the browser and the server, such as a lack of connectivity, or a timeout.</text:p>
          </table:table-cell>
        </table:table-row>
      </table:table>
      <text:p text:style-name="P57"/>
      <text:p text:style-name="P57"/>
      <text:p text:style-name="P179"><text:span text:style-name="T22"><text:s/></text:span></text:p>
      <text:p text:style-name="P179"><text:span text:style-name="T22"><text:s/></text:span><text:span text:style-name="T24">g</text:span><text:span text:style-name="T23">etEventsForDateRange</text:span></text:p>
      <text:p text:style-name="P180"/>
      <text:p text:style-name="P145"/>
      <text:p text:style-name="P145"><text:span text:style-name="T59">Note: <text:s/>The </text:span><text:span text:style-name="T12">getEventsForDateRange</text:span><text:span text:style-name="T59"> method replaces the </text:span><text:span text:style-name="T12">ajaxGetEventsForDateRange</text:span><text:span text:style-name="T59"> method, but uses a method signature that is less likely to change in the future. <text:s/>That is, as functionality is added, the new functionality can be accessed by adding new properties to the “config” parameter instead of adding arguments to the function call itself. <text:s/>The current version adds support for filtering returned events by event type and minimum availability.</text:span></text:p>
      <text:p text:style-name="P145"><text:span text:style-name="T59"/></text:p>
      <text:p text:style-name="P185"><text:span text:style-name="T59">Note: <text:s/></text:span><text:span text:style-name="T37">This method is </text:span><text:span text:style-name="T34">not</text:span><text:span text:style-name="T37"> a drop-in replacement for the ajaxGetEventsForDateRange method. <text:s/>Calling this method instead of the ajax version will first require you to put parameters into a config object, and to call this method with the config object (instead of a longer parameter list).</text:span></text:p>
      <text:p text:style-name="P145"><text:span text:style-name="T59"/></text:p>
      <text:p text:style-name="P156"><text:span text:style-name="T25">Parameter</text:span><text:span text:style-name="T26"> List</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133">#</text:p>
          </table:table-cell>
          <table:table-cell table:style-name="Table20.A1" office:value-type="string">
            <text:p text:style-name="P133">Name</text:p>
          </table:table-cell>
          <table:table-cell table:style-name="Table20.A1" office:value-type="string">
            <text:p text:style-name="P133">Type</text:p>
          </table:table-cell>
          <table:table-cell table:style-name="Table20.A1" office:value-type="string">
            <text:p text:style-name="P133">Description</text:p>
          </table:table-cell>
          <table:table-cell table:style-name="Table20.A1" office:value-type="string">
            <text:p text:style-name="P133">Required</text:p>
          </table:table-cell>
          <table:table-cell table:style-name="Table20.F1" office:value-type="string">
            <text:p text:style-name="P133">Example</text:p>
          </table:table-cell>
        </table:table-row>
        <table:table-row>
          <table:table-cell table:style-name="Table20.A2" office:value-type="string">
            <text:p text:style-name="P121">1</text:p>
          </table:table-cell>
          <table:table-cell table:style-name="Table20.B2" office:value-type="string">
            <text:p text:style-name="P125"><text:span text:style-name="T59">config</text:span></text:p>
          </table:table-cell>
          <table:table-cell table:style-name="Table20.C2" office:value-type="string">
            <text:p text:style-name="P121"><text:span text:style-name="T59">JS Object</text:span></text:p>
          </table:table-cell>
          <table:table-cell table:style-name="Table20.D2" office:value-type="string">
            <text:p text:style-name="P137"><text:span text:style-name="T59">Contains a set of properties that govern which events should be returned (see below)</text:span></text:p>
          </table:table-cell>
          <table:table-cell table:style-name="Table20.E2" office:value-type="string">
            <text:p text:style-name="P121">Yes</text:p>
          </table:table-cell>
          <table:table-cell table:style-name="Table20.F2" office:value-type="string">
            <text:p text:style-name="P125"><text:span text:style-name="T59">See “Config Object Properties” documentation and example below.</text:span></text:p>
          </table:table-cell>
        </table:table-row>
        <table:table-row>
          <table:table-cell table:style-name="Table20.A3" office:value-type="string">
            <text:p text:style-name="P121"><text:span text:style-name="T59">2</text:span></text:p>
          </table:table-cell>
          <table:table-cell table:style-name="Table20.B3" office:value-type="string">
            <text:p text:style-name="P125"><text:span text:style-name="T59">callback</text:span></text:p>
          </table:table-cell>
          <table:table-cell table:style-name="Table20.C3" office:value-type="string">
            <text:p text:style-name="P5">Function</text:p>
          </table:table-cell>
          <table:table-cell table:style-name="Table20.D3" office:value-type="string">
            <text:p text:style-name="P5">Callback function on success / failure or error</text:p>
          </table:table-cell>
          <table:table-cell table:style-name="Table20.E3" office:value-type="string">
            <text:p text:style-name="P5">No</text:p>
          </table:table-cell>
          <table:table-cell table:style-name="Table20.F3" office:value-type="string">
            <text:p text:style-name="P5">See below</text:p>
          </table:table-cell>
        </table:table-row>
      </table:table>
      <text:p text:style-name="P161"><text:span text:style-name="T26"/></text:p>
      <text:p text:style-name="P156"><text:span text:style-name="T28">Config Object Properties</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3">#</text:p>
          </table:table-cell>
          <table:table-cell table:style-name="Table9.A1" office:value-type="string">
            <text:p text:style-name="P133">Name</text:p>
          </table:table-cell>
          <table:table-cell table:style-name="Table9.A1" office:value-type="string">
            <text:p text:style-name="P133">Type</text:p>
          </table:table-cell>
          <table:table-cell table:style-name="Table9.A1" office:value-type="string">
            <text:p text:style-name="P133">Description</text:p>
          </table:table-cell>
          <table:table-cell table:style-name="Table9.A1" office:value-type="string">
            <text:p text:style-name="P133">Required</text:p>
          </table:table-cell>
          <table:table-cell table:style-name="Table9.F1" office:value-type="string">
            <text:p text:style-name="P133">Example</text:p>
          </table:table-cell>
        </table:table-row>
        <table:table-row>
          <table:table-cell table:style-name="Table9.A2" office:value-type="string">
            <text:p text:style-name="P121">1</text:p>
          </table:table-cell>
          <table:table-cell table:style-name="Table9.B2" office:value-type="string">
            <text:p text:style-name="P125">start</text:p>
          </table:table-cell>
          <table:table-cell table:style-name="Table9.C2" office:value-type="string">
            <text:p text:style-name="P121">String/<text:soft-page-break/><text:span text:style-name="T42">Date</text:span></text:p>
          </table:table-cell>
          <table:table-cell table:style-name="Table9.D2" office:value-type="string">
            <text:p text:style-name="P136">Start date for request. <text:s/>Can either be a <text:soft-page-break/>javascript Date object or a javascript String object with the format:</text:p>
            <text:p text:style-name="P140"><text:span text:style-name="T42"><text:line-break/></text:span><text:span text:style-name="T5">yyyy-MM-dd hh:mm:ss</text:span></text:p>
          </table:table-cell>
          <table:table-cell table:style-name="Table9.E2" office:value-type="string">
            <text:p text:style-name="P121">Yes</text:p>
          </table:table-cell>
          <table:table-cell table:style-name="Table9.F2" office:value-type="string">
            <text:p text:style-name="P125">2014-02-01 10:00:00</text:p>
          </table:table-cell>
        </table:table-row>
        <table:table-row>
          <table:table-cell table:style-name="Table9.A3" office:value-type="string">
            <text:p text:style-name="P121">2</text:p>
          </table:table-cell>
          <table:table-cell table:style-name="Table9.B3" office:value-type="string">
            <text:p text:style-name="P125">end</text:p>
          </table:table-cell>
          <table:table-cell table:style-name="Table9.C3" office:value-type="string">
            <text:p text:style-name="P121">String/<text:span text:style-name="T42">Date</text:span></text:p>
          </table:table-cell>
          <table:table-cell table:style-name="Table9.D3" office:value-type="string">
            <text:p text:style-name="P125">End date for the request. <text:s/>Can either be a javascript Date object or a javascript String object with the format:</text:p>
            <text:p text:style-name="P125"/>
            <text:p text:style-name="P141">yyyy-MM-dd hh:mm:ss</text:p>
          </table:table-cell>
          <table:table-cell table:style-name="Table9.E3" office:value-type="string">
            <text:p text:style-name="P121">Yes</text:p>
          </table:table-cell>
          <table:table-cell table:style-name="Table9.F3" office:value-type="string">
            <text:p text:style-name="P125">2014-02-08 17:00:00</text:p>
          </table:table-cell>
        </table:table-row>
        <table:table-row>
          <table:table-cell table:style-name="Table9.A6" office:value-type="string">
            <text:p text:style-name="P121">3</text:p>
          </table:table-cell>
          <table:table-cell table:style-name="Table9.B6" office:value-type="string">
            <text:p text:style-name="P125">resourceId</text:p>
          </table:table-cell>
          <table:table-cell table:style-name="Table9.C6" office:value-type="string">
            <text:p text:style-name="P125">int</text:p>
          </table:table-cell>
          <table:table-cell table:style-name="Table9.D6" office:value-type="string">
            <text:p text:style-name="P125">An id representing a specific resource to which the event list should be constrained. <text:s/>Should be one of the values returned from the ajaxGetResources function. <text:s/>If null, events for all resources are returned.</text:p>
          </table:table-cell>
          <table:table-cell table:style-name="Table9.E6" office:value-type="string">
            <text:p text:style-name="P125">No</text:p>
          </table:table-cell>
          <table:table-cell table:style-name="Table9.F6" office:value-type="string">
            <text:p text:style-name="P125">73</text:p>
          </table:table-cell>
        </table:table-row>
        <table:table-row>
          <table:table-cell table:style-name="Table9.A6" office:value-type="string">
            <text:p text:style-name="P121"><text:span text:style-name="T58">4</text:span></text:p>
          </table:table-cell>
          <table:table-cell table:style-name="Table9.B6" office:value-type="string">
            <text:p text:style-name="P125"><text:span text:style-name="T58">eventTypeName</text:span></text:p>
          </table:table-cell>
          <table:table-cell table:style-name="Table9.C6" office:value-type="string">
            <text:p text:style-name="P125"><text:span text:style-name="T58">String</text:span></text:p>
          </table:table-cell>
          <table:table-cell table:style-name="Table9.D6" office:value-type="string">
            <text:p text:style-name="P125"><text:span text:style-name="T58">A string value representing the type of resource managed event. <text:s/>Corresponds to the eGalaxy database's 'RMEventTypes' table and should match the column 'Name' in said table. <text:s/>If null, events for all event types are returned.</text:span></text:p>
          </table:table-cell>
          <table:table-cell table:style-name="Table9.E6" office:value-type="string">
            <text:p text:style-name="P125"><text:span text:style-name="T58">No</text:span></text:p>
          </table:table-cell>
          <table:table-cell table:style-name="Table9.F6" office:value-type="string">
            <text:p text:style-name="P135">GMC – General Admission</text:p>
          </table:table-cell>
        </table:table-row>
        <table:table-row>
          <table:table-cell table:style-name="Table9.A6" office:value-type="string">
            <text:p text:style-name="P121"><text:span text:style-name="T58">5</text:span></text:p>
          </table:table-cell>
          <table:table-cell table:style-name="Table9.B6" office:value-type="string">
            <text:p text:style-name="P125"><text:span text:style-name="T58">minimumAvailability</text:span></text:p>
          </table:table-cell>
          <table:table-cell table:style-name="Table9.C6" office:value-type="string">
            <text:p text:style-name="P125"><text:span text:style-name="T58">int</text:span></text:p>
          </table:table-cell>
          <table:table-cell table:style-name="Table9.D6" office:value-type="string">
            <text:p text:style-name="P125"><text:span text:style-name="T58">An integer value representing the minimum number of tickets that should be currently available for the event in question. If null all events will be returned regardless of availability.</text:span></text:p>
          </table:table-cell>
          <table:table-cell table:style-name="Table9.E6" office:value-type="string">
            <text:p text:style-name="P125"><text:span text:style-name="T58">No</text:span></text:p>
          </table:table-cell>
          <table:table-cell table:style-name="Table9.F6" office:value-type="string">
            <text:p text:style-name="P135"><text:span text:style-name="T58">5</text:span></text:p>
          </table:table-cell>
        </table:table-row>
      </table:table>
      <text:p text:style-name="P161"><text:s/></text:p>
      <text:p text:style-name="P154">The <text:span text:style-name="T59">g</text:span><text:span text:style-name="T42">etEventsForDateRange</text:span> <text:span text:style-name="T59">method</text:span> accepts <text:span text:style-name="T42">a </text:span><text:span text:style-name="T59">config object. <text:s/>This config object contains a </text:span><text:span text:style-name="T42">date range (specifed as start and end), an optional</text:span> <text:span text:style-name="T42">resource id </text:span><text:span text:style-name="T59">(resourceId)</text:span><text:span text:style-name="T42">, </text:span><text:span text:style-name="T59">an optional event type name (eventTypeName), an optional minimum availability (minimumAvailability) </text:span><text:span text:style-name="T42">and returns a list of all events </text:span><text:span text:style-name="T59">that meed the specified criteria</text:span><text:span text:style-name="T42">. <text:s/>If the resource id is provided it is further filtered to just produce a list of events between the specified dates that are associated with the given resource (typically a room). <text:s/></text:span><text:span text:style-name="T59">If an event type name is specified only events with that event type name will be returned. <text:s/>If a minimum availability is specified only events having that minimum number of tickets available will be returned.</text:span></text:p>
      <text:p text:style-name="P155"/>
      <text:p text:style-name="P183">&lt;script src="../resources/js/academy-api.js"&gt;&lt;/script&gt;</text:p>
      <text:p text:style-name="P183">&lt;form&gt;</text:p>
      <text:p text:style-name="P183"><text:tab/>&lt;input id='<text:span text:style-name="T42">start</text:span>' name='<text:span text:style-name="T42">start</text:span>'/&gt;&lt;br/&gt;</text:p>
      <text:p text:style-name="P183"><text:tab/>&lt;input id='<text:span text:style-name="T42">end</text:span>' name='<text:span text:style-name="T42">end</text:span>'/&gt;&lt;br/&gt;</text:p>
      <text:p text:style-name="P183"><text:tab/>&lt;input id='<text:span text:style-name="T42">resourceId</text:span>' name='<text:span text:style-name="T42">resourceId</text:span>'/&gt;&lt;br/&gt;</text:p>
      <text:p text:style-name="P183"><text:tab/>&lt;input id='<text:span text:style-name="T59">eventTypeName</text:span>' name='<text:span text:style-name="T59">eventTypeName</text:span>'/&gt;&lt;br/&gt;</text:p>
      <text:p text:style-name="P183"><text:tab/>&lt;input id='<text:span text:style-name="T59">minimumAvailability</text:span>' name='<text:span text:style-name="T59">minimumAvailability</text:span>'/&gt;&lt;br/&gt;</text:p>
      <text:p text:style-name="P183"><text:tab/>&lt;input type='button' onclick='<text:span text:style-name="T42">myLoadEventsFunction</text:span>()'/&gt;</text:p>
      <text:p text:style-name="P184">&lt;/form&gt;</text:p>
      <text:p text:style-name="P184"/>
      <text:p text:style-name="P146"/>
      <text:p text:style-name="P165">&lt;script&gt;</text:p>
      <text:p text:style-name="P167">function <text:span text:style-name="T42">myLoadEventsFunction</text:span>() {</text:p>
      <text:p text:style-name="P167"><text:tab/>var <text:span text:style-name="T42">start</text:span> <text:tab/>= $(“#<text:span text:style-name="T42">start</text:span>”).val();<text:tab/><text:tab/><text:tab/>//has value like “<text:span text:style-name="T42">2014-02-01 10:00:00</text:span>”</text:p>
      <text:p text:style-name="P167"><text:tab/>var <text:span text:style-name="T42">end</text:span> <text:tab/>= $(“#<text:span text:style-name="T42">end</text:span>”).val();<text:tab/><text:tab/><text:tab/>//has value like “<text:span text:style-name="T42">2014-02-05 17:00:00</text:span>”</text:p>
      <text:p text:style-name="P167"><text:tab/>var <text:span text:style-name="T42">resourceId</text:span> = $(“#<text:span text:style-name="T42">resourceId</text:span>”).val();<text:tab/><text:tab/>//has value like “<text:span text:style-name="T42">73</text:span>”</text:p>
      <text:p text:style-name="P167"><text:tab/><text:span text:style-name="T59">var eventTypeName = $(“#eventTypeName”).val();<text:tab/>//value like “GMC - General Admission”</text:span></text:p>
      <text:p text:style-name="P167"><text:span text:style-name="T59"><text:tab/>var minimumAvailability = $(“#minimumAvailability”).val()<text:tab/>//value like “5”</text:span></text:p>
      <text:p text:style-name="P167"><text:span text:style-name="T59"/></text:p>
      <text:p text:style-name="P167"><text:span text:style-name="T59"><text:tab/>var config = {start: start, end: end, resourceId: resourceId, eventTypeName: eventTypeName, minimumAvailability: minimumAvailability);</text:span></text:p>
      <text:p text:style-name="P167"><text:span text:style-name="T59"/></text:p>
      <text:p text:style-name="P167"><text:tab/>var callback = function(apiCall) {</text:p>
      <text:p text:style-name="P167"><text:tab/><text:tab/>if (apiCall.result == “success”)</text:p>
      <text:p text:style-name="P167"><text:tab/><text:tab/><text:tab/>doSuccessfullThing(apiCall);</text:p>
      <text:p text:style-name="P167"><text:tab/><text:tab/>else if (apiCall.result == “failure”)</text:p>
      <text:p text:style-name="P167"><text:tab/><text:tab/><text:tab/>doFailureThing(apiCall);</text:p>
      <text:p text:style-name="P167"><text:tab/><text:tab/>else if (apiCall.result == “error”)</text:p>
      <text:p text:style-name="P167"><text:tab/><text:tab/><text:tab/>doErrorThing(apiCall);</text:p>
      <text:p text:style-name="P167"><text:tab/>}</text:p>
      <text:p text:style-name="P167"/>
      <text:p text:style-name="P172"><text:span text:style-name="T15"><text:tab/></text:span><text:span text:style-name="T8">AcademyApi.</text:span><text:span text:style-name="T12">g</text:span><text:span text:style-name="T5">etEventsForDateRange</text:span><text:span text:style-name="T8">(</text:span><text:span text:style-name="T12">config</text:span><text:span text:style-name="T11">, </text:span><text:span text:style-name="T8">callback);</text:span></text:p>
      <text:p text:style-name="P167">}</text:p>
      <text:p text:style-name="P167"><text:soft-page-break/></text:p>
      <text:p text:style-name="P167">function doSuccessfulThing(apiCall) {</text:p>
      <text:p text:style-name="P172"><text:span text:style-name="T15"><text:tab/>alert(“Success, </text:span><text:span text:style-name="T18">found</text:span><text:span text:style-name="T17"> “ + apiCall.</text:span><text:span text:style-name="T18">events.length + “ events!”</text:span><text:span text:style-name="T17">)</text:span><text:span text:style-name="T15">;</text:span></text:p>
      <text:p text:style-name="P167">}</text:p>
      <text:p text:style-name="P167"/>
      <text:p text:style-name="P167">function doFailureThing(apiCall) {</text:p>
      <text:p text:style-name="P167"><text:tab/>var failureMessage = apiCall.message;</text:p>
      <text:p text:style-name="P167"><text:tab/>alert(“Failure, the associated message was “ + failureMessage);</text:p>
      <text:p text:style-name="P167">}</text:p>
      <text:p text:style-name="P167"/>
      <text:p text:style-name="P167">function doErrorThing(apiCall) {</text:p>
      <text:p text:style-name="P167"><text:tab/>var errorMessage = apiCall.message;</text:p>
      <text:p text:style-name="P167"><text:tab/>alert(“Error, the associated message was “ + errorMessage);</text:p>
      <text:p text:style-name="P167">}</text:p>
      <text:p text:style-name="P167"/>
      <text:p text:style-name="P165">$(function() {</text:p>
      <text:p text:style-name="P165"><text:s text:c="8"/>AcademyApi.initialize();</text:p>
      <text:p text:style-name="P165">}</text:p>
      <text:p text:style-name="P165"/>
      <text:p text:style-name="P171">&lt;/script&gt;</text:p>
      <text:p text:style-name="P162"/>
      <text:p text:style-name="P162"/>
      <text:p text:style-name="P154"><text:span text:style-name="T42">The </text:span><text:span text:style-name="T54">callback function will be called with apiCall.result equal to one of three values: <text:s/>“success”, “failure” or “error”. <text:s/>The following tables indicate data available in each case.</text:span></text:p>
      <text:p text:style-name="P155"/>
      <text:p text:style-name="P162"/>
      <text:p text:style-name="P148">1. <text:s/>apiCall.result == “success”</text:p>
      <table:table table:name="Table17" table:style-name="Table17">
        <table:table-column table:style-name="Table17.A"/>
        <table:table-column table:style-name="Table17.B"/>
        <table:table-column table:style-name="Table17.C"/>
        <table:table-row>
          <table:table-cell table:style-name="Table17.A1" office:value-type="string">
            <text:p text:style-name="P134">Property</text:p>
          </table:table-cell>
          <table:table-cell table:style-name="Table17.A1" office:value-type="string">
            <text:p text:style-name="P134">Type</text:p>
          </table:table-cell>
          <table:table-cell table:style-name="Table17.C1" office:value-type="string">
            <text:p text:style-name="P134">Description</text:p>
          </table:table-cell>
        </table:table-row>
        <table:table-row>
          <table:table-cell table:style-name="Table17.A2" office:value-type="string">
            <text:p text:style-name="P126">result</text:p>
          </table:table-cell>
          <table:table-cell table:style-name="Table17.B2" office:value-type="string">
            <text:p text:style-name="P126">String</text:p>
          </table:table-cell>
          <table:table-cell table:style-name="Table17.C2" office:value-type="string">
            <text:p text:style-name="P126">The final status of the api call, “success” in this case.</text:p>
          </table:table-cell>
        </table:table-row>
        <table:table-row>
          <table:table-cell table:style-name="Table17.A3" office:value-type="string">
            <text:p text:style-name="P127">message</text:p>
          </table:table-cell>
          <table:table-cell table:style-name="Table17.B3" office:value-type="string">
            <text:p text:style-name="P126">String</text:p>
          </table:table-cell>
          <table:table-cell table:style-name="Table17.C3" office:value-type="string">
            <text:p text:style-name="P127">Summary of the result of the function call.</text:p>
          </table:table-cell>
        </table:table-row>
        <table:table-row>
          <table:table-cell table:style-name="Table17.A4" office:value-type="string">
            <text:p text:style-name="P127">events</text:p>
          </table:table-cell>
          <table:table-cell table:style-name="Table17.B4" office:value-type="string">
            <text:p text:style-name="P127">Object array</text:p>
          </table:table-cell>
          <table:table-cell table:style-name="Table17.C4" office:value-type="string">
            <text:p text:style-name="P126">An array of <text:span text:style-name="T54">event objects that fall within the specified date range, potentially additionally constrained by a specified resource Id.</text:span><text:line-break/><text:line-break/><text:span text:style-name="T54">See </text:span><text:span text:style-name="T10">Event Object</text:span><text:span text:style-name="T19">, below.</text:span></text:p>
          </table:table-cell>
        </table:table-row>
      </table:table>
      <text:p text:style-name="P149"/>
      <text:p text:style-name="P148">2. <text:s/>apiCall.result == “failure”</text:p>
      <table:table table:name="Table18" table:style-name="Table18">
        <table:table-column table:style-name="Table18.A"/>
        <table:table-column table:style-name="Table18.B"/>
        <table:table-column table:style-name="Table18.C"/>
        <table:table-row>
          <table:table-cell table:style-name="Table18.A1" office:value-type="string">
            <text:p text:style-name="P134">Property</text:p>
          </table:table-cell>
          <table:table-cell table:style-name="Table18.A1" office:value-type="string">
            <text:p text:style-name="P134">Type</text:p>
          </table:table-cell>
          <table:table-cell table:style-name="Table18.C1" office:value-type="string">
            <text:p text:style-name="P134">Description</text:p>
          </table:table-cell>
        </table:table-row>
        <table:table-row>
          <table:table-cell table:style-name="Table18.A2" office:value-type="string">
            <text:p text:style-name="P126">result</text:p>
          </table:table-cell>
          <table:table-cell table:style-name="Table18.B2" office:value-type="string">
            <text:p text:style-name="P126">String</text:p>
          </table:table-cell>
          <table:table-cell table:style-name="Table18.C2" office:value-type="string">
            <text:p text:style-name="P129"><text:span text:style-name="T32">The final status of the api call, “</text:span><text:span text:style-name="T39">failure</text:span><text:span text:style-name="T32">” in this case.</text:span></text:p>
          </table:table-cell>
        </table:table-row>
        <table:table-row>
          <table:table-cell table:style-name="Table18.A3" office:value-type="string">
            <text:p text:style-name="P128">message</text:p>
          </table:table-cell>
          <table:table-cell table:style-name="Table18.B3" office:value-type="string">
            <text:p text:style-name="P126">String</text:p>
          </table:table-cell>
          <table:table-cell table:style-name="Table18.C3" office:value-type="string">
            <text:p text:style-name="P128">A textual representation of why the call failed. <text:s/>Note that the “failure” result typically occurs when the server successfully received the request to <text:span text:style-name="T54">load events</text:span>, but there was a problem actually executing that request.</text:p>
          </table:table-cell>
        </table:table-row>
      </table:table>
      <text:p text:style-name="P149"/>
      <text:p text:style-name="P148">3. <text:s/>apiCall.result == “error”</text:p>
      <table:table table:name="Table19" table:style-name="Table19">
        <table:table-column table:style-name="Table19.A"/>
        <table:table-column table:style-name="Table19.B"/>
        <table:table-column table:style-name="Table19.C"/>
        <table:table-row>
          <table:table-cell table:style-name="Table19.A1" office:value-type="string">
            <text:p text:style-name="P134">Property</text:p>
          </table:table-cell>
          <table:table-cell table:style-name="Table19.A1" office:value-type="string">
            <text:p text:style-name="P134">Type</text:p>
          </table:table-cell>
          <table:table-cell table:style-name="Table19.C1" office:value-type="string">
            <text:p text:style-name="P134">Description</text:p>
          </table:table-cell>
        </table:table-row>
        <table:table-row>
          <table:table-cell table:style-name="Table19.A2" office:value-type="string">
            <text:p text:style-name="P126">result</text:p>
          </table:table-cell>
          <table:table-cell table:style-name="Table19.B2" office:value-type="string">
            <text:p text:style-name="P126">String</text:p>
          </table:table-cell>
          <table:table-cell table:style-name="Table19.C2" office:value-type="string">
            <text:p text:style-name="P129"><text:span text:style-name="T32">The final status of the api call, “</text:span><text:span text:style-name="T39">error</text:span><text:span text:style-name="T32">” in this case.</text:span></text:p>
          </table:table-cell>
        </table:table-row>
        <table:table-row>
          <table:table-cell table:style-name="Table19.A3" office:value-type="string">
            <text:p text:style-name="P128">message</text:p>
          </table:table-cell>
          <table:table-cell table:style-name="Table19.B3" office:value-type="string">
            <text:p text:style-name="P126">String</text:p>
          </table:table-cell>
          <table:table-cell table:style-name="Table19.C3" office:value-type="string">
            <text:p text:style-name="P128">A textual representation of why the call failed. <text:s/>Note that the “error” result typically occurs when there is a problem between the browser and the server, such as a lack of connectivity, or a timeout.</text:p>
          </table:table-cell>
        </table:table-row>
      </table:table>
      <text:p text:style-name="P150"/>
      <text:p text:style-name="P159"/>
      <text:p text:style-name="P186"/>
      <text:p text:style-name="P181"><text:span text:style-name="T42"><text:s/></text:span><text:span text:style-name="T64">r</text:span>egisterNewsletterInterests</text:p>
      <text:p text:style-name="P181"/>
      <text:p text:style-name="P143"/>
      <text:p text:style-name="P157"><text:span text:style-name="T29">P</text:span><text:span text:style-name="T25">arameter</text:span><text:span text:style-name="T26"> List</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123">#</text:p>
          </table:table-cell>
          <table:table-cell table:style-name="Table21.A1" office:value-type="string">
            <text:p text:style-name="P123">Name</text:p>
          </table:table-cell>
          <table:table-cell table:style-name="Table21.A1" office:value-type="string">
            <text:p text:style-name="P123">Type</text:p>
          </table:table-cell>
          <table:table-cell table:style-name="Table21.A1" office:value-type="string">
            <text:p text:style-name="P123">Description</text:p>
          </table:table-cell>
          <table:table-cell table:style-name="Table21.A1" office:value-type="string">
            <text:p text:style-name="P123">Required</text:p>
          </table:table-cell>
          <table:table-cell table:style-name="Table21.F1" office:value-type="string">
            <text:p text:style-name="P123">Example</text:p>
          </table:table-cell>
        </table:table-row>
        <table:table-row>
          <table:table-cell table:style-name="Table21.A2" office:value-type="string">
            <text:p text:style-name="P123">1</text:p>
          </table:table-cell>
          <table:table-cell table:style-name="Table21.B2" office:value-type="string">
            <text:p text:style-name="P123"><text:span text:style-name="T64">config</text:span></text:p>
          </table:table-cell>
          <table:table-cell table:style-name="Table21.C2" office:value-type="string">
            <text:p text:style-name="P123"><text:span text:style-name="T64">JS Object</text:span></text:p>
          </table:table-cell>
          <table:table-cell table:style-name="Table21.D2" office:value-type="string">
            <text:p text:style-name="P138"><text:span text:style-name="T59">Contains a set of properties that </text:span><text:span text:style-name="T64">represent the contact to be registered and their interests.</text:span></text:p>
          </table:table-cell>
          <table:table-cell table:style-name="Table21.E2" office:value-type="string">
            <text:p text:style-name="P123">Yes</text:p>
          </table:table-cell>
          <table:table-cell table:style-name="Table21.F2" office:value-type="string">
            <text:p text:style-name="P123"><text:span text:style-name="T64">See example below</text:span></text:p>
          </table:table-cell>
        </table:table-row>
        <table:table-row>
          <table:table-cell table:style-name="Table21.A3" office:value-type="string">
            <text:p text:style-name="P131"><text:span text:style-name="T64">2</text:span></text:p>
          </table:table-cell>
          <table:table-cell table:style-name="Table21.B3" office:value-type="string">
            <text:p text:style-name="P123">callback</text:p>
          </table:table-cell>
          <table:table-cell table:style-name="Table21.C3" office:value-type="string">
            <text:p text:style-name="P123">Function</text:p>
          </table:table-cell>
          <table:table-cell table:style-name="Table21.D3" office:value-type="string">
            <text:p text:style-name="P123">Callback function on success / failure or error</text:p>
          </table:table-cell>
          <table:table-cell table:style-name="Table21.E3" office:value-type="string">
            <text:p text:style-name="P123">No</text:p>
          </table:table-cell>
          <table:table-cell table:style-name="Table21.F3" office:value-type="string">
            <text:p text:style-name="P123">See below</text:p>
          </table:table-cell>
        </table:table-row>
      </table:table>
      <text:p text:style-name="P163"/>
      <text:p text:style-name="P160"><text:span text:style-name="T31">Config Object Properties</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table-cell table:style-name="Table22.A1" office:value-type="string">
            <text:p text:style-name="P124">#</text:p>
          </table:table-cell>
          <table:table-cell table:style-name="Table22.A1" office:value-type="string">
            <text:p text:style-name="P124">Name</text:p>
          </table:table-cell>
          <table:table-cell table:style-name="Table22.A1" office:value-type="string">
            <text:p text:style-name="P124">Type</text:p>
          </table:table-cell>
          <table:table-cell table:style-name="Table22.A1" office:value-type="string">
            <text:p text:style-name="P124">Description</text:p>
          </table:table-cell>
          <table:table-cell table:style-name="Table22.A1" office:value-type="string">
            <text:p text:style-name="P124">Required</text:p>
          </table:table-cell>
          <table:table-cell table:style-name="Table22.F1" office:value-type="string">
            <text:p text:style-name="P124">Example</text:p>
          </table:table-cell>
        </table:table-row>
        <table:table-row>
          <table:table-cell table:style-name="Table22.A2" office:value-type="string">
            <text:p text:style-name="P124">1</text:p>
          </table:table-cell>
          <table:table-cell table:style-name="Table22.B2" table:number-columns-spanned="3" office:value-type="string">
            <text:p text:style-name="P124"><text:span text:style-name="T65">See all parameters (except 'callback') for ajaxRegisterNewsletterInterests.</text:span></text:p>
          </table:table-cell>
          <table:covered-table-cell/>
          <table:covered-table-cell/>
          <table:table-cell table:style-name="Table22.E2" office:value-type="string">
            <text:p text:style-name="P124"><text:span text:style-name="T65">Yes</text:span></text:p>
          </table:table-cell>
          <table:table-cell table:style-name="Table22.F2" office:value-type="string">
            <text:p text:style-name="P124"><text:span text:style-name="T65">See example below</text:span></text:p>
          </table:table-cell>
        </table:table-row>
      </table:table>
      <text:p text:style-name="P152"><text:span text:style-name="T64"/></text:p>
      <text:p text:style-name="P152"><text:span text:style-name="T66">The registerNewsletterInterests method is currently identical to the ajaxRegisterNewsletterInterests method with a simplified and object-based signature</text:span><text:span text:style-name="T64">. <text:s/>The config object passed in should contain properties that match the parameter names specified in ajaxRegisterNewsletterInterests. <text:s/>The callback function specified works identically as in the ajax* version. <text:s/>The following two method calls are equivalent:</text:span></text:p>
      <text:p text:style-name="P151"><text:span text:style-name="T64"/></text:p>
      <text:p text:style-name="P153"><text:span text:style-name="T13">Note</text:span><text:span text:style-name="T65">: <text:s/>The two following functions are equivalent. <text:s/>The first </text:span><text:span text:style-name="T63">(s</text:span><text:span text:style-name="T60">aveMy</text:span><text:span text:style-name="T61">Interests</text:span><text:span text:style-name="T62">Version1</text:span><text:span text:style-name="T63">) </text:span><text:span text:style-name="T65">uses the original method call (ajaxRegisterNewsletterInterests) and the second </text:span><text:span text:style-name="T63">(s</text:span><text:span text:style-name="T60">aveMy</text:span><text:span text:style-name="T61">Interests</text:span><text:span text:style-name="T62">Version2</text:span><text:span text:style-name="T63">)</text:span><text:span text:style-name="T65"> uses the new object-based method call (registerNewsletterInterests). <text:s/>They cause exactly the same function to be called on the server and receive exactly the same callback information. <text:s/></text:span><text:span text:style-name="T68">The functions referenced in the callback object for both are the same (and can be copied from the ajaxRegisterNewsletterInterests example, above).</text:span></text:p>
      <text:p text:style-name="P152"><text:span text:style-name="T65"/></text:p>
      <text:p text:style-name="P177"><text:span text:style-name="T27">function saveMy</text:span><text:span text:style-name="T26">Interests</text:span><text:span text:style-name="T29">Version1</text:span><text:span text:style-name="T27">() {</text:span></text:p>
      <text:p text:style-name="P173"><text:span text:style-name="T15"><text:tab/>var source = “My</text:span><text:span text:style-name="T17">Interests</text:span><text:span text:style-name="T15">SaveForm”;<text:tab/><text:tab/>//should uniquely identify this source</text:span></text:p>
      <text:p text:style-name="P168"><text:tab/><text:tab/></text:p>
      <text:p text:style-name="P168"><text:tab/>var firstname = $(“#firstname”).val();<text:tab/>//has value like “John”</text:p>
      <text:p text:style-name="P168"><text:tab/>var lastname = $(“#lastname”).val();<text:tab/><text:tab/>//has value like “Jacob”</text:p>
      <text:p text:style-name="P168"><text:tab/>var email = $(“#email”).val();<text:tab/><text:tab/>//has value like “johnjacob@gmail.com”</text:p>
      <text:p text:style-name="P168"><text:tab/>var phone = $(“#phone”).val();<text:tab/><text:tab/>//has value like “555-555-1212”</text:p>
      <text:p text:style-name="P168"><text:tab/>var zip = $(“#zip”).val();<text:tab/><text:tab/><text:tab/>//has value like “62265”</text:p>
      <text:p text:style-name="P168"><text:tab/>var interests = $(“#interests”).val();<text:tab/>//has value like “news,penguins,geology,botany”</text:p>
      <text:p text:style-name="P168"/>
      <text:p text:style-name="P170"><text:tab/>var callback = function(apiCall) {</text:p>
      <text:p text:style-name="P170"><text:tab/><text:tab/>if (apiCall.result == “success”)</text:p>
      <text:p text:style-name="P170"><text:tab/><text:tab/><text:tab/>//<text:span text:style-name="T65">see </text:span>doSuccessfullThing<text:span text:style-name="T65"> ajaxRegister</text:span><text:span text:style-name="T68">NewsletterInterests</text:span></text:p>
      <text:p text:style-name="P170"><text:tab/><text:tab/><text:tab/>doSuccessfullThing(apiCall);<text:tab/></text:p>
      <text:p text:style-name="P170"><text:tab/><text:tab/>else if (apiCall.result == “failure”)</text:p>
      <text:p text:style-name="P170"><text:tab/><text:tab/><text:tab/>//<text:span text:style-name="T65">see </text:span>doFailureThing<text:span text:style-name="T65"> under ajaxRegister</text:span><text:span text:style-name="T68">NewsletterInterests</text:span></text:p>
      <text:p text:style-name="P170"><text:tab/><text:tab/><text:tab/>doFailureThing(apiCall);<text:tab/></text:p>
      <text:p text:style-name="P170"><text:tab/><text:tab/>else if (apiCall.result == “error”)</text:p>
      <text:p text:style-name="P170"><text:tab/><text:tab/><text:tab/>//<text:span text:style-name="T65">see </text:span>doErrorThing<text:span text:style-name="T65"> under ajaxRegister</text:span><text:span text:style-name="T68">NewsletterInterests</text:span></text:p>
      <text:p text:style-name="P170"><text:tab/><text:tab/><text:tab/>doErrorThing(apiCall);<text:tab/><text:tab/></text:p>
      <text:p text:style-name="P170"><text:tab/>}</text:p>
      <text:p text:style-name="P168"/>
      <text:p text:style-name="P168"><text:tab/><text:span text:style-name="T2">AcademyApi.ajaxRegisterNewsletterInterests(firstname, lastname, email, phone, zip, source, interests, callback);</text:span></text:p>
      <text:p text:style-name="P175"><text:span text:style-name="T64">}</text:span></text:p>
      <text:p text:style-name="P175"><text:span text:style-name="T64"/></text:p>
      <text:p text:style-name="P177"><text:span text:style-name="T27">function saveMy</text:span><text:span text:style-name="T26">Interests</text:span><text:span text:style-name="T29">Version2</text:span><text:span text:style-name="T27">() {</text:span></text:p>
      <text:p text:style-name="P173"><text:span text:style-name="T15"><text:tab/>var source = “My</text:span><text:span text:style-name="T17">Interests</text:span><text:span text:style-name="T15">SaveForm”;<text:tab/><text:tab/>//should uniquely identify this source<text:tab/></text:span></text:p>
      <text:p text:style-name="P168"><text:tab/></text:p>
      <text:p text:style-name="P168"><text:span text:style-name="T64"><text:tab/>var config = {</text:span></text:p>
      <text:p text:style-name="P168"><text:span text:style-name="T64"><text:tab/><text:tab/></text:span><text:span text:style-name="T65">source: <text:s/>source,</text:span></text:p>
      <text:p text:style-name="P169"><text:span text:style-name="T64"><text:tab/><text:tab/>firstname: </text:span>$(“#firstname”).val()<text:span text:style-name="T64">,<text:tab/></text:span>//has value like “John”</text:p>
      <text:p text:style-name="P169"><text:span text:style-name="T64"><text:tab/><text:tab/></text:span><text:span text:style-name="T65">lastname: </text:span>$(“#lastname”).val(),<text:tab/>//has value like “Jacob”</text:p>
      <text:p text:style-name="P169"><text:tab/><text:tab/>email: $(“#email”).val(),<text:tab/><text:tab/>//has value like “johnjacob@gmail.com”</text:p>
      <text:p text:style-name="P169"><text:tab/><text:tab/>phone: $(“#phone”).val(),<text:tab/><text:tab/>//has value like “555-555-1212”</text:p>
      <text:p text:style-name="P169"><text:tab/><text:tab/>zip: $(“#zip”).val(),<text:tab/><text:tab/><text:tab/>//has value like “62265”</text:p>
      <text:p text:style-name="P169"><text:tab/><text:tab/>interests: $(“#interests”).val()<text:tab/>//has value like “news,penguins,geology,botany”</text:p>
      <text:p text:style-name="P168"><text:span text:style-name="T64"><text:tab/>};<text:tab/></text:span></text:p>
      <text:p text:style-name="P168"><text:span text:style-name="T64"/></text:p>
      <text:p text:style-name="P170"><text:tab/>var callback = function(apiCall) {</text:p>
      <text:p text:style-name="P170"><text:tab/><text:tab/>if (apiCall.result == “success”)</text:p>
      <text:p text:style-name="P170"><text:tab/><text:tab/><text:tab/>//<text:span text:style-name="T65">see </text:span>doSuccessfullThing<text:span text:style-name="T65"> ajaxRegister</text:span><text:span text:style-name="T68">NewsletterInterests</text:span></text:p>
      <text:p text:style-name="P170"><text:tab/><text:tab/><text:tab/>doSuccessfullThing(apiCall);<text:tab/></text:p>
      <text:p text:style-name="P170"><text:tab/><text:tab/>else if (apiCall.result == “failure”)</text:p>
      <text:p text:style-name="P170"><text:soft-page-break/><text:tab/><text:tab/><text:tab/>//<text:span text:style-name="T65">see </text:span>doFailureThing<text:span text:style-name="T65"> under ajaxRegister</text:span><text:span text:style-name="T68">NewsletterInterests</text:span></text:p>
      <text:p text:style-name="P170"><text:tab/><text:tab/><text:tab/>doFailureThing(apiCall);<text:tab/></text:p>
      <text:p text:style-name="P170"><text:tab/><text:tab/>else if (apiCall.result == “error”)</text:p>
      <text:p text:style-name="P170"><text:tab/><text:tab/><text:tab/>//<text:span text:style-name="T65">see </text:span>doErrorThing<text:span text:style-name="T65"> under ajaxRegister</text:span><text:span text:style-name="T68">NewsletterInterests</text:span></text:p>
      <text:p text:style-name="P170"><text:tab/><text:tab/><text:tab/>doErrorThing(apiCall);<text:tab/><text:tab/></text:p>
      <text:p text:style-name="P170"><text:tab/>}</text:p>
      <text:p text:style-name="P168"/>
      <text:p text:style-name="P168"><text:tab/><text:span text:style-name="T2">AcademyApi.</text:span><text:span text:style-name="T13">r</text:span><text:span text:style-name="T2">egisterNewsletterInterests(</text:span><text:span text:style-name="T13">config</text:span><text:span text:style-name="T2">, callback);</text:span></text:p>
      <text:p text:style-name="P175"><text:span text:style-name="T64">}</text:span></text:p>
      <text:p text:style-name="P151"><text:span text:style-name="T64"/></text:p>
      <text:p text:style-name="P151"><text:span text:style-name="T64"/></text:p>
      <text:p text:style-name="P150"/>
      <text:p text:style-name="P187"/>
      <text:p text:style-name="P182"><text:span text:style-name="T42"><text:s/></text:span><text:span text:style-name="T64">r</text:span>egister<text:span text:style-name="T65">Contact</text:span></text:p>
      <text:p text:style-name="P182"/>
      <text:p text:style-name="P144"/>
      <text:p text:style-name="P158"><text:span text:style-name="T29">P</text:span><text:span text:style-name="T25">arameter</text:span><text:span text:style-name="T26"> List</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124">#</text:p>
          </table:table-cell>
          <table:table-cell table:style-name="Table23.A1" office:value-type="string">
            <text:p text:style-name="P124">Name</text:p>
          </table:table-cell>
          <table:table-cell table:style-name="Table23.A1" office:value-type="string">
            <text:p text:style-name="P124">Type</text:p>
          </table:table-cell>
          <table:table-cell table:style-name="Table23.A1" office:value-type="string">
            <text:p text:style-name="P124">Description</text:p>
          </table:table-cell>
          <table:table-cell table:style-name="Table23.A1" office:value-type="string">
            <text:p text:style-name="P124">Required</text:p>
          </table:table-cell>
          <table:table-cell table:style-name="Table23.F1" office:value-type="string">
            <text:p text:style-name="P124">Example</text:p>
          </table:table-cell>
        </table:table-row>
        <table:table-row>
          <table:table-cell table:style-name="Table23.A2" office:value-type="string">
            <text:p text:style-name="P124">1</text:p>
          </table:table-cell>
          <table:table-cell table:style-name="Table23.B2" office:value-type="string">
            <text:p text:style-name="P124"><text:span text:style-name="T64">config</text:span></text:p>
          </table:table-cell>
          <table:table-cell table:style-name="Table23.C2" office:value-type="string">
            <text:p text:style-name="P124"><text:span text:style-name="T64">JS Object</text:span></text:p>
          </table:table-cell>
          <table:table-cell table:style-name="Table23.D2" office:value-type="string">
            <text:p text:style-name="P139"><text:span text:style-name="T59">Contains a set of properties that </text:span><text:span text:style-name="T64">represent the contact to be registered and their interests.</text:span></text:p>
          </table:table-cell>
          <table:table-cell table:style-name="Table23.E2" office:value-type="string">
            <text:p text:style-name="P124">Yes</text:p>
          </table:table-cell>
          <table:table-cell table:style-name="Table23.F2" office:value-type="string">
            <text:p text:style-name="P124"><text:span text:style-name="T64">See example below</text:span></text:p>
          </table:table-cell>
        </table:table-row>
        <table:table-row>
          <table:table-cell table:style-name="Table23.A3" office:value-type="string">
            <text:p text:style-name="P132"><text:span text:style-name="T64">2</text:span></text:p>
          </table:table-cell>
          <table:table-cell table:style-name="Table23.B3" office:value-type="string">
            <text:p text:style-name="P124">callback</text:p>
          </table:table-cell>
          <table:table-cell table:style-name="Table23.C3" office:value-type="string">
            <text:p text:style-name="P124">Function</text:p>
          </table:table-cell>
          <table:table-cell table:style-name="Table23.D3" office:value-type="string">
            <text:p text:style-name="P124">Callback function on success / failure or error</text:p>
          </table:table-cell>
          <table:table-cell table:style-name="Table23.E3" office:value-type="string">
            <text:p text:style-name="P124">No</text:p>
          </table:table-cell>
          <table:table-cell table:style-name="Table23.F3" office:value-type="string">
            <text:p text:style-name="P124">See below</text:p>
          </table:table-cell>
        </table:table-row>
      </table:table>
      <text:p text:style-name="P164"/>
      <text:p text:style-name="P160"><text:span text:style-name="T31">Config Object Properties</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table-cell table:style-name="Table24.A1" office:value-type="string">
            <text:p text:style-name="P124">#</text:p>
          </table:table-cell>
          <table:table-cell table:style-name="Table24.A1" office:value-type="string">
            <text:p text:style-name="P124">Name</text:p>
          </table:table-cell>
          <table:table-cell table:style-name="Table24.A1" office:value-type="string">
            <text:p text:style-name="P124">Type</text:p>
          </table:table-cell>
          <table:table-cell table:style-name="Table24.A1" office:value-type="string">
            <text:p text:style-name="P124">Description</text:p>
          </table:table-cell>
          <table:table-cell table:style-name="Table24.A1" office:value-type="string">
            <text:p text:style-name="P124">Required</text:p>
          </table:table-cell>
          <table:table-cell table:style-name="Table24.F1" office:value-type="string">
            <text:p text:style-name="P124">Example</text:p>
          </table:table-cell>
        </table:table-row>
        <table:table-row>
          <table:table-cell table:style-name="Table24.A2" office:value-type="string">
            <text:p text:style-name="P124">1</text:p>
          </table:table-cell>
          <table:table-cell table:style-name="Table24.B2" table:number-columns-spanned="3" office:value-type="string">
            <text:p text:style-name="P124"><text:span text:style-name="T65">See all parameters (except 'callback') for ajaxRegisterContact.</text:span></text:p>
          </table:table-cell>
          <table:covered-table-cell/>
          <table:covered-table-cell/>
          <table:table-cell table:style-name="Table24.E2" office:value-type="string">
            <text:p text:style-name="P124"><text:span text:style-name="T65">Yes</text:span></text:p>
          </table:table-cell>
          <table:table-cell table:style-name="Table24.F2" office:value-type="string">
            <text:p text:style-name="P124"><text:span text:style-name="T65">See example below</text:span></text:p>
          </table:table-cell>
        </table:table-row>
      </table:table>
      <text:p text:style-name="P152"><text:span text:style-name="T64"/></text:p>
      <text:p text:style-name="P152"><text:span text:style-name="T66">The </text:span><text:span text:style-name="T67">registerContact</text:span><text:span text:style-name="T66"> method is currently identical to the ajaxRegister</text:span><text:span text:style-name="T67">Contact</text:span><text:span text:style-name="T66"> method with a simplified and object-based signature</text:span><text:span text:style-name="T64">. <text:s/>The config object passed in should contain properties that match the parameter names specified in </text:span><text:span text:style-name="T66">ajaxRegister</text:span><text:span text:style-name="T67">Contact</text:span><text:span text:style-name="T64">. <text:s/>The callback function specified works identically as in the ajax* version. <text:s/>The following two method calls are equivalent.</text:span></text:p>
      <text:p text:style-name="P152"><text:span text:style-name="T64"/></text:p>
      <text:p text:style-name="P152"><text:span text:style-name="T13">Note</text:span><text:span text:style-name="T65">: <text:s/>The two following functions are equivalent. <text:s/>The first </text:span><text:span text:style-name="T63">(</text:span><text:span text:style-name="T60">saveMyContact</text:span><text:span text:style-name="T63">Version1) </text:span><text:span text:style-name="T65">uses the original method call (ajaxRegisterContact) and the second </text:span><text:span text:style-name="T63">(</text:span><text:span text:style-name="T60">saveMyContact</text:span><text:span text:style-name="T63">Version2)</text:span><text:span text:style-name="T65"> uses the new object-based method call (registerContact). <text:s/>They cause exactly the same function to be called on the server and receive exactly the same callback information. <text:s/></text:span><text:span text:style-name="T68">The functions referenced in the callback object for both are the same (and can be copied from the ajaxRegisterContact example, above).</text:span></text:p>
      <text:p text:style-name="P152"><text:span text:style-name="T65"/></text:p>
      <text:p text:style-name="P166"/>
      <text:p text:style-name="P169">function saveMyContact<text:span text:style-name="T65">Version1</text:span>() {</text:p>
      <text:p text:style-name="P169"><text:span text:style-name="T15"><text:tab/>var source = “MyContactSaveForm”;<text:tab/><text:tab/>//should uniquely identify this source</text:span></text:p>
      <text:p text:style-name="P169"><text:tab/><text:tab/></text:p>
      <text:p text:style-name="P169"><text:tab/>var firstname = $(“#firstname”).val();<text:tab/>//has value like “John”</text:p>
      <text:p text:style-name="P169"><text:tab/>var lastname = $(“#lastname”).val();<text:tab/><text:tab/>//has value like “Jacob”</text:p>
      <text:p text:style-name="P169"><text:tab/>var email = $(“#email”).val();<text:tab/><text:tab/>//has value like “johnjacob@gmail.com”</text:p>
      <text:p text:style-name="P169"><text:tab/>var phone = $(“#phone”).val();<text:tab/><text:tab/>//has value like “555-555-1212”</text:p>
      <text:p text:style-name="P169"><text:tab/>var zip = $(“#zip”).val();<text:tab/><text:tab/><text:tab/>//has value like “62265”</text:p>
      <text:p text:style-name="P169"/>
      <text:p text:style-name="P169"><text:tab/>var callback = function(apiCall) {</text:p>
      <text:p text:style-name="P169"><text:tab/><text:tab/>if (apiCall.result == “success”)</text:p>
      <text:p text:style-name="P169"><text:tab/><text:tab/><text:tab/>doSuccessfullThing(apiCall);<text:tab/>//<text:span text:style-name="T65">see doSuccessfulThing under ajaxRegisterContact</text:span></text:p>
      <text:p text:style-name="P169"><text:tab/><text:tab/>else if (apiCall.result == “failure”)</text:p>
      <text:p text:style-name="P169"><text:tab/><text:tab/><text:tab/>doFailureThing(apiCall);<text:tab/>//<text:span text:style-name="T65">see doFailureThing under ajaxRegisterContact</text:span></text:p>
      <text:p text:style-name="P169"><text:tab/><text:tab/>else if (apiCall.result == “error”)</text:p>
      <text:p text:style-name="P169"><text:tab/><text:tab/><text:tab/>doErrorThing(apiCall);<text:tab/><text:tab/>//<text:span text:style-name="T65">see doErrorThing under ajaxRegisterContact</text:span></text:p>
      <text:p text:style-name="P169"><text:tab/>}</text:p>
      <text:p text:style-name="P169"/>
      <text:p text:style-name="P169"><text:tab/><text:span text:style-name="T2">AcademyApi.ajaxRegister</text:span><text:span text:style-name="T13">Contact</text:span><text:span text:style-name="T2">(firstname, lastname, email, phone, zip, source, interests, callback);</text:span></text:p>
      <text:p text:style-name="P176"><text:span text:style-name="T64">}</text:span></text:p>
      <text:p text:style-name="P176"><text:span text:style-name="T64"/></text:p>
      <text:p text:style-name="P178"><text:span text:style-name="T27">function saveMyContact</text:span><text:span text:style-name="T30">Version2</text:span><text:span text:style-name="T27">() {</text:span></text:p>
      <text:p text:style-name="P174"><text:span text:style-name="T15"><text:tab/>var source = “My</text:span><text:span text:style-name="T17">Interests</text:span><text:span text:style-name="T15">SaveForm”;<text:tab/><text:tab/>//should uniquely identify this source<text:tab/></text:span></text:p>
      <text:p text:style-name="P169"><text:tab/></text:p>
      <text:p text:style-name="P169"><text:span text:style-name="T64"><text:tab/>var config = {</text:span></text:p>
      <text:p text:style-name="P169"><text:span text:style-name="T64"><text:tab/><text:tab/></text:span><text:span text:style-name="T65">source: <text:s/>source,</text:span></text:p>
      <text:p text:style-name="P169"><text:span text:style-name="T64"><text:tab/><text:tab/>firstname: </text:span>$(“#firstname”).val()<text:span text:style-name="T64">,<text:tab/></text:span>//has value like “John”</text:p>
      <text:p text:style-name="P169"><text:span text:style-name="T64"><text:tab/><text:tab/></text:span><text:span text:style-name="T65">lastname: </text:span>$(“#lastname”).val(),<text:tab/>//has value like “Jacob”</text:p>
      <text:p text:style-name="P169"><text:tab/><text:tab/>email: $(“#email”).val(),<text:tab/><text:tab/>//has value like “johnjacob@gmail.com”</text:p>
      <text:p text:style-name="P169"><text:tab/><text:tab/>phone: $(“#phone”).val(),<text:tab/><text:tab/>//has value like “555-555-1212”</text:p>
      <text:p text:style-name="P169"><text:tab/><text:tab/>zip: $(“#zip”).val(),<text:tab/><text:tab/><text:tab/>//has value like “62265”</text:p>
      <text:p text:style-name="P169"><text:span text:style-name="T64"><text:tab/>};<text:tab/></text:span></text:p>
      <text:p text:style-name="P169"><text:span text:style-name="T64"/></text:p>
      <text:p text:style-name="P169"><text:tab/>var callback = function(apiCall) {</text:p>
      <text:p text:style-name="P169"><text:tab/><text:tab/>if (apiCall.result == “success”)</text:p>
      <text:p text:style-name="P169"><text:tab/><text:tab/><text:tab/>doSuccessfullThing(apiCall);<text:tab/>//<text:span text:style-name="T65">see doSuccessfulThing under ajaxRegisterContact</text:span></text:p>
      <text:p text:style-name="P169"><text:tab/><text:tab/>else if (apiCall.result == “failure”)</text:p>
      <text:p text:style-name="P169"><text:tab/><text:tab/><text:tab/>doFailureThing(apiCall);<text:tab/>//<text:span text:style-name="T65">see doFailureThing under ajaxRegisterContact</text:span></text:p>
      <text:p text:style-name="P169"><text:tab/><text:tab/>else if (apiCall.result == “error”)</text:p>
      <text:p text:style-name="P169"><text:tab/><text:tab/><text:tab/>doErrorThing(apiCall);<text:tab/><text:tab/>//<text:span text:style-name="T65">see doErrorThing under ajaxRegisterContact</text:span></text:p>
      <text:p text:style-name="P169"><text:tab/>}</text:p>
      <text:p text:style-name="P169"/>
      <text:p text:style-name="P169"><text:soft-page-break/><text:tab/><text:span text:style-name="T2">AcademyApi.</text:span><text:span text:style-name="T13">r</text:span><text:span text:style-name="T2">egister</text:span><text:span text:style-name="T13">Contact</text:span><text:span text:style-name="T2">(</text:span><text:span text:style-name="T13">config</text:span><text:span text:style-name="T2">, callback);</text:span></text:p>
      <text:p text:style-name="P176"><text:span text:style-name="T64">}</text:span></text:p>
      <text:p text:style-name="P152"><text:span text:style-name="T64"/></text:p>
      <text:p text:style-name="P152"><text:span text:style-name="T64"/></text:p>
      <text:p text:style-name="P152"><text:span text:style-name="T64"/></text:p>
      <text:p text:style-name="P58">Event Object</text:p>
      <text:p text:style-name="P58"/>
      <text:p text:style-name="P65"><text:span text:style-name="T42">Each event object </text:span><text:span text:style-name="T53">returned </text:span><text:span text:style-name="T42">has the following properti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0">property</text:p>
          </table:table-cell>
          <table:table-cell table:style-name="Table11.A1" office:value-type="string">
            <text:p text:style-name="P23">description</text:p>
          </table:table-cell>
          <table:table-cell table:style-name="Table11.A1" office:value-type="string">
            <text:p text:style-name="P24">example</text:p>
          </table:table-cell>
        </table:table-row>
        <table:table-row>
          <table:table-cell table:style-name="Table11.A2" office:value-type="string">
            <text:p text:style-name="P18">id</text:p>
          </table:table-cell>
          <table:table-cell table:style-name="Table11.B2" office:value-type="string">
            <text:p text:style-name="P18">Id of the event in the eGalaxy system</text:p>
          </table:table-cell>
          <table:table-cell table:style-name="Table11.C2" office:value-type="string">
            <text:p text:style-name="P18">34427</text:p>
          </table:table-cell>
        </table:table-row>
        <table:table-row>
          <table:table-cell table:style-name="Table11.A13" office:value-type="string">
            <text:p text:style-name="P18">name</text:p>
          </table:table-cell>
          <table:table-cell table:style-name="Table11.B13" office:value-type="string">
            <text:p text:style-name="P18">Name of the event, suitable for display</text:p>
          </table:table-cell>
          <table:table-cell table:style-name="Table11.C13" office:value-type="string">
            <text:p text:style-name="P18">Rock Fund: <text:s/>Geology</text:p>
          </table:table-cell>
        </table:table-row>
        <table:table-row>
          <table:table-cell table:style-name="Table11.A13" office:value-type="string">
            <text:p text:style-name="P18">startDateTime</text:p>
          </table:table-cell>
          <table:table-cell table:style-name="Table11.B13" office:value-type="string">
            <text:p text:style-name="P15"><text:span text:style-name="T54">Timestamp, s</text:span><text:span text:style-name="T43">tart of the event</text:span><text:span text:style-name="T10">(1)</text:span></text:p>
          </table:table-cell>
          <table:table-cell table:style-name="Table11.C13" office:value-type="string">
            <text:p text:style-name="P116">Mon, 3 Mar 2014 08:00:00 -0800</text:p>
          </table:table-cell>
        </table:table-row>
        <table:table-row>
          <table:table-cell table:style-name="Table11.A13" office:value-type="string">
            <text:p text:style-name="P18">endDateTime</text:p>
          </table:table-cell>
          <table:table-cell table:style-name="Table11.B13" office:value-type="string">
            <text:p text:style-name="P14"><text:span text:style-name="T54">Timestamp, end of the event</text:span><text:span text:style-name="T10">(1)</text:span></text:p>
          </table:table-cell>
          <table:table-cell table:style-name="Table11.C13" office:value-type="string">
            <text:p text:style-name="P116">Thu, 27 Mar 2014 08:00:00 -0700</text:p>
          </table:table-cell>
        </table:table-row>
        <table:table-row>
          <table:table-cell table:style-name="Table11.A13" office:value-type="string">
            <text:p text:style-name="P18">typeId</text:p>
          </table:table-cell>
          <table:table-cell table:style-name="Table11.B13" office:value-type="string">
            <text:p text:style-name="P18">Event Type Id in the eGalaxy system</text:p>
          </table:table-cell>
          <table:table-cell table:style-name="Table11.C13" office:value-type="string">
            <text:p text:style-name="P18">12</text:p>
          </table:table-cell>
        </table:table-row>
        <table:table-row>
          <table:table-cell table:style-name="Table11.A13" office:value-type="string">
            <text:p text:style-name="P18">onSaleDateTime</text:p>
          </table:table-cell>
          <table:table-cell table:style-name="Table11.B13" office:value-type="string">
            <text:p text:style-name="P15"><text:span text:style-name="T54">Timestamp, when </text:span><text:span text:style-name="T43">event </text:span><text:span text:style-name="T54">becomes</text:span><text:span text:style-name="T43"> available for purchase</text:span><text:span text:style-name="T10">(1)</text:span></text:p>
          </table:table-cell>
          <table:table-cell table:style-name="Table11.C13" office:value-type="string">
            <text:p text:style-name="P116">Tue, 22 Oct 2013 00:00:00 -0700</text:p>
          </table:table-cell>
        </table:table-row>
        <table:table-row>
          <table:table-cell table:style-name="Table11.A13" office:value-type="string">
            <text:p text:style-name="P18">offSaleDateTime</text:p>
          </table:table-cell>
          <table:table-cell table:style-name="Table11.B13" office:value-type="string">
            <text:p text:style-name="P15"><text:span text:style-name="T54">Timestamp, when</text:span><text:span text:style-name="T43"> event </text:span><text:span text:style-name="T54">becomes</text:span><text:span text:style-name="T43"> unavailable for purchase</text:span><text:span text:style-name="T10">(1)</text:span></text:p>
          </table:table-cell>
          <table:table-cell table:style-name="Table11.C13" office:value-type="string">
            <text:p text:style-name="P116">Mon, 3 Mar 2014 08:00:00 -0800</text:p>
          </table:table-cell>
        </table:table-row>
        <table:table-row>
          <table:table-cell table:style-name="Table11.A13" office:value-type="string">
            <text:p text:style-name="P18">resourceId</text:p>
          </table:table-cell>
          <table:table-cell table:style-name="Table11.B13" office:value-type="string">
            <text:p text:style-name="P15"><text:span text:style-name="T43">Resource (room) associated with the event</text:span><text:span text:style-name="T10">(2)</text:span></text:p>
          </table:table-cell>
          <table:table-cell table:style-name="Table11.C13" office:value-type="string">
            <text:p text:style-name="P18">130</text:p>
          </table:table-cell>
        </table:table-row>
        <table:table-row>
          <table:table-cell table:style-name="Table11.A13" office:value-type="string">
            <text:p text:style-name="P18">userEventNumber</text:p>
          </table:table-cell>
          <table:table-cell table:style-name="Table11.B13" office:value-type="string">
            <text:p text:style-name="P25">Venue-assigned event identifier </text:p>
          </table:table-cell>
          <table:table-cell table:style-name="Table11.C13" office:value-type="string">
            <text:p text:style-name="P18">0</text:p>
          </table:table-cell>
        </table:table-row>
        <table:table-row>
          <table:table-cell table:style-name="Table11.A13" office:value-type="string">
            <text:p text:style-name="P18">available</text:p>
          </table:table-cell>
          <table:table-cell table:style-name="Table11.B13" office:value-type="string">
            <text:p text:style-name="P15"><text:span text:style-name="T43">Number of tickets available </text:span><text:span text:style-name="T52">(not currently supported)</text:span></text:p>
          </table:table-cell>
          <table:table-cell table:style-name="Table11.C13" office:value-type="string">
            <text:p text:style-name="P18">0</text:p>
          </table:table-cell>
        </table:table-row>
        <table:table-row>
          <table:table-cell table:style-name="Table11.A13" office:value-type="string">
            <text:p text:style-name="P18">status</text:p>
          </table:table-cell>
          <table:table-cell table:style-name="Table11.B13" office:value-type="string">
            <text:p text:style-name="P15"><text:span text:style-name="T43">Status of the event (see </text:span><text:span text:style-name="T6">Event Statuses </text:span><text:span text:style-name="T43">below)</text:span></text:p>
          </table:table-cell>
          <table:table-cell table:style-name="Table11.C13" office:value-type="string">
            <text:p text:style-name="P18">2</text:p>
          </table:table-cell>
        </table:table-row>
        <table:table-row>
          <table:table-cell table:style-name="Table11.A13" office:value-type="string">
            <text:p text:style-name="P18">roster</text:p>
          </table:table-cell>
          <table:table-cell table:style-name="Table11.B13" office:value-type="string">
            <text:p text:style-name="P25">Determines if the event requires roster information </text:p>
          </table:table-cell>
          <table:table-cell table:style-name="Table11.C13" office:value-type="string">
            <text:p text:style-name="P18">true or false</text:p>
          </table:table-cell>
        </table:table-row>
        <table:table-row>
          <table:table-cell table:style-name="Table11.A14" office:value-type="string">
            <text:p text:style-name="P18">private</text:p>
          </table:table-cell>
          <table:table-cell table:style-name="Table11.B14" office:value-type="string">
            <text:p text:style-name="P105">Indicates if the event is private</text:p>
          </table:table-cell>
          <table:table-cell table:style-name="Table11.C14" office:value-type="string">
            <text:p text:style-name="P18">true or false</text:p>
          </table:table-cell>
        </table:table-row>
      </table:table>
      <text:p text:style-name="P68"/>
      <text:p text:style-name="P67"><text:span text:style-name="T10">Note 1</text:span><text:span text:style-name="T54">: <text:s/>All timestamp values are suitable for use by the javascript Date.parse() function as well as to construct a javascript Date (using new Date(dateString)).</text:span></text:p>
      <text:p text:style-name="P70"/>
      <text:p text:style-name="P66"><text:span text:style-name="T7">Note </text:span><text:span text:style-name="T10">2</text:span><text:span text:style-name="T53">: <text:s/>Lookup of resources (to associate an id to a name) is not currently available at time of writing, but should be available in the near future.</text:span></text:p>
      <text:p text:style-name="P69"/>
      <text:p text:style-name="P71">Event Statuses</text:p>
      <table:table table:name="Table12" table:style-name="Table12">
        <table:table-column table:style-name="Table12.A"/>
        <table:table-column table:style-name="Table12.B"/>
        <table:table-row table:style-name="Table12.1">
          <table:table-cell table:style-name="Table12.A1" office:value-type="string">
            <text:p text:style-name="P104">0 </text:p>
          </table:table-cell>
          <table:table-cell table:style-name="Table12.A1" office:value-type="string">
            <text:p text:style-name="P104">Event is available for sale </text:p>
          </table:table-cell>
        </table:table-row>
        <table:table-row table:style-name="Table12.1">
          <table:table-cell table:style-name="Table12.A2" office:value-type="string">
            <text:p text:style-name="P106">1</text:p>
          </table:table-cell>
          <table:table-cell table:style-name="Table12.A2" office:value-type="string">
            <text:p text:style-name="P106">Event is not on sale</text:p>
          </table:table-cell>
        </table:table-row>
        <table:table-row table:style-name="Table12.1">
          <table:table-cell table:style-name="Table12.A2" office:value-type="string">
            <text:p text:style-name="P106">2</text:p>
          </table:table-cell>
          <table:table-cell table:style-name="Table12.A2" office:value-type="string">
            <text:p text:style-name="P106">Event is sold out – no tickets available </text:p>
          </table:table-cell>
        </table:table-row>
      </table:table>
      <text:p text:style-name="P107"/>
      <text:p text:style-name="P108">This function call:</text:p>
      <text:p text:style-name="P108"/>
      <text:p text:style-name="P90"><text:span text:style-name="T49">AcademyApi.</text:span><text:span text:style-name="T50">ajaxGetEventsForDateRange</text:span><text:span text:style-name="T49">(“</text:span><text:span text:style-name="T51">2014-03-02 00:00:00”</text:span><text:span text:style-name="T50">, “</text:span><text:span text:style-name="T51">2014-03-03 00:00:00”</text:span><text:span text:style-name="T50">, </text:span><text:span text:style-name="T51">null</text:span><text:span text:style-name="T49">, callback);</text:span></text:p>
      <text:p text:style-name="P108"/>
      <text:p text:style-name="P103"><text:span text:style-name="T46">Will result in the</text:span><text:span text:style-name="T44"> </text:span><text:span text:style-name="T46">object </text:span><text:span text:style-name="T47">below</text:span><text:span text:style-name="T46"> being passed to your callback function </text:span><text:span text:style-name="T47">(</text:span><text:span text:style-name="T48">doSuccessfulThing</text:span><text:span text:style-name="T47"> in the listing above)</text:span><text:span text:style-name="T45">: </text:span></text:p>
      <text:p text:style-name="P117"/>
      <text:p text:style-name="P118">{</text:p>
      <text:p text:style-name="P118"><text:s text:c="4"/>"result": "success",</text:p>
      <text:p text:style-name="P118"><text:s text:c="4"/>"message": "8 events retrieved",</text:p>
      <text:p text:style-name="P118"><text:s text:c="4"/>"events": [</text:p>
      <text:p text:style-name="P118"><text:s text:c="8"/>{</text:p>
      <text:p text:style-name="P118"><text:s text:c="12"/>"id": "34427",</text:p>
      <text:p text:style-name="P118"><text:s text:c="12"/>"name": "Classroom Kit Rental",</text:p>
      <text:p text:style-name="P118"><text:s text:c="12"/>"startDateTime": "Mon, 3 Mar 2014 08:00:00 -0800",</text:p>
      <text:p text:style-name="P118"><text:s text:c="12"/>"endDateTime": "Thu, 27 Mar 2014 08:00:00 -0700",</text:p>
      <text:p text:style-name="P118"><text:s text:c="12"/>"typeId": "7",</text:p>
      <text:p text:style-name="P118"><text:s text:c="12"/>"onSaleDateTime": "Tue, 22 Oct 2013 00:00:00 -0700",</text:p>
      <text:p text:style-name="P118"><text:s text:c="12"/>"offSaleDateTime": "Mon, 3 Mar 2014 08:00:00 -0800",</text:p>
      <text:p text:style-name="P118"><text:s text:c="12"/>"resourceId": "73",</text:p>
      <text:p text:style-name="P118"><text:s text:c="12"/>"userEventNumber": "0",</text:p>
      <text:p text:style-name="P118"><text:s text:c="12"/>"available": "0",</text:p>
      <text:p text:style-name="P118"><text:s text:c="12"/>"status": "2",</text:p>
      <text:p text:style-name="P118"><text:s text:c="12"/>"roster": "false",</text:p>
      <text:p text:style-name="P118"><text:s text:c="12"/>"private": "false"</text:p>
      <text:p text:style-name="P118"><text:s text:c="8"/>},</text:p>
      <text:p text:style-name="P118"><text:s text:c="8"/>{</text:p>
      <text:p text:style-name="P118"><text:s text:c="12"/>"id": "33906",</text:p>
      <text:p text:style-name="P118"><text:s text:c="12"/>"name": "Rock Fund: Geology",</text:p>
      <text:p text:style-name="P118"><text:soft-page-break/><text:s text:c="12"/>"startDateTime": "Mon, 3 Mar 2014 09:30:00 -0800",</text:p>
      <text:p text:style-name="P118"><text:s text:c="12"/>"endDateTime": "Mon, 3 Mar 2014 10:40:00 -0800",</text:p>
      <text:p text:style-name="P118"><text:s text:c="12"/>"typeId": "12",</text:p>
      <text:p text:style-name="P118"><text:s text:c="12"/>"onSaleDateTime": "Tue, 30 Apr 2013 00:00:00 -0700",</text:p>
      <text:p text:style-name="P118"><text:s text:c="12"/>"offSaleDateTime": "Mon, 3 Mar 2014 17:15:00 -0800",</text:p>
      <text:p text:style-name="P118"><text:s text:c="12"/>"resourceId": "130",</text:p>
      <text:p text:style-name="P118"><text:s text:c="12"/>"userEventNumber": "0",</text:p>
      <text:p text:style-name="P118"><text:s text:c="12"/>"available": "0",</text:p>
      <text:p text:style-name="P118"><text:s text:c="12"/>"status": "2",</text:p>
      <text:p text:style-name="P118"><text:s text:c="12"/>"roster": "false",</text:p>
      <text:p text:style-name="P118"><text:s text:c="12"/>"private": "false"</text:p>
      <text:p text:style-name="P118"><text:s text:c="8"/>},</text:p>
      <text:p text:style-name="P118"><text:s text:c="8"/>{</text:p>
      <text:p text:style-name="P118"><text:s text:c="12"/>"id": "31659",</text:p>
      <text:p text:style-name="P118"><text:s text:c="12"/>"name": "Behind-the-Scenes: Aquarium",</text:p>
      <text:p text:style-name="P118"><text:s text:c="12"/>"startDateTime": "Mon, 3 Mar 2014 10:00:00 -0800",</text:p>
      <text:p text:style-name="P118"><text:s text:c="12"/>"endDateTime": "Mon, 3 Mar 2014 11:00:00 -0800",</text:p>
      <text:p text:style-name="P118"><text:s text:c="12"/>"typeId": "84",</text:p>
      <text:p text:style-name="P118"><text:s text:c="12"/>"onSaleDateTime": "Thu, 18 Apr 2013 09:00:00 -0700",</text:p>
      <text:p text:style-name="P118"><text:s text:c="12"/>"offSaleDateTime": "Mon, 3 Mar 2014 10:05:00 -0800",</text:p>
      <text:p text:style-name="P118"><text:s text:c="12"/>"resourceId": "224",</text:p>
      <text:p text:style-name="P118"><text:s text:c="12"/>"userEventNumber": "0",</text:p>
      <text:p text:style-name="P118"><text:s text:c="12"/>"available": "14",</text:p>
      <text:p text:style-name="P118"><text:s text:c="12"/>"status": "0",</text:p>
      <text:p text:style-name="P118"><text:s text:c="12"/>"roster": "false",</text:p>
      <text:p text:style-name="P118"><text:s text:c="12"/>"private": "false"</text:p>
      <text:p text:style-name="P118"><text:s text:c="8"/>},</text:p>
      <text:p text:style-name="P118"><text:s text:c="8"/>{</text:p>
      <text:p text:style-name="P118"><text:s text:c="12"/>"id": "32784",</text:p>
      <text:p text:style-name="P118"><text:s text:c="12"/>"name": "School Group Visit",</text:p>
      <text:p text:style-name="P118"><text:s text:c="12"/>"startDateTime": "Mon, 3 Mar 2014 10:30:00 -0800",</text:p>
      <text:p text:style-name="P118"><text:s text:c="12"/>"endDateTime": "Mon, 3 Mar 2014 17:00:00 -0800",</text:p>
      <text:p text:style-name="P118"><text:s text:c="12"/>"typeId": "13",</text:p>
      <text:p text:style-name="P118"><text:s text:c="12"/>"onSaleDateTime": "Tue, 30 Apr 2013 00:00:00 -0700",</text:p>
      <text:p text:style-name="P118"><text:s text:c="12"/>"offSaleDateTime": "Mon, 3 Mar 2014 17:15:00 -0800",</text:p>
      <text:p text:style-name="P118"><text:s text:c="12"/>"resourceId": "135",</text:p>
      <text:p text:style-name="P118"><text:s text:c="12"/>"userEventNumber": "0",</text:p>
      <text:p text:style-name="P118"><text:s text:c="12"/>"available": "428",</text:p>
      <text:p text:style-name="P118"><text:s text:c="12"/>"status": "0",</text:p>
      <text:p text:style-name="P118"><text:s text:c="12"/>"roster": "false",</text:p>
      <text:p text:style-name="P118"><text:s text:c="12"/>"private": "false"</text:p>
      <text:p text:style-name="P118"><text:s text:c="8"/>},</text:p>
      <text:p text:style-name="P118"><text:s text:c="8"/>{</text:p>
      <text:p text:style-name="P118"><text:s text:c="12"/>"id": "33128",</text:p>
      <text:p text:style-name="P118"><text:s text:c="12"/>"name": "A Tour of the Solar System (3-5)",</text:p>
      <text:p text:style-name="P118"><text:s text:c="12"/>"startDateTime": "Mon, 3 Mar 2014 10:30:00 -0800",</text:p>
      <text:p text:style-name="P118"><text:s text:c="12"/>"endDateTime": "Mon, 3 Mar 2014 11:10:00 -0800",</text:p>
      <text:p text:style-name="P118"><text:s text:c="12"/>"typeId": "16",</text:p>
      <text:p text:style-name="P118"><text:s text:c="12"/>"onSaleDateTime": "Tue, 30 Apr 2013 00:00:00 -0700",</text:p>
      <text:p text:style-name="P118"><text:s text:c="12"/>"offSaleDateTime": "Mon, 3 Mar 2014 17:15:00 -0800",</text:p>
      <text:p text:style-name="P118"><text:s text:c="12"/>"resourceId": "133",</text:p>
      <text:p text:style-name="P118"><text:s text:c="12"/>"userEventNumber": "0",</text:p>
      <text:p text:style-name="P118"><text:s text:c="12"/>"available": "0",</text:p>
      <text:p text:style-name="P118"><text:s text:c="12"/>"status": "2",</text:p>
      <text:p text:style-name="P118"><text:s text:c="12"/>"roster": "false",</text:p>
      <text:p text:style-name="P118"><text:s text:c="12"/>"private": "false"</text:p>
      <text:p text:style-name="P118"><text:s text:c="8"/>},</text:p>
      <text:p text:style-name="P118"><text:s text:c="8"/>{</text:p>
      <text:p text:style-name="P118"><text:s text:c="12"/>"id": "30144",</text:p>
      <text:p text:style-name="P118"><text:s text:c="12"/>"name": "Behind-the-Scenes: Academy",</text:p>
      <text:p text:style-name="P118"><text:s text:c="12"/>"startDateTime": "Mon, 3 Mar 2014 11:00:00 -0800",</text:p>
      <text:p text:style-name="P118"><text:s text:c="12"/>"endDateTime": "Mon, 3 Mar 2014 00:00:00 -0800",</text:p>
      <text:p text:style-name="P118"><text:s text:c="12"/>"typeId": "84",</text:p>
      <text:p text:style-name="P118"><text:s text:c="12"/>"onSaleDateTime": "Thu, 18 Apr 2013 09:00:00 -0700",</text:p>
      <text:p text:style-name="P118"><text:s text:c="12"/>"offSaleDateTime": "Mon, 3 Mar 2014 11:05:00 -0800",</text:p>
      <text:p text:style-name="P118"><text:s text:c="12"/>"resourceId": "222",</text:p>
      <text:p text:style-name="P118"><text:s text:c="12"/>"userEventNumber": "0",</text:p>
      <text:p text:style-name="P118"><text:s text:c="12"/>"available": "14",</text:p>
      <text:p text:style-name="P118"><text:s text:c="12"/>"status": "0",</text:p>
      <text:p text:style-name="P118"><text:s text:c="12"/>"roster": "false",</text:p>
      <text:p text:style-name="P118"><text:s text:c="12"/>"private": "false"</text:p>
      <text:p text:style-name="P118"><text:s text:c="8"/>},</text:p>
      <text:p text:style-name="P118"><text:s text:c="8"/>{</text:p>
      <text:p text:style-name="P118"><text:s text:c="12"/>"id": "32999",</text:p>
      <text:p text:style-name="P118"><text:s text:c="12"/>"name": "Universe (6-12)",</text:p>
      <text:p text:style-name="P118"><text:s text:c="12"/>"startDateTime": "Mon, 3 Mar 2014 11:30:00 -0800",</text:p>
      <text:p text:style-name="P118"><text:s text:c="12"/>"endDateTime": "Mon, 3 Mar 2014 00:10:00 -0800",</text:p>
      <text:p text:style-name="P118"><text:s text:c="12"/>"typeId": "16",</text:p>
      <text:p text:style-name="P118"><text:s text:c="12"/>"onSaleDateTime": "Tue, 30 Apr 2013 00:00:00 -0700",</text:p>
      <text:p text:style-name="P118"><text:s text:c="12"/>"offSaleDateTime": "Mon, 3 Mar 2014 17:15:00 -0800",</text:p>
      <text:p text:style-name="P118"><text:s text:c="12"/>"resourceId": "133",</text:p>
      <text:p text:style-name="P118"><text:s text:c="12"/>"userEventNumber": "0",</text:p>
      <text:p text:style-name="P118"><text:s text:c="12"/>"available": "103",</text:p>
      <text:p text:style-name="P118"><text:s text:c="12"/>"status": "0",</text:p>
      <text:p text:style-name="P118"><text:s text:c="12"/>"roster": "false",</text:p>
      <text:p text:style-name="P118"><text:s text:c="12"/>"private": "false"</text:p>
      <text:p text:style-name="P118"><text:s text:c="8"/>},</text:p>
      <text:p text:style-name="P118"><text:s text:c="8"/>{</text:p>
      <text:p text:style-name="P118"><text:s text:c="12"/>"id": "33943",</text:p>
      <text:p text:style-name="P118"><text:s text:c="12"/>"name": "Rock Fund: Geology",</text:p>
      <text:p text:style-name="P118"><text:s text:c="12"/>"startDateTime": "Mon, 3 Mar 2014 11:30:00 -0800",</text:p>
      <text:p text:style-name="P118"><text:s text:c="12"/>"endDateTime": "Mon, 3 Mar 2014 00:40:00 -0800",</text:p>
      <text:p text:style-name="P118"><text:s text:c="12"/>"typeId": "12",</text:p>
      <text:p text:style-name="P118"><text:s text:c="12"/>"onSaleDateTime": "Tue, 30 Apr 2013 00:00:00 -0700",</text:p>
      <text:p text:style-name="P118"><text:s text:c="12"/>"offSaleDateTime": "Mon, 3 Mar 2014 17:15:00 -0800",</text:p>
      <text:p text:style-name="P118"><text:s text:c="12"/>"resourceId": "130",</text:p>
      <text:p text:style-name="P118"><text:s text:c="12"/>"userEventNumber": "0",</text:p>
      <text:p text:style-name="P118"><text:s text:c="12"/>"available": "0",</text:p>
      <text:p text:style-name="P118"><text:s text:c="12"/>"status": "2",</text:p>
      <text:p text:style-name="P118"><text:s text:c="12"/>"roster": "false",</text:p>
      <text:p text:style-name="P118"><text:s text:c="12"/>"private": "false"</text:p>
      <text:p text:style-name="P118"><text:s text:c="8"/>}</text:p>
      <text:p text:style-name="P118"><text:s text:c="4"/>]</text:p>
      <text:p text:style-name="P118">}</text:p>
      <text:p text:style-name="P93"/>
      <text:p text:style-name="P26"><text:span text:style-name="T1"><text:s text:c="2"/></text:span><text:span text:style-name="T40">Appendix A: <text:s/>Interest Names And Codes</text:span></text:p>
      <text:p text:style-name="P31"/>
      <text:p text:style-name="P92"/>
      <table:table table:name="Table16" table:style-name="Table16">
        <table:table-column table:style-name="Table16.A"/>
        <table:table-column table:style-name="Table16.B"/>
        <table:table-row>
          <table:table-cell table:style-name="Table16.A1" office:value-type="string">
            <text:p text:style-name="P115">Interest Name</text:p>
          </table:table-cell>
          <table:table-cell table:style-name="Table16.B1" office:value-type="string">
            <text:p text:style-name="P72">Code</text:p>
          </table:table-cell>
        </table:table-row>
        <table:table-row>
          <table:table-cell table:style-name="Table16.A2" office:value-type="string">
            <text:p text:style-name="P142">Anthropology</text:p>
          </table:table-cell>
          <table:table-cell table:style-name="Table16.B2" office:value-type="string">
            <text:p text:style-name="P142">Anthropology </text:p>
          </table:table-cell>
        </table:table-row>
        <table:table-row>
          <table:table-cell table:style-name="Table16.A54" office:value-type="string">
            <text:p text:style-name="P142">Aquarium</text:p>
          </table:table-cell>
          <table:table-cell table:style-name="Table16.B54" office:value-type="string">
            <text:p text:style-name="P142">Aquarium </text:p>
          </table:table-cell>
        </table:table-row>
        <table:table-row>
          <table:table-cell table:style-name="Table16.A54" office:value-type="string">
            <text:p text:style-name="P142">Aquatic Biology</text:p>
          </table:table-cell>
          <table:table-cell table:style-name="Table16.B54" office:value-type="string">
            <text:p text:style-name="P142">AquaticBiology </text:p>
          </table:table-cell>
        </table:table-row>
        <table:table-row>
          <table:table-cell table:style-name="Table16.A54" office:value-type="string">
            <text:p text:style-name="P142">Astronomy</text:p>
          </table:table-cell>
          <table:table-cell table:style-name="Table16.B54" office:value-type="string">
            <text:p text:style-name="P142">Astronomy </text:p>
          </table:table-cell>
        </table:table-row>
        <table:table-row>
          <table:table-cell table:style-name="Table16.A54" office:value-type="string">
            <text:p text:style-name="P142">Biodiversity</text:p>
          </table:table-cell>
          <table:table-cell table:style-name="Table16.B54" office:value-type="string">
            <text:p text:style-name="P142">Biodiversity </text:p>
          </table:table-cell>
        </table:table-row>
        <table:table-row>
          <table:table-cell table:style-name="Table16.A54" office:value-type="string">
            <text:p text:style-name="P142">Biology</text:p>
          </table:table-cell>
          <table:table-cell table:style-name="Table16.B54" office:value-type="string">
            <text:p text:style-name="P142">Biology </text:p>
          </table:table-cell>
        </table:table-row>
        <table:table-row>
          <table:table-cell table:style-name="Table16.A54" office:value-type="string">
            <text:p text:style-name="P142">Botany</text:p>
          </table:table-cell>
          <table:table-cell table:style-name="Table16.B54" office:value-type="string">
            <text:p text:style-name="P142">Botany </text:p>
          </table:table-cell>
        </table:table-row>
        <table:table-row>
          <table:table-cell table:style-name="Table16.A54" office:value-type="string">
            <text:p text:style-name="P142">Conservation / Sustainability</text:p>
          </table:table-cell>
          <table:table-cell table:style-name="Table16.B54" office:value-type="string">
            <text:p text:style-name="P142">ConservationSustainability </text:p>
          </table:table-cell>
        </table:table-row>
        <table:table-row>
          <table:table-cell table:style-name="Table16.A54" office:value-type="string">
            <text:p text:style-name="P142">Donor - Chase</text:p>
          </table:table-cell>
          <table:table-cell table:style-name="Table16.B54" office:value-type="string">
            <text:p text:style-name="P142">DonorChase </text:p>
          </table:table-cell>
        </table:table-row>
        <table:table-row>
          <table:table-cell table:style-name="Table16.A54" office:value-type="string">
            <text:p text:style-name="P142">Donor - Friends</text:p>
          </table:table-cell>
          <table:table-cell table:style-name="Table16.B54" office:value-type="string">
            <text:p text:style-name="P142">DonorFriends </text:p>
          </table:table-cell>
        </table:table-row>
        <table:table-row>
          <table:table-cell table:style-name="Table16.A54" office:value-type="string">
            <text:p text:style-name="P142">Donor - Lapsed</text:p>
          </table:table-cell>
          <table:table-cell table:style-name="Table16.B54" office:value-type="string">
            <text:p text:style-name="P142">DonorLapsed </text:p>
          </table:table-cell>
        </table:table-row>
        <table:table-row>
          <table:table-cell table:style-name="Table16.A54" office:value-type="string">
            <text:p text:style-name="P142">Donor - Pipeline</text:p>
          </table:table-cell>
          <table:table-cell table:style-name="Table16.B54" office:value-type="string">
            <text:p text:style-name="P142">DonorPipeline </text:p>
          </table:table-cell>
        </table:table-row>
        <table:table-row>
          <table:table-cell table:style-name="Table16.A54" office:value-type="string">
            <text:p text:style-name="P142">Donor Events</text:p>
          </table:table-cell>
          <table:table-cell table:style-name="Table16.B54" office:value-type="string">
            <text:p text:style-name="P142">DonorEvents </text:p>
          </table:table-cell>
        </table:table-row>
        <table:table-row>
          <table:table-cell table:style-name="Table16.A54" office:value-type="string">
            <text:p text:style-name="P142">Earthquakes</text:p>
          </table:table-cell>
          <table:table-cell table:style-name="Table16.B54" office:value-type="string">
            <text:p text:style-name="P142">Earthquakes </text:p>
          </table:table-cell>
        </table:table-row>
        <table:table-row>
          <table:table-cell table:style-name="Table16.A54" office:value-type="string">
            <text:p text:style-name="P142">Education (General)</text:p>
          </table:table-cell>
          <table:table-cell table:style-name="Table16.B54" office:value-type="string">
            <text:p text:style-name="P142">EducationGeneral </text:p>
          </table:table-cell>
        </table:table-row>
        <table:table-row>
          <table:table-cell table:style-name="Table16.A54" office:value-type="string">
            <text:p text:style-name="P142">Education - Ages 0-13</text:p>
          </table:table-cell>
          <table:table-cell table:style-name="Table16.B54" office:value-type="string">
            <text:p text:style-name="P142">EducationAges0_13 </text:p>
          </table:table-cell>
        </table:table-row>
        <table:table-row>
          <table:table-cell table:style-name="Table16.A54" office:value-type="string">
            <text:p text:style-name="P142">Education - Ages 14-21</text:p>
          </table:table-cell>
          <table:table-cell table:style-name="Table16.B54" office:value-type="string">
            <text:p text:style-name="P142">EducationAges14_21 </text:p>
          </table:table-cell>
        </table:table-row>
        <table:table-row>
          <table:table-cell table:style-name="Table16.A54" office:value-type="string">
            <text:p text:style-name="P142">Entomology</text:p>
          </table:table-cell>
          <table:table-cell table:style-name="Table16.B54" office:value-type="string">
            <text:p text:style-name="P142">Entomology </text:p>
          </table:table-cell>
        </table:table-row>
        <table:table-row>
          <table:table-cell table:style-name="Table16.A54" office:value-type="string">
            <text:p text:style-name="P142">Exhibits</text:p>
          </table:table-cell>
          <table:table-cell table:style-name="Table16.B54" office:value-type="string">
            <text:p text:style-name="P142">Exhibits </text:p>
          </table:table-cell>
        </table:table-row>
        <table:table-row>
          <table:table-cell table:style-name="Table16.A54" office:value-type="string">
            <text:p text:style-name="P142">Free Days</text:p>
          </table:table-cell>
          <table:table-cell table:style-name="Table16.B54" office:value-type="string">
            <text:p text:style-name="P142">FreeDays </text:p>
          </table:table-cell>
        </table:table-row>
        <table:table-row>
          <table:table-cell table:style-name="Table16.A54" office:value-type="string">
            <text:p text:style-name="P142">Geology</text:p>
          </table:table-cell>
          <table:table-cell table:style-name="Table16.B54" office:value-type="string">
            <text:p text:style-name="P142">Geology </text:p>
          </table:table-cell>
        </table:table-row>
        <table:table-row>
          <table:table-cell table:style-name="Table16.A54" office:value-type="string">
            <text:p text:style-name="P142">Herpetology</text:p>
          </table:table-cell>
          <table:table-cell table:style-name="Table16.B54" office:value-type="string">
            <text:p text:style-name="P142">Herpetology </text:p>
          </table:table-cell>
        </table:table-row>
        <table:table-row>
          <table:table-cell table:style-name="Table16.A54" office:value-type="string">
            <text:p text:style-name="P142">Ichthyology</text:p>
          </table:table-cell>
          <table:table-cell table:style-name="Table16.B54" office:value-type="string">
            <text:p text:style-name="P142">Ichthyology </text:p>
          </table:table-cell>
        </table:table-row>
        <table:table-row>
          <table:table-cell table:style-name="Table16.A54" office:value-type="string">
            <text:p text:style-name="P142">Informal Science Education</text:p>
          </table:table-cell>
          <table:table-cell table:style-name="Table16.B54" office:value-type="string">
            <text:p text:style-name="P142">InformalScienceEducation </text:p>
          </table:table-cell>
        </table:table-row>
        <table:table-row>
          <table:table-cell table:style-name="Table16.A54" office:value-type="string">
            <text:p text:style-name="P142">Invertebrates</text:p>
          </table:table-cell>
          <table:table-cell table:style-name="Table16.B54" office:value-type="string">
            <text:p text:style-name="P142">Invertebrates </text:p>
          </table:table-cell>
        </table:table-row>
        <table:table-row>
          <table:table-cell table:style-name="Table16.A54" office:value-type="string">
            <text:p text:style-name="P142">Kimball Natural History Museum</text:p>
          </table:table-cell>
          <table:table-cell table:style-name="Table16.B54" office:value-type="string">
            <text:p text:style-name="P142">KimballNaturalHistoryMuseum </text:p>
          </table:table-cell>
        </table:table-row>
        <table:table-row>
          <table:table-cell table:style-name="Table16.A54" office:value-type="string">
            <text:p text:style-name="P142">Lecture Series</text:p>
          </table:table-cell>
          <table:table-cell table:style-name="Table16.B54" office:value-type="string">
            <text:p text:style-name="P142">LecturesSeries </text:p>
          </table:table-cell>
        </table:table-row>
        <table:table-row>
          <table:table-cell table:style-name="Table16.A54" office:value-type="string">
            <text:p text:style-name="P142">Lectures</text:p>
          </table:table-cell>
          <table:table-cell table:style-name="Table16.B54" office:value-type="string">
            <text:p text:style-name="P142">Lectures </text:p>
          </table:table-cell>
        </table:table-row>
        <table:table-row>
          <table:table-cell table:style-name="Table16.A54" office:value-type="string">
            <text:p text:style-name="P142">Library Collections</text:p>
          </table:table-cell>
          <table:table-cell table:style-name="Table16.B54" office:value-type="string">
            <text:p text:style-name="P142">LibraryCollections </text:p>
          </table:table-cell>
        </table:table-row>
        <table:table-row>
          <table:table-cell table:style-name="Table16.A54" office:value-type="string">
            <text:p text:style-name="P142">Mammalogy</text:p>
          </table:table-cell>
          <table:table-cell table:style-name="Table16.B54" office:value-type="string">
            <text:p text:style-name="P142">Mammalogy </text:p>
          </table:table-cell>
        </table:table-row>
        <table:table-row>
          <table:table-cell table:style-name="Table16.A54" office:value-type="string">
            <text:p text:style-name="P142">Member Events</text:p>
          </table:table-cell>
          <table:table-cell table:style-name="Table16.B54" office:value-type="string">
            <text:p text:style-name="P142">MemberEvents </text:p>
          </table:table-cell>
        </table:table-row>
        <table:table-row>
          <table:table-cell table:style-name="Table16.A54" office:value-type="string">
            <text:p text:style-name="P142">Member Hours</text:p>
          </table:table-cell>
          <table:table-cell table:style-name="Table16.B54" office:value-type="string">
            <text:p text:style-name="P142">MembersHours </text:p>
          </table:table-cell>
        </table:table-row>
        <table:table-row>
          <table:table-cell table:style-name="Table16.A54" office:value-type="string">
            <text:p text:style-name="P142">Membership - Active</text:p>
          </table:table-cell>
          <table:table-cell table:style-name="Table16.B54" office:value-type="string">
            <text:p text:style-name="P142">MembershipActive </text:p>
          </table:table-cell>
        </table:table-row>
        <table:table-row>
          <table:table-cell table:style-name="Table16.A54" office:value-type="string">
            <text:p text:style-name="P142">Membership - Enews</text:p>
          </table:table-cell>
          <table:table-cell table:style-name="Table16.B54" office:value-type="string">
            <text:p text:style-name="P142">MembershipEnews </text:p>
          </table:table-cell>
        </table:table-row>
        <table:table-row>
          <table:table-cell table:style-name="Table16.A54" office:value-type="string">
            <text:p text:style-name="P142">Membership - Lapsed</text:p>
          </table:table-cell>
          <table:table-cell table:style-name="Table16.B54" office:value-type="string">
            <text:p text:style-name="P142">MembershipLapsed </text:p>
          </table:table-cell>
        </table:table-row>
        <table:table-row>
          <table:table-cell table:style-name="Table16.A54" office:value-type="string">
            <text:p text:style-name="P142">Natural History Museum</text:p>
          </table:table-cell>
          <table:table-cell table:style-name="Table16.B54" office:value-type="string">
            <text:p text:style-name="P142">NaturalHistoryMuseum </text:p>
          </table:table-cell>
        </table:table-row>
        <table:table-row>
          <table:table-cell table:style-name="Table16.A54" office:value-type="string">
            <text:p text:style-name="P142">NightLife</text:p>
          </table:table-cell>
          <table:table-cell table:style-name="Table16.B54" office:value-type="string">
            <text:p text:style-name="P142">Nightlife </text:p>
          </table:table-cell>
        </table:table-row>
        <table:table-row>
          <table:table-cell table:style-name="Table16.A54" office:value-type="string">
            <text:p text:style-name="P142">Non-Member</text:p>
          </table:table-cell>
          <table:table-cell table:style-name="Table16.B54" office:value-type="string">
            <text:p text:style-name="P142">NonMember </text:p>
          </table:table-cell>
        </table:table-row>
        <table:table-row>
          <table:table-cell table:style-name="Table16.A54" office:value-type="string">
            <text:p text:style-name="P142">Ornithology</text:p>
          </table:table-cell>
          <table:table-cell table:style-name="Table16.B54" office:value-type="string">
            <text:p text:style-name="P142">Ornithology </text:p>
          </table:table-cell>
        </table:table-row>
        <table:table-row>
          <table:table-cell table:style-name="Table16.A54" office:value-type="string">
            <text:p text:style-name="P142">Other / None</text:p>
          </table:table-cell>
          <table:table-cell table:style-name="Table16.B54" office:value-type="string">
            <text:p text:style-name="P142">OtherNone </text:p>
          </table:table-cell>
        </table:table-row>
        <table:table-row>
          <table:table-cell table:style-name="Table16.A54" office:value-type="string">
            <text:p text:style-name="P142">Penguins</text:p>
          </table:table-cell>
          <table:table-cell table:style-name="Table16.B54" office:value-type="string">
            <text:p text:style-name="P142">Penguins </text:p>
          </table:table-cell>
        </table:table-row>
        <table:table-row>
          <table:table-cell table:style-name="Table16.A54" office:value-type="string">
            <text:p text:style-name="P142">Photography</text:p>
          </table:table-cell>
          <table:table-cell table:style-name="Table16.B54" office:value-type="string">
            <text:p text:style-name="P142">Photography </text:p>
          </table:table-cell>
        </table:table-row>
        <table:table-row>
          <table:table-cell table:style-name="Table16.A54" office:value-type="string">
            <text:p text:style-name="P142">Planetarium</text:p>
          </table:table-cell>
          <table:table-cell table:style-name="Table16.B54" office:value-type="string">
            <text:p text:style-name="P142">Planetarium </text:p>
          </table:table-cell>
        </table:table-row>
        <table:table-row>
          <table:table-cell table:style-name="Table16.A54" office:value-type="string">
            <text:p text:style-name="P142">Rainforests</text:p>
          </table:table-cell>
          <table:table-cell table:style-name="Table16.B54" office:value-type="string">
            <text:p text:style-name="P142">Rainforests </text:p>
          </table:table-cell>
        </table:table-row>
        <table:table-row>
          <table:table-cell table:style-name="Table16.A54" office:value-type="string">
            <text:p text:style-name="P142">Research (General)</text:p>
          </table:table-cell>
          <table:table-cell table:style-name="Table16.B54" office:value-type="string">
            <text:p text:style-name="P142">ResearchGeneral </text:p>
          </table:table-cell>
        </table:table-row>
        <table:table-row>
          <table:table-cell table:style-name="Table16.A54" office:value-type="string">
            <text:p text:style-name="P142">Science in Action</text:p>
          </table:table-cell>
          <table:table-cell table:style-name="Table16.B54" office:value-type="string">
            <text:p text:style-name="P142">ScienceinAction </text:p>
          </table:table-cell>
        </table:table-row>
        <table:table-row>
          <table:table-cell table:style-name="Table16.A54" office:value-type="string">
            <text:p text:style-name="P142">Sustainability</text:p>
          </table:table-cell>
          <table:table-cell table:style-name="Table16.B54" office:value-type="string">
            <text:p text:style-name="P142">Sustainability </text:p>
          </table:table-cell>
        </table:table-row>
        <table:table-row>
          <table:table-cell table:style-name="Table16.A54" office:value-type="string">
            <text:p text:style-name="P142">Technology</text:p>
          </table:table-cell>
          <table:table-cell table:style-name="Table16.B54" office:value-type="string">
            <text:p text:style-name="P142">Technology </text:p>
          </table:table-cell>
        </table:table-row>
        <table:table-row>
          <table:table-cell table:style-name="Table16.A54" office:value-type="string">
            <text:p text:style-name="P142">Tours</text:p>
          </table:table-cell>
          <table:table-cell table:style-name="Table16.B54" office:value-type="string">
            <text:p text:style-name="P142">Tours </text:p>
          </table:table-cell>
        </table:table-row>
        <table:table-row>
          <table:table-cell table:style-name="Table16.A54" office:value-type="string">
            <text:p text:style-name="P142">Travel</text:p>
          </table:table-cell>
          <table:table-cell table:style-name="Table16.B54" office:value-type="string">
            <text:p text:style-name="P142">Travel </text:p>
          </table:table-cell>
        </table:table-row>
        <table:table-row>
          <table:table-cell table:style-name="Table16.A54" office:value-type="string">
            <text:p text:style-name="P142">TYE - Home School</text:p>
          </table:table-cell>
          <table:table-cell table:style-name="Table16.B54" office:value-type="string">
            <text:p text:style-name="P142">HomeSchool </text:p>
          </table:table-cell>
        </table:table-row>
        <table:table-row>
          <table:table-cell table:style-name="Table16.A54" office:value-type="string">
            <text:p text:style-name="P142">TYE - Rock Family</text:p>
          </table:table-cell>
          <table:table-cell table:style-name="Table16.B54" office:value-type="string">
            <text:p text:style-name="P142">RockFamily </text:p>
          </table:table-cell>
        </table:table-row>
        <table:table-row>
          <table:table-cell table:style-name="Table16.A54" office:value-type="string">
            <text:p text:style-name="P142">TYE - Teachers</text:p>
          </table:table-cell>
          <table:table-cell table:style-name="Table16.B54" office:value-type="string">
            <text:p text:style-name="P142">Teachers </text:p>
          </table:table-cell>
        </table:table-row>
        <table:table-row>
          <table:table-cell table:style-name="Table16.A55" office:value-type="string">
            <text:p text:style-name="P142">Youth Programs</text:p>
          </table:table-cell>
          <table:table-cell table:style-name="Table16.B55" office:value-type="string">
            <text:p text:style-name="P142">YouthPrograms </text:p>
          </table:table-cell>
        </table:table-row>
      </table:table>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Arial1" svg:font-family="Arial, Arial"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background-image/>
      </style:paragraph-properties>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10:42:22</meta:creation-date>
    <dc:date>2014-04-23T15:10:35</dc:date>
    <meta:editing-duration>PT1H33M48S</meta:editing-duration>
    <meta:editing-cycles>6</meta:editing-cycles>
    <meta:generator>LibreOffice/3.6$MacOSX_x86 LibreOffice_project/2ef5aff-a6fb0ff-166bdff-cf087ad-0f1389</meta:generator>
    <meta:document-statistic meta:table-count="24" meta:image-count="0" meta:object-count="0" meta:page-count="15" meta:paragraph-count="989" meta:word-count="4372" meta:character-count="34033" meta:non-whitespace-character-count="28698"/>
  </office:meta>
</office:document-meta>
</file>